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ce style:name="DejaVu Sans Mono" svg:font-family="'DejaVu Sans Mono'"/>
    <style:font-face style:name="DejaVu Sans Mono1" svg:font-family="'DejaVu Sans Mono1'"/>
    <style:font-face style:name="DejaVu Sans2" svg:font-family="'DejaVu Sans2'"/>
    <style:font-face style:name="DejaVu Serif1" svg:font-family="'DejaVu Serif1'"/>
    <style:font-face style:name="DejaVu Serif11" svg:font-family="'DejaVu Serif11'"/>
    <style:font-face style:name="DejaVu Serif2" svg:font-family="'DejaVu Serif2'"/>
    <style:font-face style:name="Liberation Serif1" svg:font-family="'Liberation Serif'"/>
    <style:font-face style:name="Samyak" svg:font-family="Samyak"/>
    <style:font-face style:name="Sans Serif" svg:font-family="'Sans Serif'"/>
    <style:font-face style:name="Liberation Serif" svg:font-family="'Liberation Serif'" style:font-family-generic="roman" style:font-pitch="variable"/>
    <style:font-face style:name="DejaVu Sans1" svg:font-family="'DejaVu Sans'" style:font-family-generic="system" style:font-pitch="variable"/>
  </office:font-face-decls>
  <office:automatic-styles>
    <style:style style:name="Table2" style:family="table">
      <style:table-properties style:width="17.59cm" table:align="margins" style:writing-mode="lr-tb"/>
    </style:style>
    <style:style style:name="Table2.A" style:family="table-column">
      <style:table-column-properties style:column-width="7.033cm" style:rel-column-width="26202*"/>
    </style:style>
    <style:style style:name="Table2.B" style:family="table-column">
      <style:table-column-properties style:column-width="10.557cm" style:rel-column-width="39333*"/>
    </style:style>
    <style:style style:name="Table2.A1" style:family="table-cell">
      <style:table-cell-properties fo:padding="0.097cm" fo:border-left="1pt solid #000000" fo:border-right="none" fo:border-top="1pt solid #000000" fo:border-bottom="1pt solid #000000"/>
    </style:style>
    <style:style style:name="Table2.B1" style:family="table-cell">
      <style:table-cell-properties fo:padding="0.097cm" fo:border="1pt solid #000000"/>
    </style:style>
    <style:style style:name="Table2.A2" style:family="table-cell">
      <style:table-cell-properties fo:padding="0.097cm" fo:border-left="1pt solid #000000" fo:border-right="none" fo:border-top="none" fo:border-bottom="1pt solid #000000"/>
    </style:style>
    <style:style style:name="Table2.B2" style:family="table-cell">
      <style:table-cell-properties fo:padding="0.097cm" fo:border-left="1pt solid #000000" fo:border-right="1pt solid #000000" fo:border-top="none" fo:border-bottom="1pt solid #000000"/>
    </style:style>
    <style:style style:name="Table1" style:family="table">
      <style:table-properties style:width="17.59cm" table:align="margins" style:writing-mode="lr-tb"/>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1pt solid #000000" fo:border-right="none" fo:border-top="1pt solid #000000" fo:border-bottom="1pt solid #000000"/>
    </style:style>
    <style:style style:name="Table1.D1" style:family="table-cell">
      <style:table-cell-properties fo:padding="0.097cm" fo:border="1pt solid #000000"/>
    </style:style>
    <style:style style:name="SignalSet" style:family="table">
      <style:table-properties style:width="17.59cm" table:align="margins" style:writing-mode="lr-tb"/>
    </style:style>
    <style:style style:name="SignalSet.A" style:family="table-column">
      <style:table-column-properties style:column-width="0.549cm" style:rel-column-width="2046*"/>
    </style:style>
    <style:style style:name="SignalSet.f" style:family="table-column">
      <style:table-column-properties style:column-width="0.566cm" style:rel-column-width="2109*"/>
    </style:style>
    <style:style style:name="SignalSet.A1" style:family="table-cell">
      <style:table-cell-properties fo:padding="0.097cm" fo:border-left="1pt solid #000000" fo:border-right="none" fo:border-top="1pt solid #000000" fo:border-bottom="1pt solid #000000"/>
    </style:style>
    <style:style style:name="SignalSet.f1" style:family="table-cell">
      <style:table-cell-properties fo:padding="0.097cm" fo:border="1pt solid #000000"/>
    </style:style>
    <style:style style:name="Table3" style:family="table">
      <style:table-properties style:width="17.59cm" table:align="margins" style:writing-mode="lr-tb"/>
    </style:style>
    <style:style style:name="Table3.A" style:family="table-column">
      <style:table-column-properties style:column-width="0.549cm" style:rel-column-width="2046*"/>
    </style:style>
    <style:style style:name="Table3.B" style:family="table-column">
      <style:table-column-properties style:column-width="0.617cm" style:rel-column-width="2302*"/>
    </style:style>
    <style:style style:name="Table3.C" style:family="table-column">
      <style:table-column-properties style:column-width="0.483cm" style:rel-column-width="1802*"/>
    </style:style>
    <style:style style:name="Table3.F" style:family="table-column">
      <style:table-column-properties style:column-width="0.512cm" style:rel-column-width="1908*"/>
    </style:style>
    <style:style style:name="Table3.G" style:family="table-column">
      <style:table-column-properties style:column-width="0.586cm" style:rel-column-width="2184*"/>
    </style:style>
    <style:style style:name="Table3.X" style:family="table-column">
      <style:table-column-properties style:column-width="0.4cm" style:rel-column-width="1493*"/>
    </style:style>
    <style:style style:name="Table3.Y" style:family="table-column">
      <style:table-column-properties style:column-width="0.7cm" style:rel-column-width="2612*"/>
    </style:style>
    <style:style style:name="Table3.b" style:family="table-column">
      <style:table-column-properties style:column-width="0.561cm" style:rel-column-width="2092*"/>
    </style:style>
    <style:style style:name="Table3.c" style:family="table-column">
      <style:table-column-properties style:column-width="0.536cm" style:rel-column-width="2000*"/>
    </style:style>
    <style:style style:name="Table3.f" style:family="table-column">
      <style:table-column-properties style:column-width="0.559cm" style:rel-column-width="2084*"/>
    </style:style>
    <style:style style:name="Table3.A1" style:family="table-cell">
      <style:table-cell-properties fo:padding="0.097cm" fo:border-left="1pt solid #000000" fo:border-right="none" fo:border-top="1pt solid #000000" fo:border-bottom="1pt solid #000000"/>
    </style:style>
    <style:style style:name="Table3.f1" style:family="table-cell">
      <style:table-cell-properties fo:padding="0.097cm" fo:border="1pt solid #000000"/>
    </style:style>
    <style:style style:name="Table4" style:family="table">
      <style:table-properties style:width="17.59cm" table:align="margins" style:writing-mode="lr-tb"/>
    </style:style>
    <style:style style:name="Table4.A" style:family="table-column">
      <style:table-column-properties style:column-width="0.519cm" style:rel-column-width="1929*"/>
    </style:style>
    <style:style style:name="Table4.B" style:family="table-column">
      <style:table-column-properties style:column-width="0.58cm" style:rel-column-width="2159*"/>
    </style:style>
    <style:style style:name="Table4.C" style:family="table-column">
      <style:table-column-properties style:column-width="0.437cm" style:rel-column-width="1627*"/>
    </style:style>
    <style:style style:name="Table4.D" style:family="table-column">
      <style:table-column-properties style:column-width="0.663cm" style:rel-column-width="2468*"/>
    </style:style>
    <style:style style:name="Table4.E" style:family="table-column">
      <style:table-column-properties style:column-width="0.549cm" style:rel-column-width="2047*"/>
    </style:style>
    <style:style style:name="Table4.S" style:family="table-column">
      <style:table-column-properties style:column-width="0.545cm" style:rel-column-width="2034*"/>
    </style:style>
    <style:style style:name="Table4.T" style:family="table-column">
      <style:table-column-properties style:column-width="0.554cm" style:rel-column-width="2061*"/>
    </style:style>
    <style:style style:name="Table4.f" style:family="table-column">
      <style:table-column-properties style:column-width="0.559cm" style:rel-column-width="2082*"/>
    </style:style>
    <style:style style:name="Table4.A1" style:family="table-cell">
      <style:table-cell-properties fo:padding="0.101cm" fo:border="none"/>
    </style:style>
    <style:style style:name="Table5" style:family="table">
      <style:table-properties style:width="17.59cm" table:align="margins" style:writing-mode="lr-tb"/>
    </style:style>
    <style:style style:name="Table5.A" style:family="table-column">
      <style:table-column-properties style:column-width="14.139cm" style:rel-column-width="52680*"/>
    </style:style>
    <style:style style:name="Table5.B" style:family="table-column">
      <style:table-column-properties style:column-width="3.45cm" style:rel-column-width="12855*"/>
    </style:style>
    <style:style style:name="Table5.A1" style:family="table-cell">
      <style:table-cell-properties fo:padding="0.097cm" fo:border-left="1pt solid #000000" fo:border-right="none" fo:border-top="1pt solid #000000" fo:border-bottom="1pt solid #000000"/>
    </style:style>
    <style:style style:name="Table5.B1" style:family="table-cell">
      <style:table-cell-properties fo:padding="0.097cm" fo:border="1pt solid #000000"/>
    </style:style>
    <style:style style:name="Table5.A2" style:family="table-cell">
      <style:table-cell-properties fo:padding="0.097cm" fo:border-left="1pt solid #000000" fo:border-right="none" fo:border-top="none" fo:border-bottom="1pt solid #000000"/>
    </style:style>
    <style:style style:name="Table5.B2" style:family="table-cell">
      <style:table-cell-properties fo:padding="0.097cm" fo:border-left="1pt solid #000000" fo:border-right="1pt solid #000000" fo:border-top="none" fo:border-bottom="1pt solid #000000"/>
    </style:style>
    <style:style style:name="P1" style:family="paragraph" style:parent-style-name="Standard">
      <style:text-properties style:font-name="Samyak"/>
    </style:style>
    <style:style style:name="P2" style:family="paragraph" style:parent-style-name="Standard">
      <style:text-properties style:font-name="Samyak" fo:font-size="16pt" fo:font-style="italic" fo:font-weight="bold"/>
    </style:style>
    <style:style style:name="P3" style:family="paragraph" style:parent-style-name="Standard">
      <style:text-properties style:font-name="Samyak" fo:font-weight="bold"/>
    </style:style>
    <style:style style:name="P4" style:family="paragraph" style:parent-style-name="Standard">
      <style:paragraph-properties fo:text-align="justify" style:justify-single-word="false"/>
      <style:text-properties style:font-name="Samyak" fo:font-weight="bold"/>
    </style:style>
    <style:style style:name="P5" style:family="paragraph" style:parent-style-name="Standard">
      <style:paragraph-properties fo:text-align="justify" style:justify-single-word="false"/>
      <style:text-properties style:font-name="Samyak"/>
    </style:style>
    <style:style style:name="P6" style:family="paragraph" style:parent-style-name="Standard">
      <style:text-properties fo:font-weight="bold"/>
    </style:style>
    <style:style style:name="P7" style:family="paragraph" style:parent-style-name="Standard">
      <style:paragraph-properties fo:text-align="center" style:justify-single-word="false"/>
      <style:text-properties fo:font-weight="bold"/>
    </style:style>
    <style:style style:name="P8" style:family="paragraph" style:parent-style-name="Standard">
      <style:paragraph-properties fo:text-align="justify" style:justify-single-word="false"/>
      <style:text-properties fo:font-weight="bold"/>
    </style:style>
    <style:style style:name="P9" style:family="paragraph" style:parent-style-name="Standard">
      <style:text-properties style:font-name="Sans Serif" fo:font-size="10pt"/>
    </style:style>
    <style:style style:name="P10" style:family="paragraph" style:parent-style-name="Standard">
      <style:paragraph-properties fo:text-align="justify" style:justify-single-word="false"/>
      <style:text-properties style:font-name="Sans Serif" fo:font-size="10pt"/>
    </style:style>
    <style:style style:name="P11" style:family="paragraph" style:parent-style-name="Standard">
      <style:text-properties style:font-name="Sans Serif" fo:font-size="10pt" fo:font-weight="bold"/>
    </style:style>
    <style:style style:name="P12" style:family="paragraph" style:parent-style-name="Standard">
      <style:paragraph-properties fo:text-align="justify" style:justify-single-word="false"/>
      <style:text-properties style:font-name="Sans Serif" fo:font-weight="bold"/>
    </style:style>
    <style:style style:name="P13" style:family="paragraph" style:parent-style-name="Standard">
      <style:paragraph-properties fo:text-align="justify" style:justify-single-word="false"/>
      <style:text-properties style:font-name="Sans Serif"/>
    </style:style>
    <style:style style:name="P14" style:family="paragraph" style:parent-style-name="Standard">
      <style:text-properties fo:font-style="italic" fo:font-weight="bold"/>
    </style:style>
    <style:style style:name="P15" style:family="paragraph" style:parent-style-name="Standard">
      <style:paragraph-properties fo:text-align="justify" style:justify-single-word="false"/>
    </style:style>
    <style:style style:name="P16" style:family="paragraph" style:parent-style-name="Standard">
      <style:text-properties style:font-name="DejaVu Sans2" fo:font-size="16pt" fo:font-weight="bold"/>
    </style:style>
    <style:style style:name="P17" style:family="paragraph" style:parent-style-name="Standard">
      <style:text-properties style:font-name="DejaVu Sans2" fo:font-size="16pt" style:text-underline-style="solid" style:text-underline-width="auto" style:text-underline-color="font-color"/>
    </style:style>
    <style:style style:name="P18" style:family="paragraph" style:parent-style-name="Standard">
      <style:text-properties style:font-name="DejaVu Sans2" fo:font-size="14pt"/>
    </style:style>
    <style:style style:name="P19" style:family="paragraph" style:parent-style-name="Standard">
      <style:text-properties style:font-name="DejaVu Serif11"/>
    </style:style>
    <style:style style:name="P20" style:family="paragraph" style:parent-style-name="Standard">
      <style:text-properties style:font-name="DejaVu Serif11" fo:font-size="14pt"/>
    </style:style>
    <style:style style:name="P21" style:family="paragraph" style:parent-style-name="Standard">
      <style:text-properties style:font-name="DejaVu Serif11" fo:font-size="14pt" fo:font-weight="bold"/>
    </style:style>
    <style:style style:name="P22" style:family="paragraph" style:parent-style-name="Standard">
      <style:paragraph-properties fo:text-align="justify" style:justify-single-word="false"/>
      <style:text-properties style:font-name="DejaVu Serif11" fo:font-size="14pt"/>
    </style:style>
    <style:style style:name="P23" style:family="paragraph" style:parent-style-name="Standard">
      <style:text-properties style:font-name="DejaVu Serif11" fo:font-size="16pt"/>
    </style:style>
    <style:style style:name="P24" style:family="paragraph" style:parent-style-name="Standard">
      <style:text-properties style:font-name="DejaVu Serif11" fo:font-size="16pt" style:text-underline-style="solid" style:text-underline-width="auto" style:text-underline-color="font-color"/>
    </style:style>
    <style:style style:name="P25" style:family="paragraph" style:parent-style-name="Standard">
      <style:text-properties style:font-name="DejaVu Serif11" fo:font-size="16pt" fo:font-weight="bold"/>
    </style:style>
    <style:style style:name="P26" style:family="paragraph" style:parent-style-name="Standard">
      <style:text-properties style:font-name="DejaVu Sans Mono"/>
    </style:style>
    <style:style style:name="P27" style:family="paragraph" style:parent-style-name="Standard">
      <style:text-properties style:font-name="DejaVu Sans Mono" fo:font-size="14pt"/>
    </style:style>
    <style:style style:name="P28" style:family="paragraph" style:parent-style-name="Standard">
      <style:text-properties style:font-name="DejaVu Sans Mono" fo:font-size="14pt" fo:font-weight="bold"/>
    </style:style>
    <style:style style:name="P29" style:family="paragraph" style:parent-style-name="Standard">
      <style:text-properties style:font-name="DejaVu Sans Mono" fo:font-size="10pt"/>
    </style:style>
    <style:style style:name="P30" style:family="paragraph" style:parent-style-name="Standard">
      <style:text-properties style:font-name="DejaVu Sans Mono" fo:font-size="16pt" fo:font-weight="bold"/>
    </style:style>
    <style:style style:name="P31" style:family="paragraph" style:parent-style-name="Standard">
      <style:text-properties style:font-name="DejaVu Sans Mono" fo:font-size="13pt" fo:font-style="italic"/>
    </style:style>
    <style:style style:name="P32" style:family="paragraph" style:parent-style-name="Standard">
      <style:text-properties fo:color="#0000ff" style:font-name="DejaVu Sans Mono" fo:font-weight="bold"/>
    </style:style>
    <style:style style:name="P33" style:family="paragraph" style:parent-style-name="Standard">
      <style:text-properties fo:color="#0000ff" style:font-name="DejaVu Serif11" fo:font-size="14pt"/>
    </style:style>
    <style:style style:name="P34" style:family="paragraph" style:parent-style-name="Standard">
      <style:text-properties fo:color="#0000ff" style:font-name="DejaVu Serif11" fo:font-size="14pt" fo:font-weight="bold"/>
    </style:style>
    <style:style style:name="P35" style:family="paragraph" style:parent-style-name="Standard">
      <style:text-properties style:font-name="DejaVu Sans" fo:font-size="16pt" fo:font-weight="bold"/>
    </style:style>
    <style:style style:name="P36" style:family="paragraph" style:parent-style-name="Standard">
      <style:text-properties style:font-name="DejaVu Sans" fo:font-size="14pt"/>
    </style:style>
    <style:style style:name="P37" style:family="paragraph" style:parent-style-name="Standard">
      <style:text-properties style:font-name="DejaVu Serif2" fo:font-size="14pt"/>
    </style:style>
    <style:style style:name="P38" style:family="paragraph" style:parent-style-name="Standard">
      <style:text-properties style:font-name="DejaVu Serif2" fo:font-size="14pt" fo:font-style="italic"/>
    </style:style>
    <style:style style:name="P39" style:family="paragraph" style:parent-style-name="Standard">
      <style:paragraph-properties fo:margin-left="1cm" fo:margin-right="0cm" fo:text-indent="0cm" style:auto-text-indent="false"/>
    </style:style>
    <style:style style:name="P40" style:family="paragraph" style:parent-style-name="Standard">
      <style:paragraph-properties fo:margin-left="1cm" fo:margin-right="0cm" fo:text-indent="0cm" style:auto-text-indent="false"/>
      <style:text-properties fo:font-style="italic"/>
    </style:style>
    <style:style style:name="P41" style:family="paragraph" style:parent-style-name="Text_20_body">
      <style:text-properties style:font-name="DejaVu Sans2" fo:font-size="14pt"/>
    </style:style>
    <style:style style:name="P42" style:family="paragraph" style:parent-style-name="Text_20_body">
      <style:text-properties style:font-name="DejaVu Serif2" fo:font-size="14pt"/>
    </style:style>
    <style:style style:name="P43" style:family="paragraph" style:parent-style-name="Standard">
      <style:paragraph-properties fo:margin-top="0cm" fo:margin-bottom="0.499cm" style:contextual-spacing="false"/>
      <style:text-properties style:font-name="DejaVu Sans Mono" fo:font-size="10pt"/>
    </style:style>
    <style:style style:name="P44" style:family="paragraph" style:parent-style-name="Standard">
      <style:paragraph-properties fo:margin-top="0cm" fo:margin-bottom="0.499cm" style:contextual-spacing="false"/>
      <style:text-properties fo:color="#0000ff" style:font-name="DejaVu Sans Mono" fo:font-weight="bold"/>
    </style:style>
    <style:style style:name="P45" style:family="paragraph" style:parent-style-name="Standard">
      <style:paragraph-properties fo:margin-top="0cm" fo:margin-bottom="0.499cm" style:contextual-spacing="false"/>
      <style:text-properties fo:color="#0000ff" style:font-name="DejaVu Serif11" fo:font-size="14pt"/>
    </style:style>
    <style:style style:name="P46" style:family="paragraph" style:parent-style-name="Standard">
      <style:paragraph-properties fo:margin-top="0cm" fo:margin-bottom="0.499cm" style:contextual-spacing="false"/>
      <style:text-properties style:font-name="DejaVu Serif2" fo:font-size="14pt"/>
    </style:style>
    <style:style style:name="P47" style:family="paragraph" style:parent-style-name="Standard">
      <style:paragraph-properties fo:margin-left="0.37cm" fo:margin-right="0cm" fo:text-indent="0cm" style:auto-text-indent="false"/>
      <style:text-properties style:font-name="DejaVu Serif11" fo:font-size="14pt" fo:font-weight="bold"/>
    </style:style>
    <style:style style:name="P48" style:family="paragraph" style:parent-style-name="Standard">
      <style:paragraph-properties fo:margin-left="0.37cm" fo:margin-right="0.423cm" fo:text-indent="0cm" style:auto-text-indent="false"/>
      <style:text-properties style:font-name="DejaVu Serif11" fo:font-size="14pt"/>
    </style:style>
    <style:style style:name="P49" style:family="paragraph" style:parent-style-name="Standard">
      <style:paragraph-properties fo:margin-left="0.37cm" fo:margin-right="0.423cm" fo:text-indent="0cm" style:auto-text-indent="false"/>
      <style:text-properties style:font-name="DejaVu Serif11" fo:font-size="14pt" fo:font-weight="bold"/>
    </style:style>
    <style:style style:name="P50" style:family="paragraph" style:parent-style-name="Standard">
      <style:paragraph-properties fo:margin-left="0cm" fo:margin-right="0.291cm" fo:text-indent="0cm" style:auto-text-indent="false"/>
      <style:text-properties style:font-name="DejaVu Serif11" fo:font-size="14pt"/>
    </style:style>
    <style:style style:name="P51" style:family="paragraph" style:parent-style-name="Standard">
      <style:paragraph-properties fo:margin-left="0.318cm" fo:margin-right="0.291cm" fo:text-indent="0cm" style:auto-text-indent="false"/>
      <style:text-properties style:font-name="DejaVu Serif11" fo:font-size="14pt"/>
    </style:style>
    <style:style style:name="P52" style:family="paragraph" style:parent-style-name="Standard">
      <style:paragraph-properties fo:margin-left="0.265cm" fo:margin-right="0.291cm" fo:text-align="justify" style:justify-single-word="false" fo:text-indent="0cm" style:auto-text-indent="false"/>
      <style:text-properties style:font-name="DejaVu Serif11" fo:font-size="14pt"/>
    </style:style>
    <style:style style:name="P53" style:family="paragraph" style:parent-style-name="Standard">
      <style:paragraph-properties fo:margin-left="0.291cm" fo:margin-right="-0.503cm" fo:text-indent="0cm" style:auto-text-indent="false">
        <style:tab-stops>
          <style:tab-stop style:position="17.357cm"/>
        </style:tab-stops>
      </style:paragraph-properties>
      <style:text-properties fo:font-size="16pt" fo:font-weight="bold"/>
    </style:style>
    <style:style style:name="P54" style:family="paragraph" style:parent-style-name="Standard">
      <style:paragraph-properties fo:margin-left="0.291cm" fo:margin-right="-0.503cm" fo:text-indent="0cm" style:auto-text-indent="false">
        <style:tab-stops>
          <style:tab-stop style:position="17.357cm"/>
        </style:tab-stops>
      </style:paragraph-properties>
      <style:text-properties style:font-name="Liberation Serif1" fo:font-size="14pt" fo:font-weight="bold"/>
    </style:style>
    <style:style style:name="P55" style:family="paragraph" style:parent-style-name="Standard">
      <style:paragraph-properties fo:margin-left="0.291cm" fo:margin-right="0.106cm" fo:text-indent="0cm" style:auto-text-indent="false">
        <style:tab-stops>
          <style:tab-stop style:position="17.357cm"/>
        </style:tab-stops>
      </style:paragraph-properties>
      <style:text-properties style:font-name="DejaVu Sans Mono1" fo:font-size="14pt"/>
    </style:style>
    <style:style style:name="P56" style:family="paragraph" style:parent-style-name="Standard">
      <style:paragraph-properties fo:margin-left="0.291cm" fo:margin-right="0.106cm" fo:text-indent="0cm" style:auto-text-indent="false">
        <style:tab-stops>
          <style:tab-stop style:position="17.357cm"/>
        </style:tab-stops>
      </style:paragraph-properties>
      <style:text-properties style:font-name="DejaVu Serif11"/>
    </style:style>
    <style:style style:name="P57" style:family="paragraph" style:parent-style-name="Standard">
      <style:paragraph-properties fo:margin-left="0cm" fo:margin-right="0.106cm" fo:text-indent="0cm" style:auto-text-indent="false">
        <style:tab-stops>
          <style:tab-stop style:position="17.357cm"/>
        </style:tab-stops>
      </style:paragraph-properties>
      <style:text-properties style:font-name="DejaVu Sans Mono1" fo:font-size="14pt"/>
    </style:style>
    <style:style style:name="P58" style:family="paragraph" style:parent-style-name="Standard" style:master-page-name="Standard">
      <style:paragraph-properties style:page-number="1"/>
    </style:style>
    <style:style style:name="P59" style:family="paragraph" style:parent-style-name="Standard" style:master-page-name="Standard">
      <style:paragraph-properties fo:text-align="center" style:justify-single-word="false" style:page-number="1"/>
      <style:text-properties fo:font-weight="bold"/>
    </style:style>
    <style:style style:name="P60" style:family="paragraph" style:parent-style-name="Standard" style:list-style-name="L1"/>
    <style:style style:name="P61" style:family="paragraph" style:parent-style-name="Standard" style:list-style-name="L1">
      <style:text-properties fo:font-weight="bold"/>
    </style:style>
    <style:style style:name="P62" style:family="paragraph" style:parent-style-name="Standard">
      <style:text-properties style:font-name="Samyak" fo:font-size="12pt"/>
    </style:style>
    <style:style style:name="P63" style:family="paragraph" style:parent-style-name="Standard" style:list-style-name="L1">
      <style:text-properties style:font-name="Samyak" fo:font-weight="bold"/>
    </style:style>
    <style:style style:name="P64" style:family="paragraph" style:parent-style-name="Standard" style:list-style-name="L2"/>
    <style:style style:name="P65" style:family="paragraph" style:parent-style-name="Standard" style:list-style-name="L3"/>
    <style:style style:name="P66" style:family="paragraph" style:parent-style-name="Standard" style:list-style-name="L3">
      <style:text-properties style:font-name="DejaVu Sans2" fo:font-size="14pt" fo:font-weight="bold"/>
    </style:style>
    <style:style style:name="P67" style:family="paragraph" style:parent-style-name="Standard" style:list-style-name="L3">
      <style:text-properties style:font-name="DejaVu Sans2" fo:font-size="14pt"/>
    </style:style>
    <style:style style:name="P68" style:family="paragraph" style:parent-style-name="Standard" style:list-style-name="L2">
      <style:paragraph-properties fo:margin-left="1cm" fo:margin-right="0cm" fo:text-indent="0cm" style:auto-text-indent="false"/>
    </style:style>
    <style:style style:name="P69" style:family="paragraph" style:parent-style-name="Standard" style:list-style-name="L1">
      <style:paragraph-properties fo:margin-left="0.318cm" fo:margin-right="0.291cm" fo:text-indent="0cm" style:auto-text-indent="false"/>
      <style:text-properties style:font-name="DejaVu Serif11" fo:font-size="14pt"/>
    </style:style>
    <style:style style:name="P70" style:family="paragraph" style:parent-style-name="Standard" style:list-style-name="L1">
      <style:paragraph-properties fo:margin-left="0.185cm" fo:margin-right="0.291cm" fo:text-indent="0cm" style:auto-text-indent="false"/>
      <style:text-properties style:font-name="DejaVu Serif11" fo:font-size="14pt"/>
    </style:style>
    <style:style style:name="P71" style:family="paragraph" style:parent-style-name="Standard" style:list-style-name="L1">
      <style:paragraph-properties fo:margin-left="0.291cm" fo:margin-right="0.106cm" fo:text-indent="0cm" style:auto-text-indent="false">
        <style:tab-stops>
          <style:tab-stop style:position="17.357cm"/>
        </style:tab-stops>
      </style:paragraph-properties>
      <style:text-properties style:font-name="DejaVu Sans Mono1" fo:font-size="14pt"/>
    </style:style>
    <style:style style:name="P72" style:family="paragraph" style:parent-style-name="Text_20_body" style:list-style-name="L1">
      <style:paragraph-properties fo:margin-left="0.748cm" fo:margin-right="0cm" fo:margin-top="0cm" fo:margin-bottom="0cm" style:contextual-spacing="false" fo:text-indent="0cm" style:auto-text-indent="false"/>
      <style:text-properties style:font-name="DejaVu Sans2" fo:font-size="14pt"/>
    </style:style>
    <style:style style:name="P73" style:family="paragraph" style:parent-style-name="Text_20_body" style:list-style-name="L3">
      <style:paragraph-properties fo:margin-left="0.748cm" fo:margin-right="0cm" fo:margin-top="0cm" fo:margin-bottom="0cm" style:contextual-spacing="false" fo:text-indent="0cm" style:auto-text-indent="false"/>
      <style:text-properties style:font-name="DejaVu Serif2" fo:font-size="14pt"/>
    </style:style>
    <style:style style:name="P74" style:family="paragraph" style:parent-style-name="Text_20_body" style:list-style-name="L3">
      <style:paragraph-properties fo:margin-left="0.748cm" fo:margin-right="0cm" fo:text-indent="0cm" style:auto-text-indent="false"/>
      <style:text-properties style:font-name="DejaVu Serif2" fo:font-size="14pt"/>
    </style:style>
    <style:style style:name="T1" style:family="text">
      <style:text-properties fo:font-weight="normal"/>
    </style:style>
    <style:style style:name="T2" style:family="text">
      <style:text-properties fo:font-weight="bold"/>
    </style:style>
    <style:style style:name="T3" style:family="text">
      <style:text-properties fo:font-style="italic"/>
    </style:style>
    <style:style style:name="T4" style:family="text">
      <style:text-properties fo:font-style="italic" fo:font-weight="normal"/>
    </style:style>
    <style:style style:name="T5" style:family="text">
      <style:text-properties fo:font-style="italic" style:text-underline-style="solid" style:text-underline-width="auto" style:text-underline-color="font-color"/>
    </style:style>
    <style:style style:name="T6" style:family="text">
      <style:text-properties style:font-name="DejaVu Serif1" fo:font-size="12pt" fo:font-style="normal" fo:font-weight="normal"/>
    </style:style>
    <style:style style:name="T7" style:family="text">
      <style:text-properties style:font-name="Samyak"/>
    </style:style>
    <style:style style:name="T8" style:family="text">
      <style:text-properties style:font-name="Samyak" fo:font-weight="bold"/>
    </style:style>
    <style:style style:name="T9" style:family="text">
      <style:text-properties style:font-name="Samyak" fo:font-size="12pt"/>
    </style:style>
    <style:style style:name="T10" style:family="text">
      <style:text-properties style:font-name="Samyak" fo:font-size="12pt" fo:font-weight="bold"/>
    </style:style>
    <style:style style:name="T11" style:family="text">
      <style:text-properties style:text-underline-style="solid" style:text-underline-width="auto" style:text-underline-color="font-color" fo:font-weight="bold"/>
    </style:style>
    <style:style style:name="T12" style:family="text">
      <style:text-properties fo:font-size="14pt"/>
    </style:style>
    <style:style style:name="T13" style:family="text">
      <style:text-properties fo:font-size="14pt" fo:font-weight="bold"/>
    </style:style>
    <style:style style:name="T14" style:family="text">
      <style:text-properties style:font-name="DejaVu Sans Mono" fo:font-size="14pt"/>
    </style:style>
    <style:style style:name="T15" style:family="text">
      <style:text-properties fo:font-size="12pt"/>
    </style:style>
    <style:style style:name="T16" style:family="text">
      <style:text-properties fo:font-size="12pt" fo:font-weight="bold"/>
    </style:style>
    <style:style style:name="T17" style:family="text">
      <style:text-properties fo:color="#0000ff" fo:font-size="12pt" fo:text-shadow="none" fo:font-weight="bold"/>
    </style:style>
    <style:style style:name="T18" style:family="text">
      <style:text-properties fo:color="#0000ff" style:font-name="DejaVu Serif11" fo:font-size="14pt" fo:text-shadow="none" fo:font-weight="bold"/>
    </style:style>
    <style:style style:name="T19" style:family="text">
      <style:text-properties fo:font-size="16pt"/>
    </style:style>
    <style:style style:name="T20" style:family="text">
      <style:text-properties fo:font-size="16pt" fo:font-weight="bold"/>
    </style:style>
    <style:style style:name="T21" style:family="text">
      <style:text-properties fo:color="#83caff" fo:text-shadow="none"/>
    </style:style>
    <text:list-style style:name="L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suffix="."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201cm" fo:margin-right="0.201cm" fo:margin-top="0.201cm" fo:margin-bottom="0.201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tab/><text:tab/><text:tab/><text:tab/><text:tab/><text:tab/>Group 1 <text:tab/><text:tab/><text:tab/><text:tab/><text:tab/></text:p>
      <text:p text:style-name="P2"/>
      <text:p text:style-name="P6"><text:tab/></text:p>
      <text:p text:style-name="P6"/>
      <text:p text:style-name="P6">Q 1. Difference between Arrays and Pointers?</text:p>
      <text:p text:style-name="P6">Answer:</text:p>
      <text:p text:style-name="P6">Arrays:</text:p>
      <text:p text:style-name="Standard"><text:tab/>a) Array is a collection of contiguous elements of same data type.</text:p>
      <text:p text:style-name="Standard"><text:tab/>b) It is internally treated as constant pointer to that data type.</text:p>
      <text:p text:style-name="Standard"><text:tab/>c) size of array = index * sizeof(data type);</text:p>
      <text:p text:style-name="Standard"><text:tab/>d) Array does not check array bounds, the base address of array is the address of first element of array.</text:p>
      <text:p text:style-name="Standard"><text:tab/>e) incrementing array and assigning address to array is illegal.</text:p>
      <text:p text:style-name="P6"/>
      <text:p text:style-name="P6">Pointers:</text:p>
      <text:p text:style-name="Standard"><text:tab/>a) Pointer is a variable which holds the address of another variable of same type and has a property</text:p>
      <text:p text:style-name="Standard"><text:tab/>of De-referencing.</text:p>
      <text:p text:style-name="Standard"><text:tab/>b) Any pointer has size 4 bytes(that is equal to size of integer)</text:p>
      <text:p text:style-name="Standard"><text:tab/>c) The pointer version of program generate less instructions compared to array version.</text:p>
      <text:p text:style-name="Standard"><text:tab/>d) Pointers are used in dynamic memory allocation (malloc, calloc, realloc)</text:p>
      <text:p text:style-name="Standard"><text:tab/>e) Incrementing pointer, assigning address to it is legal.</text:p>
      <text:p text:style-name="P6"/>
      <text:p text:style-name="P6">2. Difference between malloc and calloc with syntax?</text:p>
      <text:p text:style-name="P6"><text:s/>Answer: </text:p>
      <text:p text:style-name="Standard">malloc and calloc are used for dynamic memory allocation of memory in C.</text:p>
      <text:p text:style-name="P6"/>
      <text:p text:style-name="P6">malloc:</text:p>
      <text:p text:style-name="Standard"><text:tab/>a) malloc allocates a block of memory in heap segment, it has only one argument</text:p>
      <text:p text:style-name="Standard"><text:tab/>b) The default values are garbage in malloc allocation</text:p>
      <text:p text:style-name="Standard"><text:tab/>c) the malloc return a void pointer to the first location of allocated memory, return NULL if fails</text:p>
      <text:p text:style-name="Standard"><text:tab/>d) malloc allocates memory as a single contiguous block.</text:p>
      <text:p text:style-name="P6">Syntax:</text:p>
      <text:p text:style-name="Standard"><text:tab/>char *ptr;</text:p>
      <text:p text:style-name="P6"><text:span text:style-name="T1"><text:tab/></text:span>ptr = (char *)malloc(SIZE * sizeof(char));</text:p>
      <text:p text:style-name="P6"/>
      <text:p text:style-name="Standard"><text:tab/>(char *) to type casting void pointer to our datatype</text:p>
      <text:p text:style-name="Standard"><text:tab/>SIZE is a macro , it tells size</text:p>
      <text:p text:style-name="Standard"><text:tab/>sizeof() operator used for allocating respective data of size SIZE</text:p>
      <text:p text:style-name="P6"/>
      <text:p text:style-name="P6">calloc:</text:p>
      <text:p text:style-name="Standard"><text:tab/>a) calloc allocates a multiple blocks of memory, it has two arguments.</text:p>
      <text:p text:style-name="Standard"><text:tab/>b) The default values are Zero in case of calloc.</text:p>
      <text:p text:style-name="Standard"><text:tab/>c) calloc internally calls malloc and does a memset to Zero, thereby initialize all elements with Zero.</text:p>
      <text:p text:style-name="Standard"><text:soft-page-break/><text:tab/>d) calloc allocates memory which may or may not be contiguous</text:p>
      <text:p text:style-name="Standard"/>
      <text:p text:style-name="P6">Syntax:</text:p>
      <text:p text:style-name="P6"/>
      <text:p text:style-name="Standard"><text:tab/>char *ptr;</text:p>
      <text:p text:style-name="P6"><text:tab/>ptr = (char *)calloc(no_of_blocks, SIZE * sizeof(char));</text:p>
      <text:p text:style-name="P6"/>
      <text:p text:style-name="Standard"><text:tab/>no_of_blocks = to specify how many no of blocks you want.</text:p>
      <text:p text:style-name="Standard"><text:tab/>(char *) to type casting void pointer to our datatype</text:p>
      <text:p text:style-name="Standard"><text:tab/>SIZE is a macro , it tell size</text:p>
      <text:p text:style-name="Standard"><text:tab/>sizeof() operator used for allocating respective data of size SIZE</text:p>
      <text:p text:style-name="P6"/>
      <text:p text:style-name="P6">free()<text:span text:style-name="T1"> used to release the memory allocated by malloc and calloc</text:span></text:p>
      <text:p text:style-name="P6"/>
      <text:p text:style-name="P6">Q3.Explain compilation process in detail.</text:p>
      <text:p text:style-name="P6">Answer:</text:p>
      <text:p text:style-name="Standard"><text:tab/><text:tab/><text:tab/><text:tab/><text:tab/><text:span text:style-name="T2">Compilation process</text:span></text:p>
      <text:p text:style-name="Standard"/>
      <text:p text:style-name="Standard"><text:span text:style-name="T2"><text:tab/><text:tab/><text:tab/><text:tab/></text:span>Code written in editor</text:p>
      <text:p text:style-name="Standard"><text:tab/><text:tab/><text:tab/><text:tab/><text:tab/>| <text:s text:c="16"/>.c or .h extension</text:p>
      <text:p text:style-name="Standard"><text:tab/><text:tab/><text:tab/>Preprocessor</text:p>
      <text:p text:style-name="Standard"><text:tab/><text:tab/><text:tab/><text:tab/>|-------------------&gt; File inclusion</text:p>
      <text:p text:style-name="Standard"><text:tab/><text:tab/><text:tab/><text:tab/>|-------------------&gt; Comment removal</text:p>
      <text:p text:style-name="Standard"><text:tab/><text:tab/><text:tab/><text:tab/>|--------------------&gt; Macro expansion</text:p>
      <text:p text:style-name="Standard"><text:tab/><text:tab/><text:tab/><text:tab/>|--------------------&gt; Conditional compilation</text:p>
      <text:p text:style-name="Standard"><text:tab/><text:tab/><text:tab/><text:tab/>|</text:p>
      <text:p text:style-name="Standard"><text:tab/><text:tab/><text:tab/><text:tab/>|<text:tab/><text:tab/>.i file generated</text:p>
      <text:p text:style-name="Standard"><text:tab/><text:tab/><text:tab/>Compiler<text:tab/><text:tab/><text:tab/><text:tab/><text:tab/><text:tab/><text:tab/></text:p>
      <text:p text:style-name="Standard"><text:tab/><text:tab/><text:tab/><text:tab/>|----&gt;Analysis phase -|---&gt; Laxical Analyser</text:p>
      <text:p text:style-name="Standard"><text:tab/><text:tab/><text:tab/><text:tab/>|<text:tab/><text:tab/><text:tab/> <text:s/>|---&gt; Syntax Analyser</text:p>
      <text:p text:style-name="Standard"><text:tab/><text:tab/><text:tab/><text:tab/>|<text:tab/><text:tab/><text:tab/> <text:s/>|---&gt; Symmantic Analyser</text:p>
      <text:p text:style-name="Standard"><text:tab/><text:tab/><text:tab/><text:tab/>|</text:p>
      <text:p text:style-name="Standard"><text:tab/><text:tab/><text:tab/><text:tab/>|-----&gt;Synthesis <text:tab/>|---&gt;Intermediate code</text:p>
      <text:p text:style-name="Standard"><text:tab/><text:tab/><text:tab/><text:tab/>|<text:tab/><text:tab/><text:tab/><text:tab/>generator</text:p>
      <text:p text:style-name="Standard"><text:tab/><text:tab/><text:tab/><text:tab/>|<text:tab/><text:tab/><text:tab/>|---&gt; Code optimizer</text:p>
      <text:p text:style-name="Standard"><text:tab/><text:tab/><text:tab/><text:tab/>| <text:s text:c="2"/><text:tab/><text:tab/><text:tab/>|---&gt; Code generator</text:p>
      <text:p text:style-name="Standard"><text:tab/><text:tab/><text:tab/><text:tab/>|<text:tab/>.s File generated</text:p>
      <text:p text:style-name="Standard"><text:tab/><text:tab/><text:tab/>Assembler</text:p>
      <text:p text:style-name="Standard"><text:tab/><text:tab/><text:tab/><text:tab/>|<text:tab/><text:tab/>Converts .s file into .o file</text:p>
      <text:p text:style-name="Standard"><text:tab/><text:tab/><text:tab/><text:tab/>|<text:tab/><text:tab/>The output is nearest to <text:tab/></text:p>
      <text:p text:style-name="Standard"><text:tab/><text:tab/><text:tab/><text:tab/>| <text:tab/><text:tab/>executable file but not executable.</text:p>
      <text:p text:style-name="Standard"><text:tab/><text:tab/><text:tab/><text:tab/>|</text:p>
      <text:p text:style-name="Standard"><text:tab/><text:tab/><text:tab/>Linker &amp; Loader</text:p>
      <text:p text:style-name="Standard"><text:tab/><text:tab/><text:tab/><text:tab/>|<text:tab/><text:tab/>It links object modules and</text:p>
      <text:p text:style-name="Standard"><text:tab/><text:tab/><text:tab/><text:tab/>|<text:tab/><text:tab/><text:tab/>produce executable file </text:p>
      <text:p text:style-name="Standard"><text:tab/><text:tab/><text:tab/><text:tab/>|<text:tab/><text:tab/>(a.out in unix), .exe, .com</text:p>
      <text:p text:style-name="Standard"><text:tab/><text:tab/><text:tab/><text:tab/>|</text:p>
      <text:p text:style-name="Standard"><text:tab/><text:tab/><text:tab/>Executable file</text:p>
      <text:p text:style-name="Standard"><text:soft-page-break/></text:p>
      <text:p text:style-name="Standard"/>
      <text:p text:style-name="Standard"/>
      <text:p text:style-name="Standard"/>
      <text:p text:style-name="Standard">Compilation process : There are four phases of compilation.</text:p>
      <text:list xml:id="list172423479601557" text:style-name="L1">
        <text:list-item>
          <text:p text:style-name="P60">Preprocessor</text:p>
        </text:list-item>
        <text:list-item>
          <text:p text:style-name="P60">Actual compiler</text:p>
        </text:list-item>
        <text:list-item>
          <text:p text:style-name="P60">Assembler</text:p>
        </text:list-item>
        <text:list-item>
          <text:p text:style-name="P60">Liker and loader</text:p>
        </text:list-item>
      </text:list>
      <text:p text:style-name="Standard"/>
      <text:p text:style-name="P6">1.Preprocessor: <text:span text:style-name="T1">In this phase all the # directive will be preprocessed.</text:span></text:p>
      <text:p text:style-name="P6"/>
      <text:p text:style-name="Standard">There are four phases of Preprocessor.</text:p>
      <text:p text:style-name="P6"/>
      <text:list xml:id="list163435609457619" text:continue-numbering="true" text:style-name="L1">
        <text:list-item>
          <text:p text:style-name="P61">File inclusion: <text:span text:style-name="T1"><text:s/>All the </text:span><text:span text:style-name="T4">#include</text:span><text:span text:style-name="T1"> file will be included into source code.</text:span></text:p>
        </text:list-item>
        <text:list-item>
          <text:p text:style-name="P61">Comment removal<text:span text:style-name="T1">: In this phase all the comments will be removed.</text:span></text:p>
        </text:list-item>
        <text:list-item>
          <text:p text:style-name="P61">macro expansion<text:span text:style-name="T1">: In this phase all the macro will be substituted where it is called. </text:span></text:p>
        </text:list-item>
        <text:list-item>
          <text:p text:style-name="P61">Conditional compilation<text:span text:style-name="T1">: In this phase the condition </text:span></text:p>
        </text:list-item>
      </text:list>
      <text:p text:style-name="P6"/>
      <text:p text:style-name="P6"/>
      <text:p text:style-name="P6">2. Compiler:<text:span text:style-name="T1">This will take preprocessed file (.i) and generated assembly file .s file.</text:span></text:p>
      <text:p text:style-name="Standard">There are two pahses.</text:p>
      <text:list xml:id="list163434402647626" text:continue-numbering="true" text:style-name="L1">
        <text:list-item>
          <text:p text:style-name="P60">Analysis phase</text:p>
        </text:list-item>
        <text:list-item>
          <text:p text:style-name="P60">Synthesis phase</text:p>
        </text:list-item>
      </text:list>
      <text:p text:style-name="P6"/>
      <text:p text:style-name="P6">1.Analysis Phase:<text:span text:style-name="T1"> This phase will analyze the preprocessed file.</text:span></text:p>
      <text:p text:style-name="Standard">This phase has again three sub phases:</text:p>
      <text:list xml:id="list163435017559034" text:continue-numbering="true" text:style-name="L1">
        <text:list-item>
          <text:p text:style-name="P60">Lexical analyzer: This will tokenize our source code in to six tokens:</text:p>
        </text:list-item>
      </text:list>
      <text:p text:style-name="Standard">a. Keyword</text:p>
      <text:p text:style-name="Standard">b. Identifiers</text:p>
      <text:p text:style-name="Standard">c. Operator</text:p>
      <text:p text:style-name="Standard">d. Constant</text:p>
      <text:p text:style-name="Standard">e. Delimiter</text:p>
      <text:p text:style-name="Standard">f. String literals</text:p>
      <text:p text:style-name="P6"/>
      <text:list xml:id="list163434533139087" text:continue-numbering="true" text:style-name="L1">
        <text:list-item>
          <text:p text:style-name="P60">Syntax analyzer: This Phase will check for syntax of the codes written.</text:p>
        </text:list-item>
        <text:list-item>
          <text:p text:style-name="P60">Symmantic <text:s/>analyzer: This will check the grammer of the code.</text:p>
        </text:list-item>
      </text:list>
      <text:p text:style-name="P6"/>
      <text:p text:style-name="P6"/>
      <text:p text:style-name="P6">2.Synthesis phase: <text:span text:style-name="T1">In this phase assembly code will be generated.</text:span></text:p>
      <text:p text:style-name="Standard"><text:tab/>This phase has again three sub phases:</text:p>
      <text:list xml:id="list163435313671054" text:continue-numbering="true" text:style-name="L1">
        <text:list-item>
          <text:p text:style-name="P60">Intermediate code generator: This will generate three addressing code i.e it has maximum of three variables.</text:p>
        </text:list-item>
        <text:list-item>
          <text:p text:style-name="P60">Code optimizer: This will optimize our code</text:p>
        </text:list-item>
        <text:list-item>
          <text:p text:style-name="P60">Code generator: This will generate code in Assembly language.</text:p>
        </text:list-item>
      </text:list>
      <text:p text:style-name="P6"/>
      <text:p text:style-name="P6"><text:soft-page-break/></text:p>
      <text:p text:style-name="P6">3. ASSEMBLER: <text:span text:style-name="T1">This phase will take assembly code and generate binary object module, near to machine instruction but not executable.</text:span></text:p>
      <text:p text:style-name="P6"/>
      <text:p text:style-name="P6">4. LINKER &amp; LOADER:<text:span text:style-name="T1"> This will link all <text:s/>the object module, libraries, command line argument etc. and produce executable file. In unix usually a.out file, in widows .exe file. </text:span></text:p>
      <text:p text:style-name="P6"/>
      <text:p text:style-name="Standard"><text:s text:c="5"/></text:p>
      <text:p text:style-name="Standard">Thus executable file will be generated from our source code file.</text:p>
      <text:p text:style-name="P6"/>
      <text:p text:style-name="Standard">These are the various phases of compilation process.</text:p>
      <text:p text:style-name="Standard"/>
      <text:p text:style-name="P6">Q4. What is Little and big Endian,Explain with an example.</text:p>
      <text:p text:style-name="P6">Answer:</text:p>
      <text:p text:style-name="Standard"/>
      <text:p text:style-name="P6">Little Endian</text:p>
      <text:p text:style-name="P6"/>
      <text:p text:style-name="Standard">If the hardware is built so that the lowest, least significant byte of a multi-byte scalar is stored "first", at the lowest memory address, then the hardware is said to be "little-endian"; the "little" end of the integer gets stored first, and the next bytes get stored in higher (increasing) memory locations. Little-Endian byte order is "littlest end goes first (to the littlest address)".</text:p>
      <text:p text:style-name="P9"/>
      <text:p text:style-name="Standard">Machines such as the Intel/AMD x86, Digital VAX, and Digital Alpha, handle scalars in Little-Endian form.</text:p>
      <text:p text:style-name="P6"/>
      <text:p text:style-name="P6">Big Endian</text:p>
      <text:p text:style-name="P9"/>
      <text:p text:style-name="Standard">If the hardware is built so that the highest, most significant byte of a multi-byte scalar is stored "first", at the lowest memory address, then the hardware is said to be "big-endian"; the "big" end of the integer gets stored first, and the next bytes get stored in higher (increasing) memory locations. Big-Endian byte order is "biggest end goes first (to the lowest address)".</text:p>
      <text:p text:style-name="P9"/>
      <text:p text:style-name="Standard">Machines such as IBM mainframes, the Motorola 680x0, Sun SPARC, PowerPC, and most RISC machines, handle scalars in Big-Endian form.</text:p>
      <text:p text:style-name="Standard"/>
      <text:p text:style-name="P6">Four-byte Integer Example</text:p>
      <text:p text:style-name="P9"/>
      <text:p text:style-name="Standard">Consider the four-byte integer 0x44332211. The "little" end byte, the lowest or least significant byte, is 0x11, and the "big" end byte, the highest or most significant byte, is 0x44. The two memory storage patterns for the four bytes are:</text:p>
      <text:p text:style-name="P6"/>
      <text:p text:style-name="P6"/>
      <text:p text:style-name="P6">Four-Byte Integer: 0x44332211</text:p>
      <text:p text:style-name="P6"/>
      <text:p text:style-name="P6"/>
      <text:p text:style-name="P6">Memory</text:p>
      <text:p text:style-name="P6"><text:soft-page-break/>address <text:tab/>Big-Endianbyte value <text:tab/>Little-Endian byte value</text:p>
      <text:p text:style-name="P6">104 <text:tab/><text:tab/><text:tab/>11 <text:tab/><text:tab/><text:tab/><text:tab/><text:tab/>44</text:p>
      <text:p text:style-name="P6">103 <text:tab/><text:tab/><text:tab/>22 <text:tab/><text:tab/><text:tab/><text:tab/><text:tab/>33</text:p>
      <text:p text:style-name="P6">102 <text:tab/><text:tab/><text:tab/>33 <text:tab/><text:tab/><text:tab/><text:tab/><text:tab/>22</text:p>
      <text:p text:style-name="P6">101 <text:tab/><text:tab/><text:tab/>44<text:tab/><text:tab/><text:tab/><text:tab/><text:tab/> 11</text:p>
      <text:p text:style-name="P6"/>
      <text:p text:style-name="P6"/>
      <text:p text:style-name="Standard">If we display the memory dump of the number 0x44332211 stored in memory at address 101 in Big-Endian order, we see something like this:</text:p>
      <text:p text:style-name="P6"/>
      <text:p text:style-name="P6"><text:s text:c="3"/>ADDRESS: ---------- MEMORY BYTES ---------- </text:p>
      <text:p text:style-name="P6"><text:s text:c="7"/>100: 00 44 33 22 11 00 00 00 00 00 ...</text:p>
      <text:p text:style-name="Standard"><text:s text:c="4"/></text:p>
      <text:p text:style-name="Standard">If we display the memory dump of the same number 0x44332211 stored in memory at address 101 in Little-Endian order, we see something like this:</text:p>
      <text:p text:style-name="P6"/>
      <text:p text:style-name="P6"><text:s text:c="3"/>ADDRESS: ---------- MEMORY BYTES ---------- </text:p>
      <text:p text:style-name="P6"><text:s text:c="7"/>100: 00 11 22 33 44 00 00 00 00 00 ...</text:p>
      <text:p text:style-name="P6"><text:s text:c="4"/></text:p>
      <text:p text:style-name="P6"/>
      <text:p text:style-name="P6">Q5 : What is static memory allocation and dynamic memory allocation?</text:p>
      <text:p text:style-name="P6">Answer :</text:p>
      <text:p text:style-name="P6">Static memory allocation:</text:p>
      <text:p text:style-name="Standard"><text:tab/>-Static memory allocation refers to allocation of memory during compile time.</text:p>
      <text:p text:style-name="Standard"><text:tab/>-It is used when we need to allocate fixed size.</text:p>
      <text:p text:style-name="Standard"><text:tab/>-Memory will be allocated in stack and data segment.</text:p>
      <text:p text:style-name="Standard"><text:tab/>-It has fast memory access take less execution time. </text:p>
      <text:p text:style-name="Standard"><text:tab/>-It deleted automatically on exit from program.</text:p>
      <text:p text:style-name="P6"/>
      <text:p text:style-name="P6">e.g<text:span text:style-name="T1"> : int a;</text:span></text:p>
      <text:p text:style-name="Standard">int arr[20];<text:tab/>- allocate 20*4 = 80 bytes of memory to arr</text:p>
      <text:p text:style-name="P6"/>
      <text:p text:style-name="P6">Dynamic memory allocation :</text:p>
      <text:p text:style-name="Standard"><text:tab/>-memory will be allocated during run time.</text:p>
      <text:p text:style-name="Standard"><text:tab/>-Data structures can grow and shrink to fit changing data requirements.</text:p>
      <text:p text:style-name="Standard"><text:tab/>-use malloc and calloc to allocate memory.</text:p>
      <text:p text:style-name="Standard"><text:tab/>-access time is more.</text:p>
      <text:p text:style-name="Standard"><text:tab/>-memory will be allocated in heap.</text:p>
      <text:p text:style-name="Standard"><text:tab/>-we have to free memory before exiting from program. </text:p>
      <text:p text:style-name="Standard"><text:s/><text:tab/>-We can allocate (create) additional storage whenever we need them.</text:p>
      <text:p text:style-name="Standard"><text:tab/>-We can de-allocate (free/delete) dynamic space whenever we are done with them.</text:p>
      <text:p text:style-name="P6"/>
      <text:p text:style-name="P6"/>
      <text:p text:style-name="P6">Advantage:</text:p>
      <text:p text:style-name="Standard"><text:tab/>-we can always have the exact amount of space required - no more, no less. For example, with references to connect them, we can use dynamic data <text:soft-page-break/>structures to create a chain of data structures called a linked list.</text:p>
      <text:p text:style-name="P6">e.g :</text:p>
      <text:p text:style-name="Standard">1.</text:p>
      <text:p text:style-name="Standard"><text:tab/>char *str;</text:p>
      <text:p text:style-name="Standard"><text:tab/>str = (char *)malloc( SIZE * sizeof(char));</text:p>
      <text:p text:style-name="Standard">2.</text:p>
      <text:p text:style-name="Standard"><text:tab/>void * calloc ( size_t num, size_t size );</text:p>
      <text:p text:style-name="Standard"><text:tab/>char *str;</text:p>
      <text:p text:style-name="Standard"><text:tab/>str = (char *)calloc(SIZE * sizeof(char))</text:p>
      <text:p text:style-name="P6"/>
      <text:p text:style-name="P6"/>
      <text:p text:style-name="P6"/>
      <text:p text:style-name="P6">Q6.What is Pointer Variable?How are Poniter Variables initialized?</text:p>
      <text:p text:style-name="P6">Answer:</text:p>
      <text:p text:style-name="P6">Definition:</text:p>
      <text:p text:style-name="P6"/>
      <text:p text:style-name="Standard">A Variable which hold <text:s/>the address of another variable is called poniter variable and it has a property of derefrencing.</text:p>
      <text:p text:style-name="Standard"/>
      <text:p text:style-name="P6">Features of Pointers:</text:p>
      <text:p text:style-name="P6"/>
      <text:p text:style-name="Standard">1. powerful but difficult to master.</text:p>
      <text:p text:style-name="Standard">2. Sminulates by call by refrence.</text:p>
      <text:p text:style-name="Standard">3.Closely rlated to strings and arrays.</text:p>
      <text:p text:style-name="Standard"/>
      <text:p text:style-name="P6">Initializing Pointers:</text:p>
      <text:p text:style-name="Standard">1. double *amount = &amp;total;</text:p>
      <text:p text:style-name="Standard">2. int section[80]</text:p>
      <text:p text:style-name="Standard"><text:s text:c="4"/>int *student = section;</text:p>
      <text:p text:style-name="Standard"><text:s/>is equivalent to:</text:p>
      <text:p text:style-name="Standard"><text:s text:c="5"/>int section[80];</text:p>
      <text:p text:style-name="Standard"><text:s text:c="5"/>int *student = &amp;section[0];</text:p>
      <text:p text:style-name="Standard">3. <text:s text:c="2"/>char *string = "abcd";</text:p>
      <text:p text:style-name="Standard">4. <text:s/>static char *weekdays[ ] =</text:p>
      <text:p text:style-name="Standard"><text:s text:c="12"/>{</text:p>
      <text:p text:style-name="Standard"><text:s text:c="14"/>"Sunday", "Monday", "Tuesday", "Wednesday",</text:p>
      <text:p text:style-name="Standard"><text:s text:c="14"/>"Thursday", "Friday", "Saturday"</text:p>
      <text:p text:style-name="Standard"><text:s text:c="12"/>};</text:p>
      <text:p text:style-name="P6"/>
      <text:p text:style-name="P6"/>
      <text:p text:style-name="P6">Q7.What is sizeof() operator ? Explain how to implement?</text:p>
      <text:p text:style-name="P6">Answer: </text:p>
      <text:p text:style-name="Standard">sizeof is a compiler time operator. It is <text:s/>used to calculate the size of any data type, variable or constant, measured in the number of bytes required to represent.</text:p>
      <text:p text:style-name="Standard"><text:tab/>It is very useful in case of dynamic memory allocation.</text:p>
      <text:p text:style-name="P6"/>
      <text:p text:style-name="Standard">Implementation of sizeof using macro:</text:p>
      <text:p text:style-name="P6"/>
      <text:p text:style-name="Standard"><text:soft-page-break/><text:tab/>#define SIZEOF(x) SIZEOF1(x)</text:p>
      <text:p text:style-name="Standard"><text:tab/>#define SIZEOF1(y) ( __typeof__(y) tmp; (((char *)(&amp;tmp + 1)) - ((char *)(&amp;tmp));)</text:p>
      <text:p text:style-name="P6"/>
      <text:p text:style-name="Standard"><text:tab/>where 'x' is a variable of any type or any data type or any constant.</text:p>
      <text:p text:style-name="Standard">Here ' __typeof__ ' is a function which returns the data type of the variable. So we are making a variable 'tmp' of type which has 'y'. Now we are type casting the variable to (char *) which gives the exact number of bytes allocated by that data type or variable.</text:p>
      <text:p text:style-name="P6"/>
      <text:p text:style-name="P6"/>
      <text:p text:style-name="P6">Q 8. Operation on bit wise operator (all assignment examples)</text:p>
      <text:p text:style-name="P6">Answer:</text:p>
      <text:p text:style-name="P6"/>
      <text:p text:style-name="P6">Bit wise operator: <text:span text:style-name="T1">Bit wise operator operates on one or more bit pattern or binary number. It is fast, directly action supported by processor. </text:span></text:p>
      <text:p text:style-name="P6"/>
      <text:p text:style-name="Standard">There are some bit wise operator listed below:</text:p>
      <text:p text:style-name="P6"/>
      <table:table table:name="Table2" table:style-name="Table2">
        <table:table-column table:style-name="Table2.A"/>
        <table:table-column table:style-name="Table2.B"/>
        <table:table-row>
          <table:table-cell table:style-name="Table2.A1" office:value-type="string">
            <text:p text:style-name="P59">Operator</text:p>
          </table:table-cell>
          <table:table-cell table:style-name="Table2.B1" office:value-type="string">
            <text:p text:style-name="P59">Description</text:p>
          </table:table-cell>
        </table:table-row>
        <table:table-row>
          <table:table-cell table:style-name="Table2.A2" office:value-type="string">
            <text:p text:style-name="P58">OR operator (|)</text:p>
          </table:table-cell>
          <table:table-cell table:style-name="Table2.B2" office:value-type="string">
            <text:p text:style-name="P58">If any one of the bit is set then it will result set.</text:p>
          </table:table-cell>
        </table:table-row>
        <table:table-row>
          <table:table-cell table:style-name="Table2.A2" office:value-type="string">
            <text:p text:style-name="P58">AND operator (&amp;) </text:p>
          </table:table-cell>
          <table:table-cell table:style-name="Table2.B2" office:value-type="string">
            <text:p text:style-name="P58">If both bits are set then it will result set.</text:p>
          </table:table-cell>
        </table:table-row>
        <table:table-row>
          <table:table-cell table:style-name="Table2.A2" office:value-type="string">
            <text:p text:style-name="P58">TILDE operator (~)</text:p>
          </table:table-cell>
          <table:table-cell table:style-name="Table2.B2" office:value-type="string">
            <text:p text:style-name="P58">This will Toggle the bit.</text:p>
          </table:table-cell>
        </table:table-row>
        <table:table-row>
          <table:table-cell table:style-name="Table2.A2" office:value-type="string">
            <text:p text:style-name="P58">LEFT SHIFT operator (&gt;&gt;)</text:p>
          </table:table-cell>
          <table:table-cell table:style-name="Table2.B2" office:value-type="string">
            <text:p text:style-name="P58">This will shift the bits in left direction.</text:p>
          </table:table-cell>
        </table:table-row>
        <table:table-row>
          <table:table-cell table:style-name="Table2.A2" office:value-type="string">
            <text:p text:style-name="P58">RIGHT SHIFT operator (&lt;&lt;)</text:p>
          </table:table-cell>
          <table:table-cell table:style-name="Table2.B2" office:value-type="string">
            <text:p text:style-name="P58">This will shift the bits in right direction.</text:p>
          </table:table-cell>
        </table:table-row>
      </table:table>
      <text:p text:style-name="Standard"/>
      <text:p text:style-name="P6"/>
      <text:p text:style-name="P7">Swapping of bits of a given number:</text:p>
      <text:p text:style-name="P6"/>
      <text:p text:style-name="Standard">int bit_swap(int s, int d, int n)</text:p>
      <text:p text:style-name="Standard">{</text:p>
      <text:p text:style-name="Standard"><text:tab/>return(((n &gt;&gt; d) &amp; 1) == ((n &gt;&gt; s) &amp; 1)) ? n : (n ^ ((1&lt;&lt;s) | (1 &lt;&lt; d))));</text:p>
      <text:p text:style-name="Standard">}</text:p>
      <text:p text:style-name="P6"/>
      <text:p text:style-name="P7"><text:s/>Copy a bit from source bit to destination bit</text:p>
      <text:p text:style-name="P6"/>
      <text:p text:style-name="Standard">int bit_cpy(int s, int d, int snum, int dnum)</text:p>
      <text:p text:style-name="Standard">{</text:p>
      <text:p text:style-name="Standard"><text:tab/>return(((1 &amp; (snum &gt;&gt; s)) == (1 &amp; (dnum &gt;&gt; d))) ? <text:s/>\</text:p>
      <text:p text:style-name="Standard"><text:tab/><text:tab/><text:tab/><text:tab/><text:tab/><text:tab/><text:tab/>dnum : (dnum^(1 &lt;&lt;d )));</text:p>
      <text:p text:style-name="Standard">}</text:p>
      <text:p text:style-name="P6"/>
      <text:p text:style-name="P7">Toggle odd bit and even bits of a number</text:p>
      <text:p text:style-name="P6"/>
      <text:p text:style-name="Standard">int odd_bit_toggle(int num)</text:p>
      <text:p text:style-name="Standard"><text:soft-page-break/>{</text:p>
      <text:p text:style-name="Standard"><text:tab/>return (num ^= 0xAAAAAAAA);</text:p>
      <text:p text:style-name="Standard">}</text:p>
      <text:p text:style-name="Standard"/>
      <text:p text:style-name="P6"><text:tab/><text:tab/><text:tab/>OR</text:p>
      <text:p text:style-name="Standard">int odd_bit_toggle(int num)</text:p>
      <text:p text:style-name="Standard">{</text:p>
      <text:p text:style-name="Standard"><text:tab/>int mask = 2;</text:p>
      <text:p text:style-name="Standard"><text:tab/>while (mask){</text:p>
      <text:p text:style-name="Standard"><text:tab/><text:tab/>num ^= mask;</text:p>
      <text:p text:style-name="Standard"><text:tab/><text:tab/>mask &lt;&lt; 2;</text:p>
      <text:p text:style-name="Standard"><text:tab/>}</text:p>
      <text:p text:style-name="Standard"><text:tab/>return num;</text:p>
      <text:p text:style-name="Standard">}</text:p>
      <text:p text:style-name="P6"/>
      <text:p text:style-name="Standard">int even_bit_toggle(int num)</text:p>
      <text:p text:style-name="Standard">{</text:p>
      <text:p text:style-name="Standard"><text:tab/>return(num ^= 0x55555555);</text:p>
      <text:p text:style-name="Standard">}</text:p>
      <text:p text:style-name="P6"><text:tab/><text:tab/><text:tab/>OR</text:p>
      <text:p text:style-name="Standard">int even_bit_toggle(int num)</text:p>
      <text:p text:style-name="Standard">{</text:p>
      <text:p text:style-name="Standard"><text:tab/>int mask = 1;</text:p>
      <text:p text:style-name="Standard"><text:tab/>while (mask){</text:p>
      <text:p text:style-name="Standard"><text:tab/><text:tab/>num ^= mask;</text:p>
      <text:p text:style-name="Standard"><text:tab/><text:tab/>mask &lt;&lt; 2;</text:p>
      <text:p text:style-name="Standard"><text:tab/>}</text:p>
      <text:p text:style-name="Standard"><text:tab/>return num;</text:p>
      <text:p text:style-name="Standard">}</text:p>
      <text:p text:style-name="Standard"/>
      <text:p text:style-name="P7">Set a bit of a number</text:p>
      <text:p text:style-name="Standard">int bit_ts(int pos, int num)</text:p>
      <text:p text:style-name="Standard">{</text:p>
      <text:p text:style-name="Standard"><text:tab/>return(num |= (1 &lt;&lt; pos));</text:p>
      <text:p text:style-name="Standard">}</text:p>
      <text:p text:style-name="Standard"/>
      <text:p text:style-name="P7">toupper() and tolower() <text:s/>using bitwise operator</text:p>
      <text:p text:style-name="Standard"/>
      <text:p text:style-name="Standard">int mytolower(int c)</text:p>
      <text:p text:style-name="Standard">{</text:p>
      <text:p text:style-name="Standard"><text:tab/>if(c &gt;= 'A' &amp;&amp; c &lt;= 'Z')</text:p>
      <text:p text:style-name="Standard"><text:tab/><text:tab/>c |= (1 &lt;&lt; 5);</text:p>
      <text:p text:style-name="Standard"><text:tab/>return c;</text:p>
      <text:p text:style-name="Standard">}</text:p>
      <text:p text:style-name="Standard"/>
      <text:p text:style-name="Standard">int mytoupper(int c)</text:p>
      <text:p text:style-name="Standard">{</text:p>
      <text:p text:style-name="Standard"><text:tab/>if(c &gt;= 'a' &amp;&amp; c &lt;= 'z')</text:p>
      <text:p text:style-name="Standard"><text:soft-page-break/><text:tab/><text:tab/>c |= (1 &lt;&lt; 5);</text:p>
      <text:p text:style-name="Standard"><text:tab/>return c;</text:p>
      <text:p text:style-name="Standard">}</text:p>
      <text:p text:style-name="Standard"/>
      <text:p text:style-name="Standard"/>
      <text:p text:style-name="P7">Check a number is Odd or Even</text:p>
      <text:p text:style-name="Standard"/>
      <text:p text:style-name="Standard">int num_chk(int num)</text:p>
      <text:p text:style-name="Standard">{</text:p>
      <text:p text:style-name="Standard"><text:tab/>if(num &amp; 1)</text:p>
      <text:p text:style-name="Standard"><text:tab/><text:tab/>printf(“Number is odd”);</text:p>
      <text:p text:style-name="Standard"><text:tab/>else</text:p>
      <text:p text:style-name="Standard"><text:tab/><text:tab/>printf(“Number is even”);</text:p>
      <text:p text:style-name="Standard"><text:tab/>return(num &amp; 1);</text:p>
      <text:p text:style-name="Standard">}</text:p>
      <text:p text:style-name="Standard"/>
      <text:p text:style-name="P7">Reverse bits of a number</text:p>
      <text:p text:style-name="Standard"/>
      <text:p text:style-name="Standard">unsigned int reverse_bit(unsigned int n)</text:p>
      <text:p text:style-name="Standard">{</text:p>
      <text:p text:style-name="Standard"><text:tab/>int s = 0;</text:p>
      <text:p text:style-name="Standard"><text:tab/>int d = 31;</text:p>
      <text:p text:style-name="Standard"><text:tab/>for(i = s; s &lt; d; s++, d--)</text:p>
      <text:p text:style-name="Standard"><text:tab/><text:tab/>n= (((n &gt;&gt; d) &amp; 1) == ((n &gt;&gt; s) &amp; 1)) ? n : (n ^ ((1&lt;&lt;s) | (1 &lt;&lt; d))));</text:p>
      <text:p text:style-name="Standard">}</text:p>
      <text:p text:style-name="Standard"/>
      <text:p text:style-name="Standard"/>
      <text:p text:style-name="P7">Addition with bit wise operator</text:p>
      <text:p text:style-name="Standard"/>
      <text:p text:style-name="Standard">int add(int x, int y)</text:p>
      <text:p text:style-name="Standard">{</text:p>
      <text:p text:style-name="Standard"><text:tab/>while(b = ((((a ^= b) ^ b) &amp; b) &lt;&lt; 1) );</text:p>
      <text:p text:style-name="Standard"><text:tab/>return a;</text:p>
      <text:p text:style-name="Standard">}</text:p>
      <text:p text:style-name="Standard"/>
      <text:p text:style-name="Standard">int sub(int x, int y)</text:p>
      <text:p text:style-name="Standard">{</text:p>
      <text:p text:style-name="Standard"><text:tab/>while(b = ((~((a ^= b) ^ b) &amp; b) &lt;&lt; 1) );</text:p>
      <text:p text:style-name="Standard"><text:tab/>return a;</text:p>
      <text:p text:style-name="Standard">}</text:p>
      <text:p text:style-name="Standard"/>
      <text:p text:style-name="Standard">int mul(int x, int y)</text:p>
      <text:p text:style-name="Standard">{</text:p>
      <text:p text:style-name="Standard"><text:tab/>int res = 0;</text:p>
      <text:p text:style-name="Standard"><text:tab/>while(y != 0){</text:p>
      <text:p text:style-name="Standard"><text:tab/><text:tab/>if(y != 0)</text:p>
      <text:p text:style-name="Standard"><text:tab/><text:tab/><text:tab/>res = add(res, x);</text:p>
      <text:p text:style-name="Standard"><text:tab/><text:tab/>x &lt;&lt;1;</text:p>
      <text:p text:style-name="Standard"><text:soft-page-break/><text:tab/><text:tab/>y &gt;&gt; 1;</text:p>
      <text:p text:style-name="Standard"><text:tab/>}</text:p>
      <text:p text:style-name="Standard"><text:tab/>return res;</text:p>
      <text:p text:style-name="Standard">}</text:p>
      <text:p text:style-name="Standard"/>
      <text:p text:style-name="Standard">int div(int x, int y)</text:p>
      <text:p text:style-name="Standard">{</text:p>
      <text:p text:style-name="Standard"><text:tab/>int sign = 0;</text:p>
      <text:p text:style-name="Standard"><text:tab/>int count = 0;</text:p>
      <text:p text:style-name="Standard">if(x &lt; 0){</text:p>
      <text:p text:style-name="Standard"><text:tab/>x = -x;</text:p>
      <text:p text:style-name="Standard"><text:tab/>sign++;</text:p>
      <text:p text:style-name="Standard">}</text:p>
      <text:p text:style-name="Standard">if(y &lt; 0){</text:p>
      <text:p text:style-name="Standard"><text:tab/>y = -y;</text:p>
      <text:p text:style-name="Standard"><text:tab/>sign++;</text:p>
      <text:p text:style-name="Standard">}</text:p>
      <text:p text:style-name="Standard">while(x &gt; 0){</text:p>
      <text:p text:style-name="Standard"><text:tab/>while(y = ((~((x ^= y) ^ y) &amp; y) &lt;&lt; 1));</text:p>
      <text:p text:style-name="Standard"><text:tab/>count++;</text:p>
      <text:p text:style-name="Standard">}</text:p>
      <text:p text:style-name="Standard">if(sign == 0 || sign == 2)</text:p>
      <text:p text:style-name="Standard"><text:tab/>return(count);</text:p>
      <text:p text:style-name="Standard">else</text:p>
      <text:p text:style-name="Standard"><text:tab/>return(-count);</text:p>
      <text:p text:style-name="Standard">}</text:p>
      <text:p text:style-name="Standard"/>
      <text:p text:style-name="P7">Rotate n-Bit of a number</text:p>
      <text:p text:style-name="Standard"/>
      <text:p text:style-name="Standard">int rotate(int dir, int nbit, int num)</text:p>
      <text:p text:style-name="Standard">{</text:p>
      <text:p text:style-name="Standard"><text:tab/>unsigned unum = num;</text:p>
      <text:p text:style-name="Standard"><text:tab/>if( dir == 1)</text:p>
      <text:p text:style-name="Standard"><text:tab/><text:tab/>unum = (unum &gt;&gt; nbit) | (unum &lt;&lt; (32 – nbit));</text:p>
      <text:p text:style-name="Standard"><text:tab/>else</text:p>
      <text:p text:style-name="Standard"><text:tab/><text:tab/>unum = (unum &lt;&lt; nbit) | (unum &gt;&gt; (32 – nbit));</text:p>
      <text:p text:style-name="Standard"><text:tab/>num = unum;</text:p>
      <text:p text:style-name="Standard"><text:tab/>return (num);</text:p>
      <text:p text:style-name="Standard">}</text:p>
      <text:p text:style-name="Standard"/>
      <text:p text:style-name="P7"/>
      <text:p text:style-name="P7"/>
      <text:p text:style-name="P7"/>
      <text:p text:style-name="P7"/>
      <text:p text:style-name="P7">Count clear and set bit in number</text:p>
      <text:p text:style-name="Standard"/>
      <text:p text:style-name="Standard">int count_bit_clear(int num)</text:p>
      <text:p text:style-name="Standard">{</text:p>
      <text:p text:style-name="Standard"><text:soft-page-break/><text:tab/>int c;</text:p>
      <text:p text:style-name="Standard"><text:tab/>for(c = 0; num; num &amp;= num - 1 )</text:p>
      <text:p text:style-name="Standard"><text:tab/><text:tab/>c++;</text:p>
      <text:p text:style-name="Standard"><text:tab/>return c;</text:p>
      <text:p text:style-name="Standard">}</text:p>
      <text:p text:style-name="Standard"/>
      <text:p text:style-name="Standard">int count_bit_set(int num)</text:p>
      <text:p text:style-name="Standard">{</text:p>
      <text:p text:style-name="Standard"><text:tab/>int c;</text:p>
      <text:p text:style-name="Standard"><text:tab/>for(c = 0; num; num &amp;= num - 1 )</text:p>
      <text:p text:style-name="Standard"><text:tab/><text:tab/>c++;</text:p>
      <text:p text:style-name="Standard"><text:tab/>c = sizeof(int) – c;</text:p>
      <text:p text:style-name="Standard"><text:tab/>return c;</text:p>
      <text:p text:style-name="Standard">}</text:p>
      <text:p text:style-name="P6">Q9. What is Call by value and Call by reference?Explain with an example.</text:p>
      <text:p text:style-name="P6">Answer:</text:p>
      <text:p text:style-name="Standard"/>
      <text:p text:style-name="P6">Call by Value:</text:p>
      <text:p text:style-name="Standard"/>
      <text:p text:style-name="Standard">If data is passed by value, the data is copied from the variable used in for example main() to a variable used by the function. So if the data passed (that is stored in the function variable) is modified inside the function, the value is only changed in the variable used inside the function.</text:p>
      <text:p text:style-name="Standard"/>
      <text:p text:style-name="P6">Call by value example:</text:p>
      <text:p text:style-name="Standard">#include &lt;stdio.h&gt;</text:p>
      <text:p text:style-name="P6"/>
      <text:p text:style-name="Standard">void call_by_value(int x) {</text:p>
      <text:p text:style-name="Standard"><text:tab/>printf("Inside call_by_value x = %d before adding 10.\n", x);</text:p>
      <text:p text:style-name="Standard"><text:tab/>x += 10;</text:p>
      <text:p text:style-name="Standard"><text:tab/>printf("Inside call_by_value x = %d after adding 10.\n", x);</text:p>
      <text:p text:style-name="Standard">}</text:p>
      <text:p text:style-name="P9"/>
      <text:p text:style-name="Standard">int main() {</text:p>
      <text:p text:style-name="Standard"><text:tab/>int a=10;</text:p>
      <text:p text:style-name="Standard"><text:tab/></text:p>
      <text:p text:style-name="Standard"><text:tab/>printf("a = %d before function call_by_value.\n", a);</text:p>
      <text:p text:style-name="Standard"><text:tab/>call_by_value(a);</text:p>
      <text:p text:style-name="Standard"><text:tab/>printf("a = %d after function call_by_value.\n", a);</text:p>
      <text:p text:style-name="Standard"><text:tab/>return 0;</text:p>
      <text:p text:style-name="Standard">}</text:p>
      <text:p text:style-name="Standard"/>
      <text:p text:style-name="P6">The output of this call by value code example :</text:p>
      <text:p text:style-name="Standard">a = 10 before function call_by_value.</text:p>
      <text:p text:style-name="Standard">Inside call_by_value x = 10 before adding 10.</text:p>
      <text:p text:style-name="Standard">Inside call_by_value x = 20 after adding 10.</text:p>
      <text:p text:style-name="Standard">a = 10 after function call_by_value.</text:p>
      <text:p text:style-name="P9"/>
      <text:p text:style-name="P6"><text:soft-page-break/>Call by Reference:</text:p>
      <text:p text:style-name="P6"/>
      <text:p text:style-name="Standard">If data is passed by reference, a pointer to the data is copied instead of the actual variable as is done in a call by value. Because a pointer is copied, if the value at that pointers address is changed in the function, the value is also changed in main().</text:p>
      <text:p text:style-name="Standard"/>
      <text:p text:style-name="P6">Call by Reference example:</text:p>
      <text:p text:style-name="Standard">#include &lt;stdio.h&gt;</text:p>
      <text:p text:style-name="P9"/>
      <text:p text:style-name="Standard">void call_by_reference(int *y) {</text:p>
      <text:p text:style-name="Standard"><text:tab/>printf("Inside call_by_reference y = %d before adding 10.\n", *y);</text:p>
      <text:p text:style-name="Standard"><text:tab/>(*y) += 10;</text:p>
      <text:p text:style-name="Standard"><text:tab/>printf("Inside call_by_reference y = %d after adding 10.\n", *y);</text:p>
      <text:p text:style-name="Standard">}</text:p>
      <text:p text:style-name="P9"/>
      <text:p text:style-name="Standard">int main() {</text:p>
      <text:p text:style-name="Standard"><text:tab/>int b=10;</text:p>
      <text:p text:style-name="Standard"><text:tab/></text:p>
      <text:p text:style-name="Standard"><text:tab/>printf("b = %d before function call_by_reference.\n", b);</text:p>
      <text:p text:style-name="Standard"><text:tab/>call_by_reference(&amp;b);</text:p>
      <text:p text:style-name="Standard"><text:tab/>printf("b = %d after function call_by_reference.\n", b);</text:p>
      <text:p text:style-name="Standard"><text:tab/></text:p>
      <text:p text:style-name="Standard"><text:tab/>return 0;</text:p>
      <text:p text:style-name="Standard">}</text:p>
      <text:p text:style-name="P9"/>
      <text:p text:style-name="P9"/>
      <text:p text:style-name="P6">The output of this call by reference :</text:p>
      <text:p text:style-name="Standard"/>
      <text:p text:style-name="Standard">b = 10 before function call_by_reference.</text:p>
      <text:p text:style-name="Standard">Inside call_by_reference y = 10 before adding 10.</text:p>
      <text:p text:style-name="Standard">Inside call_by_reference y = 20 after adding 10.</text:p>
      <text:p text:style-name="Standard">b = 20 after function call_by_reference.</text:p>
      <text:p text:style-name="P9"/>
      <text:p text:style-name="P9"/>
      <text:p text:style-name="P9"/>
      <text:p text:style-name="P9"/>
      <text:p text:style-name="P9"/>
      <text:p text:style-name="P6"/>
      <text:p text:style-name="P6"/>
      <text:p text:style-name="P6">Q 10- <text:s/>what is function?advantage of function over macro.</text:p>
      <text:p text:style-name="P6"/>
      <text:p text:style-name="Standard">Answer :</text:p>
      <text:p text:style-name="P6">Function <text:span text:style-name="T1">:- A function is a block or set of instruction that perform operation on some given input to produce some output.it provides reusibility , modularity, portability to a program.</text:span></text:p>
      <text:p text:style-name="Standard">There are two types of function</text:p>
      <text:p text:style-name="P6">1. Built in function<text:span text:style-name="T1"> : printf(),scanf()</text:span></text:p>
      <text:p text:style-name="P6">2. User defined function</text:p>
      <text:p text:style-name="P6"><text:soft-page-break/><text:s/></text:p>
      <text:p text:style-name="P6">eg. :</text:p>
      <text:p text:style-name="Standard"><text:tab/>#include &lt;stdio.h&gt;</text:p>
      <text:p text:style-name="Standard"><text:tab/>#include &lt;conio.h&gt;</text:p>
      <text:p text:style-name="P6"/>
      <text:p text:style-name="Standard"><text:tab/>int add(int a, int b)</text:p>
      <text:p text:style-name="Standard"><text:tab/>{</text:p>
      <text:p text:style-name="Standard"><text:tab/><text:tab/>int c;<text:tab/></text:p>
      <text:p text:style-name="Standard"><text:tab/><text:tab/>c = a + b;</text:p>
      <text:p text:style-name="P6"><text:span text:style-name="T1"><text:tab/><text:tab/>return</text:span> <text:s/><text:span text:style-name="T1">c;</text:span></text:p>
      <text:p text:style-name="Standard"><text:tab/>}</text:p>
      <text:p text:style-name="P6"/>
      <text:p text:style-name="Standard"><text:tab/>int main()</text:p>
      <text:p text:style-name="Standard"><text:tab/>{</text:p>
      <text:p text:style-name="P6"><text:span text:style-name="T1"><text:tab/><text:tab/></text:span>printf<text:span text:style-name="T1">("\n Enter Any 2 Numbers : ");<text:tab/>/*built in function*/</text:span></text:p>
      <text:p text:style-name="P6"><text:span text:style-name="T1"><text:tab/><text:tab/></text:span>scanf<text:span text:style-name="T1">("%d %d",&amp;a,&amp;b);<text:tab/><text:tab/><text:tab/>/*built in function*/</text:span></text:p>
      <text:p text:style-name="P6"><text:span text:style-name="T1"><text:tab/><text:tab/></text:span>add(<text:span text:style-name="T1">a, b</text:span>);<text:tab/><text:span text:style-name="T1"><text:tab/><text:tab/><text:tab/><text:tab/>/*user defined function*/<text:tab/><text:tab/></text:span></text:p>
      <text:p text:style-name="Standard"><text:tab/><text:tab/><text:span text:style-name="T2">printf</text:span>("\n Addition is : %d",c);<text:tab/><text:tab/>/*built in function*/</text:p>
      <text:p text:style-name="P6"><text:span text:style-name="T1"><text:tab/><text:tab/>return</text:span> <text:span text:style-name="T1">0;</text:span></text:p>
      <text:p text:style-name="Standard"><text:tab/>}</text:p>
      <text:p text:style-name="P6"/>
      <text:p text:style-name="P6">Advantage of function over macro :</text:p>
      <text:p text:style-name="Standard">1. In macro all the time it get a macro it substitute the code defined by macro</text:p>
      <text:p text:style-name="Standard"><text:s/>thus it consume more memory whereas in case of function it just de-reference</text:p>
      <text:p text:style-name="Standard"><text:s/>the function so it consume less memory</text:p>
      <text:p text:style-name="P6"/>
      <text:p text:style-name="Standard">2. Macro has less execution time as it doesn't have to jump or return whereas</text:p>
      <text:p text:style-name="Standard"><text:s text:c="2"/>function has to jump and return which cause more execution time.</text:p>
      <text:p text:style-name="P6"/>
      <text:p text:style-name="Standard">3. function check for parameter type checking whereas there is no such concept</text:p>
      <text:p text:style-name="Standard"><text:s text:c="2"/>in macro.</text:p>
      <text:p text:style-name="P6"/>
      <text:p text:style-name="P2"/>
      <text:p text:style-name="Standard"/>
      <text:p text:style-name="Standard"/>
      <text:p text:style-name="Standard"/>
      <text:p text:style-name="P2"><text:span text:style-name="T6"><text:tab/><text:tab/><text:tab/><text:tab/><text:tab/><text:tab/></text:span>Group <text:s/>2</text:p>
      <text:p text:style-name="P14"/>
      <text:p text:style-name="Standard"/>
      <text:p text:style-name="P4">11. What are characteristics of array in C? Explain the initialization of 2 dimensional array?</text:p>
      <text:p text:style-name="P12"/>
      <text:p text:style-name="P4">Ans: Array characterstics:</text:p>
      <text:p text:style-name="P5">1. Array holds elements of same data type .</text:p>
      <text:p text:style-name="P5">2. Array elements are stored in subsequent <text:s/>memory locations.</text:p>
      <text:p text:style-name="P5">3. Array index by default starts from 0 and ends with index no - 1.</text:p>
      <text:p text:style-name="P5">4. Array name indicates the address base address of the array.</text:p>
      <text:p text:style-name="P5"><text:soft-page-break/>5.Two dimensional array can be stored row by row in continues memory.</text:p>
      <text:p text:style-name="P5">6. In two dimensional array column no declaration is must.</text:p>
      <text:p text:style-name="P13"/>
      <text:p text:style-name="P5">Initialization of <text:s/>2 dimensional array.</text:p>
      <text:p text:style-name="P5">int a[no-row] [no-col];</text:p>
      <text:p text:style-name="P13"/>
      <text:p text:style-name="P5">a-&gt;array name.</text:p>
      <text:p text:style-name="P5">no-row-&gt;number of row.</text:p>
      <text:p text:style-name="P5">no-col -&gt;number of columns.</text:p>
      <text:p text:style-name="P13"/>
      <text:p text:style-name="P5">You can initialize like</text:p>
      <text:p text:style-name="P5"><text:tab/>int a[][no-col]</text:p>
      <text:p text:style-name="P13"/>
      <text:p text:style-name="P5">You can skip no_row but not no_col because compiler gets confused how much space should be allocated to column of no_row.</text:p>
      <text:p text:style-name="P13"/>
      <text:p text:style-name="P3">12. Explain dynamic memory allocation w.r.t. Single and two dimensional arrays?</text:p>
      <text:p text:style-name="Standard"><text:span text:style-name="T7"><text:tab/></text:span><text:span text:style-name="T8">Ans. 1 Dimensional array :</text:span></text:p>
      <text:p text:style-name="Standard"><text:span text:style-name="T8"><text:tab/><text:tab/><text:tab/></text:span><text:span text:style-name="T7">Using a single pointer to a type can be used to allocate a memory of that type and can be used to access as a single dimensional array with a pointer pointing to that memory.</text:span></text:p>
      <text:p text:style-name="Standard"><text:span text:style-name="T7"><text:tab/><text:tab/></text:span><text:span text:style-name="T8">Ex :</text:span></text:p>
      <text:p text:style-name="P1"><text:tab/><text:tab/><text:tab/>int *p; /* p is a pointer to an integer object */</text:p>
      <text:p text:style-name="Standard"><text:span text:style-name="T7"><text:tab/><text:tab/><text:tab/>p = (int *) malloc(sizeof(int ) * (no of elements));</text:span><text:span text:style-name="T8"> </text:span></text:p>
      <text:p text:style-name="Standard"/>
      <text:p text:style-name="P3"><text:tab/><text:tab/>2. Two Dimensional array :</text:p>
      <text:p text:style-name="Standard"><text:span text:style-name="T8"><text:tab/><text:tab/><text:tab/></text:span><text:span text:style-name="T7">This can be done using either a double pointer to a type or a pointer to an array. </text:span></text:p>
      <text:p text:style-name="P1"><text:tab/><text:tab/>Using a Double pointer we need to allocate an array of pointers and then we need to allocate a single dimensional array for each pointer.</text:p>
      <text:p text:style-name="Standard"><text:span text:style-name="T7"><text:tab/><text:tab/><text:tab/></text:span><text:span text:style-name="T8">Ex :</text:span></text:p>
      <text:p text:style-name="P1"><text:tab/><text:tab/><text:tab/><text:tab/>int **ptr;</text:p>
      <text:p text:style-name="P1"><text:tab/><text:tab/><text:tab/><text:tab/>int I;</text:p>
      <text:p text:style-name="P1"><text:tab/><text:tab/><text:tab/><text:tab/>/* creating an array of pointers */</text:p>
      <text:p text:style-name="P1"><text:tab/><text:tab/><text:tab/><text:tab/>ptr = (int **) malloc(sizeof(int ) * (no of arrays)); </text:p>
      <text:p text:style-name="P1"><text:tab/><text:tab/><text:tab/><text:tab/></text:p>
      <text:p text:style-name="P1"><text:tab/><text:tab/><text:tab/><text:tab/>for (i = 0; i &lt; no of arrays; i++) {</text:p>
      <text:p text:style-name="P1"><text:tab/><text:tab/><text:tab/><text:tab/><text:tab/>(ptr + I) = (int *) malloc(sizeof(int ) * (no of ele));</text:p>
      <text:p text:style-name="P1"><text:tab/><text:tab/><text:tab/><text:tab/>}</text:p>
      <text:p text:style-name="P1"><text:tab/><text:tab/><text:tab/>Using a pointer to an array we can create using the following statement</text:p>
      <text:p text:style-name="Standard"><text:span text:style-name="T7"><text:tab/><text:tab/></text:span><text:span text:style-name="T8">Ex </text:span><text:span text:style-name="T7">: </text:span></text:p>
      <text:p text:style-name="P1"><text:tab/><text:tab/>int (*ptr)[no of cols];</text:p>
      <text:p text:style-name="P1"><text:tab/><text:tab/>ptr = (int (*)[no of cols]) malloc(sizeof(*ptr) * (no of rows));</text:p>
      <text:p text:style-name="P1"/>
      <text:p text:style-name="P3">13. Explain the concept of linking n loading?</text:p>
      <text:p text:style-name="P3">Ans. Linking :</text:p>
      <text:p text:style-name="P5"><text:soft-page-break/><text:tab/>In the compilation process once after the compiling has been successfully completed we get all the relocatable object modules which must be linked together to get a final executable code. This linking can be either static or dynamic.</text:p>
      <text:p text:style-name="P5"><text:tab/>In static linking all the static libraries and relocatable object modules will be present in the executable file.</text:p>
      <text:p text:style-name="P5"><text:tab/>In the case dynamic linking all the shared libraries will be loaded into the our executable once it gets loaded into the memory. The advantage of dynamic linking is that the libraries that we add will not be part of the executable file, so that file size gets reduced.</text:p>
      <text:p text:style-name="P1"><text:tab/><text:span text:style-name="T2">Loading :</text:span></text:p>
      <text:p text:style-name="P5"><text:tab/>Loading is bringing the executable code into the main memory for execution. The header record is checked to verify that there correct program is been presented for loading. As each text record is read, the object code it contains is moved to the indicated address in memory. When the end record in encountered, the loader jumps to the specified address to begin the execution of the loaded program.</text:p>
      <text:p text:style-name="P4"/>
      <text:p text:style-name="P10"><text:span text:style-name="T10">14.</text:span><text:span text:style-name="T9"> </text:span><text:span text:style-name="T10">What are storage class and what are advantages and disadvantages of external <text:s/>storage class?</text:span></text:p>
      <text:p text:style-name="P13"/>
      <text:p text:style-name="P13"><text:span text:style-name="T8">Ans: Storage class : </text:span><text:span text:style-name="T7">Is an attribute which changes the behavior of variable,It also decides the scope and lifetime of the <text:s/>variable.</text:span></text:p>
      <text:p text:style-name="P13"/>
      <text:p text:style-name="P5">There are two storage class:</text:p>
      <text:p text:style-name="P5">1. Auto</text:p>
      <text:p text:style-name="P5">2.Static</text:p>
      <text:p text:style-name="P13"/>
      <text:p text:style-name="P5"><text:s/>Auto:</text:p>
      <text:p text:style-name="P5">1. Automatic variables are local to a block and discarded on exit of the block.</text:p>
      <text:p text:style-name="P5">2. Declarations within a block create automatic variable if no storage class specification is mentioned.</text:p>
      <text:p text:style-name="P5">3. Variables declared register are automatic and are if possible stored in fast registers of the machine.</text:p>
      <text:p text:style-name="P13"/>
      <text:p text:style-name="P5">Static:</text:p>
      <text:p text:style-name="P13"/>
      <text:p text:style-name="P5">1. Static objects may be local to block or external to all blocks, but in either case retain their values across exit from and reentry to functions and blocks.</text:p>
      <text:p text:style-name="P13"/>
      <text:p text:style-name="P5">2. static objects are declared with keyword static.</text:p>
      <text:p text:style-name="P13"/>
      <text:p text:style-name="P5">3. Any local or global variable can be made static depending upon what the logic expects out of that variable.</text:p>
      <text:p text:style-name="P13"/>
      <text:p text:style-name="P5">4. The external static declaration is most often used for variables,but it can be used to function as well. if function is declared static, however,its name is invisible outside of that file in which it is declared.</text:p>
      <text:p text:style-name="P13"><text:soft-page-break/></text:p>
      <text:p text:style-name="P4">Advantages of external storage class:</text:p>
      <text:p text:style-name="P12"/>
      <text:p text:style-name="P5">1. storage class retains the latest value.</text:p>
      <text:p text:style-name="P13"/>
      <text:p text:style-name="P5">2.The value is globally available.</text:p>
      <text:p text:style-name="P13"/>
      <text:p text:style-name="P4">Disadvantages of external storage class:</text:p>
      <text:p text:style-name="P12"/>
      <text:p text:style-name="P5">1. The storage for <text:s/>external variable exists even when the variable is not needed.</text:p>
      <text:p text:style-name="P13"/>
      <text:p text:style-name="P5">2. The side effect may produce surprising output</text:p>
      <text:p text:style-name="Standard"/>
      <text:p text:style-name="Standard"/>
      <text:p text:style-name="P3">15. Scope and lifetime, with an example?</text:p>
      <text:p text:style-name="P3">Ans. </text:p>
      <text:p text:style-name="P9"><text:span text:style-name="T9"><text:tab/></text:span><text:span text:style-name="T10">Scope : </text:span><text:span text:style-name="T9">It is the boundary of a variable(identifier) within which it is accessible.</text:span></text:p>
      <text:p text:style-name="P9"><text:span text:style-name="T9"><text:tab/></text:span><text:span text:style-name="T10">Ex:</text:span></text:p>
      <text:p text:style-name="P1"><text:tab/><text:tab/>int main()</text:p>
      <text:p text:style-name="P1"><text:tab/><text:tab/>{</text:p>
      <text:p text:style-name="P1"><text:tab/><text:tab/><text:tab/>int a = 10;</text:p>
      <text:p text:style-name="P1"><text:tab/><text:tab/><text:tab/>int i;</text:p>
      <text:p text:style-name="P1"><text:tab/><text:tab/><text:tab/>for(i = 0; i &lt; 9; i++) {</text:p>
      <text:p text:style-name="P1"><text:tab/><text:tab/><text:tab/><text:tab/>for (j = 0; j &lt; 10; j++) { </text:p>
      <text:p text:style-name="P1"><text:tab/><text:tab/><text:tab/><text:tab/><text:tab/>if (a[a[i] &gt; a[j]) {</text:p>
      <text:p text:style-name="P1"><text:tab/><text:tab/><text:tab/><text:tab/><text:tab/><text:tab/>int temp ; <text:tab/>/*Scope of temp is only within if block */</text:p>
      <text:p text:style-name="P1"><text:tab/><text:tab/><text:tab/><text:tab/><text:tab/><text:tab/>temp = a[i];</text:p>
      <text:p text:style-name="P1"><text:tab/><text:tab/><text:tab/><text:tab/><text:tab/><text:tab/>a[i] = a[j];</text:p>
      <text:p text:style-name="P1"><text:tab/><text:tab/><text:tab/><text:tab/><text:tab/><text:tab/>a[j] = temp;</text:p>
      <text:p text:style-name="P1"><text:tab/><text:tab/><text:tab/><text:tab/><text:tab/>}</text:p>
      <text:p text:style-name="P1"><text:tab/><text:tab/><text:tab/><text:tab/>} /*temp is inaccessible here but a can be accessed*/</text:p>
      <text:p text:style-name="P1"><text:tab/><text:tab/><text:tab/>}</text:p>
      <text:p text:style-name="P1"><text:tab/><text:tab/><text:tab/>printf("%d",temp); /*Error: Undeined symbol*/</text:p>
      <text:p text:style-name="P1"><text:tab/><text:tab/><text:tab/>return 0;</text:p>
      <text:p text:style-name="P1"><text:tab/><text:tab/>}</text:p>
      <text:p text:style-name="P1"><text:tab/>In this example a and j are within whole main function scope . But temp is within <text:s/>if block scope.</text:p>
      <text:p text:style-name="P9"/>
      <text:p text:style-name="P9"><text:span text:style-name="T9"><text:tab/></text:span><text:span text:style-name="T10">Lifetime:</text:span><text:span text:style-name="T9"> It is the time within which a variable(identifier) exists in memory.</text:span></text:p>
      <text:p text:style-name="P9"><text:span text:style-name="T9"><text:tab/></text:span><text:span text:style-name="T10">Ex:</text:span></text:p>
      <text:p text:style-name="P1"><text:tab/><text:tab/>int main()</text:p>
      <text:p text:style-name="P1"><text:tab/><text:tab/>{</text:p>
      <text:p text:style-name="P1"><text:tab/><text:tab/><text:tab/>fun(); /*a exists between function calls eventhough the scope of a is within fun() only*/</text:p>
      <text:p text:style-name="P1"><text:tab/><text:tab/><text:tab/>fun(); </text:p>
      <text:p text:style-name="P1"><text:tab/><text:tab/><text:tab/>return 0;</text:p>
      <text:p text:style-name="P1"><text:soft-page-break/><text:tab/><text:tab/>}</text:p>
      <text:p text:style-name="P1"><text:tab/><text:tab/>void fun()</text:p>
      <text:p text:style-name="P1"><text:tab/><text:tab/>{</text:p>
      <text:p text:style-name="P1"><text:tab/><text:tab/><text:tab/>static int a = 5;</text:p>
      <text:p text:style-name="P1"><text:tab/><text:tab/><text:tab/>printf("a = %d",a++);</text:p>
      <text:p text:style-name="P1"><text:tab/><text:tab/>}</text:p>
      <text:p text:style-name="P1"><text:tab/>In this example a is static and its lifetime is within the program but in accessible in any functions</text:p>
      <text:p text:style-name="P1"><text:tab/>other than fun().</text:p>
      <text:p text:style-name="P1"><text:tab/>First function call prints 5 and 2nd call prints 6 and the value of a finally is 7.</text:p>
      <text:p text:style-name="P9"/>
      <text:p text:style-name="P3">16. Differentiate between <text:span text:style-name="T5">internal static</text:span> and <text:span text:style-name="T5">external static</text:span> variable, with an example?</text:p>
      <text:p text:style-name="P3"/>
      <text:p text:style-name="P15"><text:span text:style-name="T8">Ans.</text:span><text:span text:style-name="T7"> <text:tab/><text:tab/>A static variable declared inside a block or a function is called as an internal static variable. It will not have any linkage. Scope of such variables is with in the function(if it is declared in the function) or block(if it is declared inside a block) but, it persists its storage. </text:span></text:p>
      <text:p text:style-name="P5"><text:tab/><text:tab/>A static variable declared inside globally is called as an external static variable. It will have internal linkage in that file. Scope of such variables is with in the file and also persists its storage.</text:p>
      <text:p text:style-name="Standard"/>
      <text:p text:style-name="Standard"><text:span text:style-name="T7"><text:tab/><text:tab/></text:span><text:span text:style-name="T8">Ex : </text:span></text:p>
      <text:p text:style-name="P1"><text:tab/><text:tab/><text:tab/>static int a = 8; /* external static </text:p>
      <text:p text:style-name="P1"><text:tab/><text:tab/><text:tab/><text:tab/><text:tab/><text:tab/>scope : file</text:p>
      <text:p text:style-name="P1"><text:tab/><text:tab/><text:tab/><text:tab/><text:tab/><text:tab/>storage : till program exits</text:p>
      <text:p text:style-name="P1"><text:tab/><text:tab/><text:tab/><text:tab/><text:tab/><text:tab/>have internal linkage */</text:p>
      <text:p text:style-name="P1"><text:tab/><text:tab/><text:tab/>int main()</text:p>
      <text:p text:style-name="P1"><text:tab/><text:tab/><text:tab/>{</text:p>
      <text:p text:style-name="P1"><text:tab/><text:tab/><text:tab/><text:tab/>static int c = 9; <text:s/>/* internal static</text:p>
      <text:p text:style-name="P1"><text:tab/><text:tab/><text:tab/><text:tab/><text:tab/><text:tab/><text:tab/>scope : function</text:p>
      <text:p text:style-name="P1"><text:tab/><text:tab/><text:tab/><text:tab/><text:tab/><text:tab/><text:tab/>storage : till program exits </text:p>
      <text:p text:style-name="P1"><text:s text:c="8"/><text:tab/><text:tab/><text:tab/><text:tab/><text:tab/><text:tab/><text:tab/>will not have any linkage */ </text:p>
      <text:p text:style-name="P1"><text:tab/><text:tab/><text:tab/><text:tab/>{</text:p>
      <text:p text:style-name="P1"><text:tab/><text:tab/><text:tab/><text:tab/><text:tab/>static int c = 4; /* internal static</text:p>
      <text:p text:style-name="P1"><text:s text:c="2"/><text:tab/><text:tab/><text:tab/><text:tab/><text:tab/><text:tab/><text:tab/><text:tab/>scope : block</text:p>
      <text:p text:style-name="P1"><text:s/><text:tab/><text:tab/><text:tab/><text:tab/><text:tab/><text:tab/><text:tab/><text:tab/>storage : till the program exits</text:p>
      <text:p text:style-name="P1"><text:s/><text:tab/><text:tab/><text:tab/><text:tab/><text:tab/><text:tab/><text:tab/><text:tab/>will not have any linkage */</text:p>
      <text:p text:style-name="P1"><text:tab/><text:tab/><text:tab/><text:tab/>}</text:p>
      <text:p text:style-name="P1"><text:tab/><text:tab/><text:tab/>}</text:p>
      <text:p text:style-name="P9"/>
      <text:p text:style-name="P3">17.<text:tab/>difference between arrays and strings</text:p>
      <text:p text:style-name="P11"/>
      <text:p text:style-name="P62"><draw:frame text:anchor-type="paragraph" draw:z-index="0" draw:name="Table 1-Wrapper" draw:style-name="gr1" svg:width="19.04cm" svg:height="0.505cm" svg:x="0cm" svg:y="0cm"><draw:text-box><text:p/></draw:text-box></draw:frame><text:tab/><text:tab/><text:tab/></text:p>
      <text:p text:style-name="P9"/>
      <text:p text:style-name="P3"/>
      <text:p text:style-name="P3">Ex:</text:p>
      <text:p text:style-name="P1"><text:soft-page-break/><text:tab/>int main()</text:p>
      <text:p text:style-name="P1"><text:tab/>{</text:p>
      <text:p text:style-name="P1"><text:tab/><text:tab/>int a[4] = {1,2,3,4}; /*Size is specified as 4*/</text:p>
      <text:p text:style-name="P1"><text:tab/><text:tab/>char b[5] = {'a', 'b', 'c','d','\0'}; /*Null character is explicitly specified*/</text:p>
      <text:p text:style-name="P1"><text:tab/><text:tab/>char s[5] = "abcd"; /*Size is one more than the actual elements as null character Is</text:p>
      <text:p text:style-name="P1"><text:tab/><text:tab/><text:tab/><text:tab/>/*automatically appended to end*/</text:p>
      <text:p text:style-name="P1"><text:tab/>}</text:p>
      <text:p text:style-name="P9"/>
      <text:p text:style-name="P1"><text:tab/>In case of array of characters we need to explicitly specify the null character at the end to make it as</text:p>
      <text:p text:style-name="P1"><text:tab/>string.</text:p>
      <text:p text:style-name="P9"/>
      <text:p text:style-name="P1"><text:tab/>As in the example array can take any datatype (int, char in this case).</text:p>
      <text:p text:style-name="P9"/>
      <text:p text:style-name="P1"><text:tab/>String is stored only in the form of ascii values. Here ascii values of a, b, c, d and null character are</text:p>
      <text:p text:style-name="P1"><text:tab/>stored in s. But array can store integer values float and so on.</text:p>
      <text:p text:style-name="P9"/>
      <text:p text:style-name="Standard"/>
      <text:p text:style-name="Standard"/>
      <text:p text:style-name="P6"/>
      <text:list xml:id="list163435329210272" text:continue-list="list163435313671054" text:style-name="L1">
        <text:list-item text:start-value="18">
          <text:p text:style-name="P63">Is using exit() the same as using return? If yes or no give the appropriate reason?</text:p>
        </text:list-item>
      </text:list>
      <text:p text:style-name="P15"><text:span text:style-name="T7"><text:tab/></text:span><text:span text:style-name="T8">Ans.</text:span><text:span text:style-name="T7"> <text:tab/><text:tab/>No, It is not same. Because exit is a function is used to exit from the program but return is a statement used to return the control from the called function to the calling function. We can also call an exit handler function while exiting. This needs the registration of that handler and this can be done using atexit() function.</text:span></text:p>
      <text:p text:style-name="P5"><text:tab/><text:tab/>Only in our program's main function using exit is same as the return this is because after returning from the main function exit function is called and also exit handler functions if any registered.</text:p>
      <text:p text:style-name="P15"/>
      <text:p text:style-name="P4">19. Explain C memory <text:s/>layout with a diagram? </text:p>
      <text:p text:style-name="P8"/>
      <text:p text:style-name="P15"><text:span text:style-name="T8">Ans. <text:s text:c="2"/></text:span><text:span text:style-name="T7">C memory layout and explanation :</text:span></text:p>
      <text:p text:style-name="P5"><text:s text:c="51"/></text:p>
      <text:p text:style-name="P5"/>
      <text:p text:style-name="P5"/>
      <text:p text:style-name="P15"><text:span text:style-name="T8">1. Text Segment : </text:span><text:span text:style-name="T7">Contains The machine instruction that the CPU executes. Usually text segment become sharable so that only a single copy needs to be in memory for frequently executed the program Ex : Text editor, Compiler. Text segment is read only memory</text:span></text:p>
      <text:p text:style-name="P5"/>
      <text:p text:style-name="P15"/>
      <text:p text:style-name="P15"><text:span text:style-name="T8">2. Initialized Data Segment : </text:span><text:span text:style-name="T7">Simply called data segment contains variable that are initialized in the program</text:span></text:p>
      <text:p text:style-name="P15"/>
      <text:p text:style-name="P15"><text:span text:style-name="T8">3. Uninitialized Data segment : </text:span><text:span text:style-name="T7">Called BSS (Block Started by symbol)</text:span></text:p>
      <text:p text:style-name="P15"><text:soft-page-break/></text:p>
      <text:p text:style-name="P10"><text:span text:style-name="T10">4. Stack : </text:span><text:span text:style-name="T9">where automatic variables are stored, along with information that is saved each time a function is called. Each time a function is called, the address of where to return to and certain information about the caller's environment, such as some of the machine registers, are saved on the stack. The newly called function then allocates room on the stack for its automatic and temporary variables. This is how recursive functions in C can work. Each time a recursive function calls itself, a new stack frame is used, so one set of variables doesn't interfere with the variables from another instance of the function.</text:span></text:p>
      <text:p text:style-name="P5"/>
      <text:p text:style-name="P5"><text:span text:style-name="T2">5. Heap :</text:span> where dynamic memory allocation usually takes place. Historically, the heap has been located between the uninitialized data and the stack.</text:p>
      <text:p text:style-name="P4"/>
      <text:p text:style-name="P4">20. how recursive function works, keeping in mind about frame n stack pointer?</text:p>
      <text:p text:style-name="P15"><text:span text:style-name="T8">Ans :</text:span><text:span text:style-name="T7"> <text:s/>Recursive function works in this way :-</text:span></text:p>
      <text:p text:style-name="P10"/>
      <text:p text:style-name="P5"><text:s text:c="39"/>For each call of a subroutine (function) a Stack frame is created on the stack, Stack frame is an area on the stack where return address <text:s/>(address where control will be return after the completion of the function work ), the argument of the function, and function local variable store. Access of the local variable is done through the frame pointer. Each frame have a frame pointer. </text:p>
      <text:p text:style-name="P5"><text:tab/><text:tab/><text:tab/><text:tab/></text:p>
      <text:p text:style-name="P1"><text:tab/></text:p>
      <text:p text:style-name="Standard"/>
      <text:p text:style-name="Standard"><text:tab/><text:tab/><text:tab/><text:tab/><text:span text:style-name="T2">GROUP - 3</text:span></text:p>
      <text:p text:style-name="Standard"><text:tab/><text:tab/><text:tab/><text:tab/><text:tab/><text:tab/><text:tab/><text:tab/><text:tab/><text:tab/></text:p>
      <text:p text:style-name="P6">21. Explain the concept of function pointer with an example(call back function).</text:p>
      <text:p text:style-name="Standard"/>
      <text:p text:style-name="Standard">Ans. Function pointer: It is a pointer variable , which point to the address of a function.</text:p>
      <text:p text:style-name="Standard">Example : <text:tab/><text:tab/>int (*fptr)(int); <text:s/>/* FUNCTION POINTER DECLARATION */</text:p>
      <text:p text:style-name="Standard"/>
      <text:p text:style-name="Standard"><text:tab/><text:tab/><text:tab/>int fun () {<text:tab/> /* FUNCTION DEFINITION <text:s/>*/</text:p>
      <text:p text:style-name="Standard"><text:tab/><text:tab/><text:tab/><text:tab/>return 20;</text:p>
      <text:p text:style-name="Standard"><text:tab/><text:tab/><text:tab/>}</text:p>
      <text:p text:style-name="Standard"><text:tab/></text:p>
      <text:p text:style-name="Standard"><text:tab/><text:tab/><text:tab/>fptr = fun; /* ASSIGNING ADDRESS OF FUNCTION FUN <text:tab/>*/<text:tab/></text:p>
      <text:p text:style-name="Standard"><text:tab/><text:tab/><text:tab/></text:p>
      <text:p text:style-name="Standard"><text:tab/><text:tab/><text:tab/>fptr is a pointer to function fun ;</text:p>
      <text:p text:style-name="Standard"><text:tab/><text:tab/><text:tab/>we can call this function by using any of these methods.</text:p>
      <text:p text:style-name="Standard"><text:tab/><text:tab/><text:tab/>1&gt; fun();</text:p>
      <text:p text:style-name="Standard"><text:tab/><text:tab/><text:tab/>2&gt; (*fptr)();</text:p>
      <text:p text:style-name="Standard"><text:tab/><text:tab/><text:tab/>3&gt; (fptr)();</text:p>
      <text:p text:style-name="Standard"><text:tab/></text:p>
      <text:p text:style-name="Standard"><text:s text:c="2"/>Call back function: A callback is a reference to executable code, or a piece of executable code, that is passed as an argument to other code.</text:p>
      <text:p text:style-name="Standard"><text:soft-page-break/>Consider this case where we have passed address of a function as argument .</text:p>
      <text:p text:style-name="P6"/>
      <text:p text:style-name="P6">IN FILE 2:</text:p>
      <text:p text:style-name="Standard"/>
      <text:p text:style-name="Standard">/* Function pointer fptr stores the address of the function get_value*/</text:p>
      <text:p text:style-name="Standard">void fun(int *element, int (*fptr) )</text:p>
      <text:p text:style-name="Standard">{</text:p>
      <text:p text:style-name="Standard"><text:s text:c="3"/>*element = fptr();</text:p>
      <text:p text:style-name="Standard">}</text:p>
      <text:p text:style-name="Standard"/>
      <text:p text:style-name="Standard"/>
      <text:p text:style-name="Standard"/>
      <text:p text:style-name="P6">IN FILE 1:</text:p>
      <text:p text:style-name="Standard"><text:s/></text:p>
      <text:p text:style-name="Standard">/* Call the function get_value*/</text:p>
      <text:p text:style-name="Standard">int get_value(int)</text:p>
      <text:p text:style-name="Standard">{</text:p>
      <text:p text:style-name="Standard"><text:s text:c="4"/>return 1;</text:p>
      <text:p text:style-name="Standard">}</text:p>
      <text:p text:style-name="Standard"/>
      <text:p text:style-name="Standard"/>
      <text:p text:style-name="Standard"/>
      <text:p text:style-name="Standard">int main(void)</text:p>
      <text:p text:style-name="Standard">{</text:p>
      <text:p text:style-name="Standard"><text:s text:c="4"/>int element;</text:p>
      <text:p text:style-name="Standard"><text:s text:c="4"/>fun(&amp;element, <text:s/>get_value);</text:p>
      <text:p text:style-name="Standard">}</text:p>
      <text:p text:style-name="Standard"/>
      <text:p text:style-name="Standard"/>
      <text:p text:style-name="P6">22. Explain the difference between the structure and union?</text:p>
      <text:p text:style-name="Standard"/>
      <text:p text:style-name="Standard">Ans. STRUCTURE :</text:p>
      <text:p text:style-name="Standard"/>
      <text:p text:style-name="Standard"><text:tab/>It is user defined datatype which holds heterogeneous datatype and having </text:p>
      <text:p text:style-name="Standard"><text:tab/>keyword struct. </text:p>
      <text:p text:style-name="Standard"><text:tab/></text:p>
      <text:p text:style-name="Standard"><text:tab/>Here memory is allocated for all variables.</text:p>
      <text:p text:style-name="Standard"><text:tab/></text:p>
      <text:p text:style-name="Standard"><text:tab/>Each member have their own memory space. </text:p>
      <text:p text:style-name="Standard"><text:tab/></text:p>
      <text:p text:style-name="Standard"><text:tab/>All member of structure will be initialized .</text:p>
      <text:p text:style-name="Standard"><text:tab/></text:p>
      <text:p text:style-name="Standard"/>
      <text:p text:style-name="Standard"/>
      <text:p text:style-name="Standard"/>
      <text:p text:style-name="Standard"/>
      <text:p text:style-name="Standard"><text:tab/>Example :</text:p>
      <text:p text:style-name="Standard"><text:tab/><text:tab/><text:tab/>struct tag {</text:p>
      <text:p text:style-name="Standard"><text:soft-page-break/><text:tab/><text:tab/><text:tab/><text:tab/></text:p>
      <text:p text:style-name="Standard"><text:tab/><text:tab/><text:tab/><text:tab/>char c;</text:p>
      <text:p text:style-name="Standard"><text:tab/><text:tab/><text:tab/><text:tab/>int I;</text:p>
      <text:p text:style-name="Standard"><text:tab/><text:tab/><text:tab/><text:tab/>float f;</text:p>
      <text:p text:style-name="Standard"><text:tab/><text:tab/><text:tab/>};</text:p>
      <text:p text:style-name="Standard"><text:tab/><text:tab/><text:tab/>int main()</text:p>
      <text:p text:style-name="Standard"><text:tab/><text:tab/><text:tab/>{</text:p>
      <text:p text:style-name="Standard"><text:tab/><text:tab/><text:tab/><text:tab/>struct tag s_var = { 'a' <text:s/>, 1 , 1.4};</text:p>
      <text:p text:style-name="Standard"><text:tab/><text:tab/><text:tab/><text:tab/>printf(“%u “ , &amp;s_var);</text:p>
      <text:p text:style-name="Standard"><text:tab/><text:tab/><text:tab/><text:tab/>printf(“%u”, &amp;s_var.c);</text:p>
      <text:p text:style-name="Standard"><text:tab/><text:tab/><text:tab/><text:tab/>printf(“%u”,&amp;s_var.I);</text:p>
      <text:p text:style-name="Standard"><text:tab/><text:tab/><text:tab/><text:tab/>printf(“%u”,&amp;s_var.f);</text:p>
      <text:p text:style-name="Standard"><text:tab/><text:tab/><text:tab/>}</text:p>
      <text:p text:style-name="Standard"/>
      <text:p text:style-name="Standard">UNION :</text:p>
      <text:p text:style-name="Standard"><text:tab/><text:tab/>It is user defined datatype which holds heterogeneous datatype and <text:tab/><text:tab/>having keyword union.</text:p>
      <text:p text:style-name="Standard"/>
      <text:p text:style-name="Standard"><text:tab/><text:tab/>Memory allocated is equal to maximum memory required by <text:s text:c="3"/><text:tab/><text:tab/><text:tab/>member of union.</text:p>
      <text:p text:style-name="Standard"/>
      <text:list xml:id="list172425720992098" text:style-name="L2">
        <text:list-item text:start-value="1">
          <text:p text:style-name="P64">Memory is shared by all the members.</text:p>
        </text:list-item>
      </text:list>
      <text:p text:style-name="Standard"/>
      <text:p text:style-name="Standard">Only first member of union will be initialized .</text:p>
      <text:p text:style-name="Standard"/>
      <text:p text:style-name="Standard"><text:tab/><text:tab/><text:tab/>union tag {</text:p>
      <text:p text:style-name="Standard"><text:tab/><text:tab/><text:tab/><text:tab/>char c;</text:p>
      <text:p text:style-name="Standard"><text:tab/><text:tab/><text:tab/><text:tab/>int I;</text:p>
      <text:p text:style-name="Standard"><text:tab/><text:tab/><text:tab/><text:tab/>float f;</text:p>
      <text:p text:style-name="Standard"><text:tab/><text:tab/><text:tab/>};</text:p>
      <text:p text:style-name="Standard"><text:tab/><text:tab/><text:tab/>int main()</text:p>
      <text:p text:style-name="Standard"><text:tab/><text:tab/><text:tab/>{</text:p>
      <text:p text:style-name="Standard"><text:tab/><text:tab/><text:tab/><text:tab/>union tag s_var = { 'a'};</text:p>
      <text:p text:style-name="Standard"><text:tab/><text:tab/><text:tab/><text:tab/>printf(“%u “ , &amp;s_var);</text:p>
      <text:p text:style-name="Standard"><text:tab/><text:tab/><text:tab/><text:tab/>printf(“%u”, &amp;s_var.c);</text:p>
      <text:p text:style-name="Standard"><text:tab/><text:tab/><text:tab/><text:tab/>printf(“%u”,&amp;s_var.I);</text:p>
      <text:p text:style-name="Standard"><text:tab/><text:tab/><text:tab/><text:tab/>printf(“%u”,&amp;s_var.f);</text:p>
      <text:p text:style-name="Standard"><text:tab/><text:tab/><text:tab/>}</text:p>
      <text:p text:style-name="Standard"/>
      <text:p text:style-name="Standard"/>
      <text:p text:style-name="Standard"/>
      <text:p text:style-name="Standard"/>
      <text:p text:style-name="Standard"/>
      <text:p text:style-name="P6">23. How can I convert number to string.</text:p>
      <text:p text:style-name="Standard"/>
      <text:p text:style-name="Standard">#include &lt; stdio.h&gt;</text:p>
      <text:p text:style-name="Standard">#include&lt;stdlib.h&gt;</text:p>
      <text:p text:style-name="Standard"/>
      <text:p text:style-name="Standard"><text:soft-page-break/>char *my_itoa(int num)</text:p>
      <text:p text:style-name="Standard">{</text:p>
      <text:p text:style-name="Standard"><text:s text:c="8"/>int i = 0;<text:tab/><text:tab/><text:tab/><text:tab/>/* FOR ITERATION */<text:tab/></text:p>
      <text:p text:style-name="Standard"><text:s text:c="8"/>int div = 1;<text:tab/><text:tab/><text:tab/><text:tab/>/* TO STORE THE DIVIDEND */</text:p>
      <text:p text:style-name="Standard"><text:s text:c="8"/>int num_copy = num;</text:p>
      <text:p text:style-name="Standard"><text:s text:c="8"/>int digit = 0;<text:tab/><text:tab/><text:tab/><text:tab/>/* TO STORE THE EACH DIGIT */</text:p>
      <text:p text:style-name="Standard"><text:s text:c="8"/>int x = 0;</text:p>
      <text:p text:style-name="Standard"><text:s text:c="8"/>char *str_num = NULL;<text:tab/><text:tab/>/* POINT TO THE STRING FOR STRING */</text:p>
      <text:p text:style-name="Standard"/>
      <text:p text:style-name="Standard"><text:tab/>str_num = malloc(1);</text:p>
      <text:p text:style-name="Standard"><text:tab/>if( str_num == NULL) {</text:p>
      <text:p text:style-name="Standard"><text:tab/><text:tab/>printf("MEMORY CAN NOT BE CREATED\n");</text:p>
      <text:p text:style-name="Standard"><text:tab/><text:tab/>return NULL;</text:p>
      <text:p text:style-name="Standard"><text:tab/>}<text:tab/></text:p>
      <text:p text:style-name="Standard"><text:s text:c="8"/>if( num &lt; 0) {<text:tab/><text:tab/><text:tab/><text:tab/>/* IF IT IS A NEGATIVE NUMBER */</text:p>
      <text:p text:style-name="Standard"><text:s text:c="16"/>num = num * -1;</text:p>
      <text:p text:style-name="Standard"><text:s text:c="16"/>*(str_num + 0) = '-';</text:p>
      <text:p text:style-name="Standard"><text:s text:c="16"/>i = i + 1;</text:p>
      <text:p text:style-name="P9"/>
      <text:p text:style-name="Standard"><text:s text:c="8"/>}</text:p>
      <text:p text:style-name="Standard"><text:s text:c="8"/></text:p>
      <text:p text:style-name="Standard"><text:s text:c="16"/>while( num_copy / 10 ) {<text:tab/>/* TO KNOW THE LENGTH OF A NUMBER */</text:p>
      <text:p text:style-name="Standard"><text:s text:c="24"/>div = div * 10;</text:p>
      <text:p text:style-name="Standard"><text:s text:c="24"/>num_copy = num_copy / 10;</text:p>
      <text:p text:style-name="Standard"><text:s text:c="16"/>}</text:p>
      <text:p text:style-name="Standard"><text:s text:c="16"/>while(div != 0) {</text:p>
      <text:p text:style-name="Standard"><text:s text:c="24"/>x = num / div ;</text:p>
      <text:p text:style-name="Standard"><text:s text:c="24"/>digit = x % 10;<text:tab/><text:tab/>/* ACCESS EACH BIT FROM LEFT TO RIGHT */</text:p>
      <text:p text:style-name="Standard"><text:s text:c="24"/>if((str_num = realloc(str_num, i + 1))== NULL) {</text:p>
      <text:p text:style-name="Standard"><text:tab/><text:tab/><text:tab/><text:tab/>printf("MEMORY CAN NOT BE CREATED\n");</text:p>
      <text:p text:style-name="Standard"><text:tab/><text:tab/><text:tab/><text:tab/>return NULL;</text:p>
      <text:p text:style-name="Standard"><text:tab/><text:tab/><text:tab/>}</text:p>
      <text:p text:style-name="Standard"><text:s text:c="24"/>*(str_num + i ) = digit + 48 ;<text:tab/>/* STORE EACH DIGIT IN TO STRING */</text:p>
      <text:p text:style-name="Standard"><text:s text:c="24"/>i = i + 1;</text:p>
      <text:p text:style-name="Standard"><text:s text:c="24"/>div = div / 10;</text:p>
      <text:p text:style-name="Standard"><text:s text:c="16"/>}</text:p>
      <text:p text:style-name="Standard"><text:tab/><text:tab/></text:p>
      <text:p text:style-name="Standard"><text:s text:c="8"/>if((str_num = realloc(str_num, i ))== NULL) {</text:p>
      <text:p text:style-name="Standard"><text:tab/><text:tab/>printf("MEMORY CAN NOT BE CREATED\n");</text:p>
      <text:p text:style-name="Standard"><text:tab/><text:tab/>return NULL;</text:p>
      <text:p text:style-name="Standard"><text:tab/>}</text:p>
      <text:p text:style-name="Standard"><text:s text:c="8"/>*(str_num + i ) = '\0';</text:p>
      <text:p text:style-name="Standard"><text:tab/>return str_num;</text:p>
      <text:p text:style-name="Standard"><text:tab/></text:p>
      <text:p text:style-name="Standard">}</text:p>
      <text:p text:style-name="P9"/>
      <text:p text:style-name="P9"><text:soft-page-break/></text:p>
      <text:p text:style-name="P9"/>
      <text:p text:style-name="P9"/>
      <text:p text:style-name="P6"/>
      <text:p text:style-name="P6">Q.24. What is the benefit of using an enum rather than a #defined constant ?</text:p>
      <text:p text:style-name="P6"><text:tab/>Explain with an example .</text:p>
      <text:p text:style-name="Standard"/>
      <text:p text:style-name="Standard">Ans :</text:p>
      <text:p text:style-name="Standard">1&gt; <text:tab/>Enumerated constants are generated by the compiler automatically <text:s/>, but </text:p>
      <text:p text:style-name="Standard"><text:tab/>macros must be manually assigned values by the programmer. </text:p>
      <text:p text:style-name="Standard"><text:tab/></text:p>
      <text:p text:style-name="Standard">2&gt; <text:tab/>All #defined constants are global while enum obeys the scope rules .</text:p>
      <text:p text:style-name="Standard"/>
      <text:p text:style-name="Standard">3&gt; <text:tab/>Readability enhances by using enum than using macros .</text:p>
      <text:p text:style-name="Standard"/>
      <text:p text:style-name="Standard">4&gt; <text:tab/>Macro substituted at compile time(pre processing stage ) while enum is <text:tab/><text:tab/>processed at run time.</text:p>
      <text:p text:style-name="Standard"/>
      <text:p text:style-name="Standard"/>
      <text:p text:style-name="Standard"><text:tab/>Example :</text:p>
      <text:p text:style-name="Standard"><text:tab/><text:tab/><text:tab/>#define RED 1</text:p>
      <text:p text:style-name="Standard"><text:tab/><text:tab/><text:tab/>#define BLUE 2</text:p>
      <text:p text:style-name="Standard"><text:tab/></text:p>
      <text:p text:style-name="Standard"><text:tab/><text:tab/>enum colour {</text:p>
      <text:p text:style-name="Standard"><text:tab/><text:tab/><text:tab/><text:tab/><text:tab/>green,</text:p>
      <text:p text:style-name="Standard"><text:tab/><text:tab/><text:tab/><text:tab/><text:tab/>red,</text:p>
      <text:p text:style-name="Standard"><text:tab/><text:tab/><text:tab/><text:tab/><text:tab/>blue</text:p>
      <text:p text:style-name="Standard"><text:tab/><text:tab/><text:tab/><text:tab/>};</text:p>
      <text:p text:style-name="Standard"/>
      <text:p text:style-name="Standard">Here green is assigned default value of 0, red a value of 1, blue a value of 2;</text:p>
      <text:p text:style-name="Standard"><text:tab/><text:tab/><text:tab/></text:p>
      <text:p text:style-name="Standard"/>
      <text:p text:style-name="Standard"/>
      <text:p text:style-name="Standard"/>
      <text:p text:style-name="Standard"/>
      <text:p text:style-name="P6">Q. 25. What is <text:s/>preprocessor ? What will the preprocessor do for the program?</text:p>
      <text:p text:style-name="Standard"/>
      <text:p text:style-name="Standard">Ans : The preprocessor <text:s/>is a stage at which it modifies the program(extends the source code ) according to the preprocessor directives <text:s/>in your source code. </text:p>
      <text:p text:style-name="Standard"><text:tab/><text:tab/><text:tab/>The preprocessor provides different facilities : </text:p>
      <text:list xml:id="list172425674419512" text:style-name="L1">
        <text:list-item>
          <text:p text:style-name="P60">file inclusion : </text:p>
        </text:list-item>
      </text:list>
      <text:p text:style-name="Standard"><text:tab/><text:tab/><text:tab/><text:tab/><text:tab/><text:tab/>#include replace the current line with the </text:p>
      <text:p text:style-name="Standard"><text:tab/><text:tab/><text:tab/><text:tab/><text:tab/><text:tab/><text:tab/>contents</text:p>
      <text:list xml:id="list163435327369147" text:continue-numbering="true" text:style-name="L1">
        <text:list-item>
          <text:p text:style-name="P60">Strip comments :</text:p>
        </text:list-item>
      </text:list>
      <text:p text:style-name="Standard">It removes all the comments from the source code.</text:p>
      <text:list xml:id="list163436468921360" text:continue-numbering="true" text:style-name="L1">
        <text:list-item>
          <text:p text:style-name="P60">Macro Expansion :</text:p>
        </text:list-item>
      </text:list>
      <text:p text:style-name="Standard"><text:soft-page-break/><text:tab/><text:tab/><text:tab/><text:tab/><text:tab/><text:tab/>All the macro invocations are replaced with</text:p>
      <text:p text:style-name="Standard"><text:tab/><text:tab/><text:tab/><text:tab/><text:tab/><text:tab/>the text defined with the #define directives.</text:p>
      <text:list xml:id="list163436933779808" text:continue-numbering="true" text:style-name="L1">
        <text:list-item>
          <text:p text:style-name="P60">Conditional Compilation:<text:line-break/> Preprocessing directives , you can include or</text:p>
        </text:list-item>
      </text:list>
      <text:p text:style-name="Standard"><text:s text:c="49"/>exclude , parts of the the program according to </text:p>
      <text:p text:style-name="Standard"><text:tab/><text:tab/><text:tab/><text:tab/><text:tab/>the condition. </text:p>
      <text:p text:style-name="Standard"><text:tab/><text:tab/><text:tab/><text:tab/> <text:s text:c="12"/>#ifdef MAX</text:p>
      <text:p text:style-name="Standard"><text:tab/><text:tab/><text:tab/><text:tab/><text:tab/><text:tab/><text:tab/>printf(“hello”);</text:p>
      <text:p text:style-name="Standard"><text:tab/><text:tab/><text:tab/><text:tab/><text:tab/><text:tab/>#endif</text:p>
      <text:p text:style-name="Standard">5. # pragma directive</text:p>
      <text:p text:style-name="P6"/>
      <text:p text:style-name="P6">Q. 26 . Explain Stringizing operator with respect to preprocessor? </text:p>
      <text:p text:style-name="Standard"/>
      <text:p text:style-name="Standard">Ans : The stringizing operator is used to convert prameters passed to macro into </text:p>
      <text:p text:style-name="Standard"><text:tab/>strings .</text:p>
      <text:p text:style-name="Standard"/>
      <text:p text:style-name="Standard"><text:tab/>The symbol is “#” .</text:p>
      <text:p text:style-name="Standard"/>
      <text:p text:style-name="Standard"/>
      <text:p text:style-name="Standard"><text:tab/>The stringizing operator used with #define preprocessor directives taking a parameter <text:s/>.</text:p>
      <text:p text:style-name="Standard"/>
      <text:p text:style-name="Standard"><text:tab/>#define MAKE_STRING (x) <text:s/>#x</text:p>
      <text:p text:style-name="Standard"><text:tab/>1&gt;Will convert whatever is passed as parameter “x” into string</text:p>
      <text:p text:style-name="Standard"><text:tab/>2&gt;Leading and trailing white spaces are deleted.</text:p>
      <text:p text:style-name="Standard"/>
      <text:p text:style-name="Standard"/>
      <text:p text:style-name="Standard"><text:s/></text:p>
      <text:p text:style-name="Standard">Example :</text:p>
      <text:p text:style-name="Standard"><text:tab/><text:tab/></text:p>
      <text:p text:style-name="Standard"/>
      <text:p text:style-name="Standard"><text:tab/><text:tab/>#define MAKE_STRING(x) </text:p>
      <text:p text:style-name="Standard"><text:tab/><text:tab/>#define <text:s/>COMMA <text:tab/>, </text:p>
      <text:p text:style-name="Standard"><text:tab/><text:tab/>MAKE_STRING (shankar pankaj);</text:p>
      <text:p text:style-name="Standard"><text:tab/><text:tab/>0/p : “shankar pankaj”</text:p>
      <text:p text:style-name="Standard"><text:tab/><text:tab/>MAKE_STRING( <text:s/>shankar pankaj <text:s/>);</text:p>
      <text:p text:style-name="Standard"><text:tab/><text:tab/>o/p : “shankar pankaj”</text:p>
      <text:p text:style-name="Standard"><text:tab/><text:tab/>MAKE_STRING(shankar COMMA pankaj);</text:p>
      <text:p text:style-name="Standard"><text:tab/><text:tab/>o/p : “shankar COMMA pankaj”</text:p>
      <text:p text:style-name="Standard"/>
      <text:p text:style-name="Standard"/>
      <text:p text:style-name="Standard"/>
      <text:p text:style-name="Standard"/>
      <text:p text:style-name="Standard"/>
      <text:p text:style-name="P6">27. What is the benefit of using const for declaring constants?</text:p>
      <text:p text:style-name="P6">Explain with example.</text:p>
      <text:p text:style-name="Standard"/>
      <text:p text:style-name="Standard">Ans.As the name implies the value of the variable can not be changed using its <text:soft-page-break/>own name.</text:p>
      <text:p text:style-name="Standard">During the declaration of the variable we have to initialize it which can not be changed.</text:p>
      <text:p text:style-name="Standard"/>
      <text:p text:style-name="Standard">Example : int flag;</text:p>
      <text:p text:style-name="Standard"><text:s text:c="9"/>int *const ptr = &amp;flag;</text:p>
      <text:p text:style-name="Standard"><text:s text:c="5"/>Consider a situation where we have to take decision basing on the value of this flag to whom the ptr points.</text:p>
      <text:p text:style-name="Standard"><text:s text:c="5"/>so ptr should point always to flag &amp; no one else so that the task can pe properly done.</text:p>
      <text:p text:style-name="P9"/>
      <text:p text:style-name="P6">28. Can a variable be both const and volatile ? When should the volatile modifier be used.</text:p>
      <text:p text:style-name="Standard"/>
      <text:p text:style-name="Standard">Ans.Yes a variable can be const &amp; volatile.</text:p>
      <text:p text:style-name="Standard"/>
      <text:p text:style-name="Standard">consider the previous case where the flag variable is checked all the time so that basing on this we have to take the decision.</text:p>
      <text:p text:style-name="P9"/>
      <text:p text:style-name="Standard">int volatile * const ptr = &amp;flag;</text:p>
      <text:p text:style-name="Standard"/>
      <text:p text:style-name="Standard">As ptr is const so always it point to the flag variable.</text:p>
      <text:p text:style-name="Standard">*ptr which is equal to the variable flag is read all the time to know thw status.</text:p>
      <text:p text:style-name="Standard">If we will not take the value of flag volatile then the compiler will optimize &amp; will not read the status of flag all the time which leads to problem.</text:p>
      <text:p text:style-name="Standard">so using volatile to the value pointed by ptr we will tell the compiler that dont optimize the variable &amp; it should be written &amp; read all the time. </text:p>
      <text:p text:style-name="Standard"/>
      <text:p text:style-name="Standard"/>
      <text:p text:style-name="Standard"/>
      <text:p text:style-name="Standard"/>
      <text:p text:style-name="P6">Q.29. What is ADT <text:s text:c="2"/>in data structure ?</text:p>
      <text:p text:style-name="Standard"/>
      <text:p text:style-name="Standard">Ans : An abstract datatype is the way we look at a data structure focusing on what it does , and ignoring how it does the job.</text:p>
      <text:p text:style-name="Standard"><text:s text:c="17"/></text:p>
      <text:list xml:id="list172426143425523" text:style-name="L3">
        <text:list-item>
          <text:p text:style-name="P65">Example :</text:p>
        </text:list-item>
      </text:list>
      <text:p text:style-name="Standard"><text:tab/><text:tab/><text:tab/>stack &amp; queue : This <text:s/>can be implemented using an array or a </text:p>
      <text:p text:style-name="Standard"><text:tab/><text:tab/><text:tab/>linked list according to our requirements . </text:p>
      <text:p text:style-name="Standard">* As an implementor we should know how tho use it rather considering the design principle which is abstracted.</text:p>
      <text:p text:style-name="Standard"/>
      <text:p text:style-name="Standard"/>
      <text:p text:style-name="Standard"/>
      <text:p text:style-name="Standard"/>
      <text:p text:style-name="P6"/>
      <text:p text:style-name="P6">30. Difference between pointer to array and array of pointers with syntax?</text:p>
      <text:p text:style-name="Standard"><text:soft-page-break/></text:p>
      <text:p text:style-name="Standard">Ans. <text:tab/>POINTER TO ARRAY:</text:p>
      <text:p text:style-name="Standard"/>
      <text:list xml:id="list172425215369744" text:style-name="L2">
        <text:list-item text:start-value="1">
          <text:p text:style-name="P68">As the name implies it is a single pointer variable which holds the address of the array.</text:p>
        </text:list-item>
        <text:list-item>
          <text:p text:style-name="P68">Syntax:</text:p>
        </text:list-item>
      </text:list>
      <text:p text:style-name="P39"><text:tab/><text:tab/><text:tab/>&lt;type&gt; (*ptr_name) [SIZE];</text:p>
      <text:list xml:id="list163436646639109" text:continue-list="list172425215369744" text:style-name="L2">
        <text:list-item text:start-value="1">
          <text:p text:style-name="P68">ptr_name is a pointer to 1-D array of SIZE elements to type.</text:p>
        </text:list-item>
      </text:list>
      <text:p text:style-name="P39"/>
      <text:list xml:id="list163437248804704" text:continue-list="list163436646639109" text:style-name="L2">
        <text:list-item text:start-value="1">
          <text:p text:style-name="P68">As it is a pointer its <text:span text:style-name="T3">size will be the size of the word length of the machine(4 byte in 32 bit machine).</text:span></text:p>
        </text:list-item>
      </text:list>
      <text:p text:style-name="P39"/>
      <text:list xml:id="list163436931985127" text:continue-numbering="true" text:style-name="L2">
        <text:list-item>
          <text:p text:style-name="P68">int (*ptr)[20]: It is a pointer to an 1 D integer array of 20 elements.</text:p>
        </text:list-item>
      </text:list>
      <text:p text:style-name="P39"><text:tab/><text:tab/><text:tab/>ptr++- It goes to next 1 D array.</text:p>
      <text:p text:style-name="P39"/>
      <text:p text:style-name="P39"/>
      <text:p text:style-name="P39"/>
      <text:p text:style-name="P39"/>
      <text:p text:style-name="P39"/>
      <text:p text:style-name="P39">ARRAY OF POINTERS:</text:p>
      <text:p text:style-name="P39"/>
      <text:list xml:id="list163435974331359" text:continue-list="list163436931985127" text:style-name="L2">
        <text:list-item text:start-value="1">
          <text:p text:style-name="P68">It is a block of memory location which can store address of different variables.</text:p>
        </text:list-item>
        <text:list-item>
          <text:p text:style-name="P68">Syntax:</text:p>
        </text:list-item>
      </text:list>
      <text:p text:style-name="P39"><text:tab/><text:tab/><text:tab/>&lt;type&gt; *&lt;array_name&gt; [SIZE]<text:tab/></text:p>
      <text:p text:style-name="P39">array_name of size element long pointers of type.</text:p>
      <text:p text:style-name="P39"/>
      <text:p text:style-name="P39"/>
      <text:p text:style-name="P39"/>
      <text:list xml:id="list163436731593400" text:continue-list="list163435974331359" text:style-name="L2">
        <text:list-item text:start-value="1">
          <text:p text:style-name="P68">The total <text:span text:style-name="T3">size of the block will be SIZE * pointer size.</text:span></text:p>
        </text:list-item>
      </text:list>
      <text:p text:style-name="P40"/>
      <text:list xml:id="list163435626066899" text:continue-list="list163436731593400" text:style-name="L2">
        <text:list-item text:start-value="1">
          <text:p text:style-name="P68">int *ptr[20] - Array of 20 pointers which holds the address of 20 integers.</text:p>
        </text:list-item>
      </text:list>
      <text:p text:style-name="P39"/>
      <text:list xml:id="list163436602937309" text:continue-list="list163435626066899" text:style-name="L2">
        <text:list-item text:start-value="1">
          <text:p text:style-name="P68">As the name is constant pointer so we can't increment it.</text:p>
        </text:list-item>
      </text:list>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tab/><text:tab/><text:tab/><text:tab/><text:tab/><text:tab/>GROUP - 4</text:p>
      <text:p text:style-name="P39"/>
      <text:p text:style-name="P39"/>
      <text:p text:style-name="P6">Ques. 31 : Give real time technical example for Structure and Unions ?</text:p>
      <text:p text:style-name="Standard"><text:span text:style-name="T2">Ans. : </text:span><text:span text:style-name="T11">Structure</text:span><text:span text:style-name="T2">: </text:span>Compiler and Lexical Analyzer ,widely used with data structures</text:p>
      <text:p text:style-name="Standard"><text:span text:style-name="T2"><text:s text:c="10"/></text:span><text:span text:style-name="T11">Union</text:span><text:span text:style-name="T2">: </text:span>Unions are useful for application involving multiple members where values are not assigned to all the members at any one time.</text:p>
      <text:p text:style-name="Standard">Semaphore:mechanism for <text:s/>ensuring mutual exclusion among concurrent process accessing a shared resources.</text:p>
      <text:p text:style-name="Standard"/>
      <text:p text:style-name="P6">Ques. 32 : What is bit-fields, explain with an example ?</text:p>
      <text:p text:style-name="Standard"><text:span text:style-name="T2">Ans. :</text:span> A bit field is a set of adjacent bits with in a single implementation defined storage unit</text:p>
      <text:p text:style-name="Standard"><text:s text:c="11"/>call a word . </text:p>
      <text:p text:style-name="Standard"><text:s text:c="11"/>In order to set individual flags of device drives where it needed to <text:tab/>communicate with</text:p>
      <text:p text:style-name="Standard"><text:s text:c="11"/>operating system at low level .</text:p>
      <text:p text:style-name="Standard"><text:s text:c="12"/>int data;</text:p>
      <text:p text:style-name="Standard"><text:s text:c="11"/>struct {</text:p>
      <text:p text:style-name="Standard"><text:tab/>unsigned int ready: <text:s text:c="7"/>1;</text:p>
      <text:p text:style-name="Standard"><text:tab/>unsigned int enable: <text:s text:c="6"/>1; </text:p>
      <text:p text:style-name="Standard"><text:tab/>unsigned int received_Byte: 8;</text:p>
      <text:p text:style-name="Standard"><text:tab/>} receiver;</text:p>
      <text:p text:style-name="Standard"><text:tab/>data = receiver.received_Byte;</text:p>
      <text:p text:style-name="Standard"><text:tab/>receiver.ready = 0;</text:p>
      <text:p text:style-name="Standard"><text:soft-page-break/><text:tab/>receiver.enable = 1;</text:p>
      <text:p text:style-name="Standard"/>
      <text:p text:style-name="Standard"><text:tab/><text:tab/><text:tab/><text:tab/>9<text:tab/><text:tab/>2<text:tab/><text:tab/><text:tab/>1<text:tab/><text:tab/>0</text:p>
      <table:table table:name="Table1" table:style-name="Table1">
        <table:table-column table:style-name="Table1.A" table:number-columns-repeated="3"/>
        <table:table-column table:style-name="Table1.D"/>
        <table:table-row>
          <table:table-cell table:style-name="Table1.A1" office:value-type="string">
            <text:p text:style-name="P58"/>
          </table:table-cell>
          <table:table-cell table:style-name="Table1.A1" office:value-type="string">
            <text:p text:style-name="P58">received_byte</text:p>
          </table:table-cell>
          <table:table-cell table:style-name="Table1.A1" office:value-type="string">
            <text:p text:style-name="P58">Enable</text:p>
          </table:table-cell>
          <table:table-cell table:style-name="Table1.D1" office:value-type="string">
            <text:p text:style-name="P58">ready</text:p>
          </table:table-cell>
        </table:table-row>
      </table:table>
      <text:p text:style-name="Standard"/>
      <text:p text:style-name="Standard"/>
      <text:p text:style-name="Standard">Signal Set</text:p>
      <table:table table:name="SignalSet" table:style-name="SignalSet">
        <table:table-column table:style-name="SignalSet.A" table:number-columns-repeated="31"/>
        <table:table-column table:style-name="SignalSet.f"/>
        <table:table-row>
          <table:table-cell table:style-name="SignalSet.A1" office:value-type="string">
            <text:p text:style-name="P58">1</text:p>
          </table:table-cell>
          <table:table-cell table:style-name="SignalSet.A1" office:value-type="string">
            <text:p text:style-name="P58">0</text:p>
          </table:table-cell>
          <table:table-cell table:style-name="SignalSet.A1" office:value-type="string">
            <text:p text:style-name="P58">0</text:p>
          </table:table-cell>
          <table:table-cell table:style-name="SignalSet.A1" office:value-type="string">
            <text:p text:style-name="P58">1</text:p>
          </table:table-cell>
          <table:table-cell table:style-name="SignalSet.A1" office:value-type="string">
            <text:p text:style-name="P58">0</text:p>
          </table:table-cell>
          <table:table-cell table:style-name="SignalSet.A1" office:value-type="string">
            <text:p text:style-name="P58">0</text:p>
          </table:table-cell>
          <table:table-cell table:style-name="SignalSet.A1" office:value-type="string">
            <text:p text:style-name="P58">0</text:p>
          </table:table-cell>
          <table:table-cell table:style-name="SignalSet.A1" office:value-type="string">
            <text:p text:style-name="P58">1</text:p>
          </table:table-cell>
          <table:table-cell table:style-name="SignalSet.A1" office:value-type="string">
            <text:p text:style-name="P58">0</text:p>
          </table:table-cell>
          <table:table-cell table:style-name="SignalSet.A1" office:value-type="string">
            <text:p text:style-name="P58">0</text:p>
          </table:table-cell>
          <table:table-cell table:style-name="SignalSet.A1" office:value-type="string">
            <text:p text:style-name="P58">1</text:p>
          </table:table-cell>
          <table:table-cell table:style-name="SignalSet.A1" office:value-type="string">
            <text:p text:style-name="P58">1</text:p>
          </table:table-cell>
          <table:table-cell table:style-name="SignalSet.A1" office:value-type="string">
            <text:p text:style-name="P58">0</text:p>
          </table:table-cell>
          <table:table-cell table:style-name="SignalSet.A1" office:value-type="string">
            <text:p text:style-name="P58">0</text:p>
          </table:table-cell>
          <table:table-cell table:style-name="SignalSet.A1" office:value-type="string">
            <text:p text:style-name="P58">1</text:p>
          </table:table-cell>
          <table:table-cell table:style-name="SignalSet.A1" office:value-type="string">
            <text:p text:style-name="P58">0</text:p>
          </table:table-cell>
          <table:table-cell table:style-name="SignalSet.A1" office:value-type="string">
            <text:p text:style-name="P58">1</text:p>
          </table:table-cell>
          <table:table-cell table:style-name="SignalSet.A1" office:value-type="string">
            <text:p text:style-name="P58">1</text:p>
          </table:table-cell>
          <table:table-cell table:style-name="SignalSet.A1" office:value-type="string">
            <text:p text:style-name="P58">1</text:p>
          </table:table-cell>
          <table:table-cell table:style-name="SignalSet.A1" office:value-type="string">
            <text:p text:style-name="P58">1</text:p>
          </table:table-cell>
          <table:table-cell table:style-name="SignalSet.A1" office:value-type="string">
            <text:p text:style-name="P58">1</text:p>
          </table:table-cell>
          <table:table-cell table:style-name="SignalSet.A1" office:value-type="string">
            <text:p text:style-name="P58">0</text:p>
          </table:table-cell>
          <table:table-cell table:style-name="SignalSet.A1" office:value-type="string">
            <text:p text:style-name="P58">0</text:p>
          </table:table-cell>
          <table:table-cell table:style-name="SignalSet.A1" office:value-type="string">
            <text:p text:style-name="P58">0</text:p>
          </table:table-cell>
          <table:table-cell table:style-name="SignalSet.A1" office:value-type="string">
            <text:p text:style-name="P58">0</text:p>
          </table:table-cell>
          <table:table-cell table:style-name="SignalSet.A1" office:value-type="string">
            <text:p text:style-name="P58">0</text:p>
          </table:table-cell>
          <table:table-cell table:style-name="SignalSet.A1" office:value-type="string">
            <text:p text:style-name="P58">0</text:p>
          </table:table-cell>
          <table:table-cell table:style-name="SignalSet.A1" office:value-type="string">
            <text:p text:style-name="P58">1</text:p>
          </table:table-cell>
          <table:table-cell table:style-name="SignalSet.A1" office:value-type="string">
            <text:p text:style-name="P58">1</text:p>
          </table:table-cell>
          <table:table-cell table:style-name="SignalSet.A1" office:value-type="string">
            <text:p text:style-name="P58">1</text:p>
          </table:table-cell>
          <table:table-cell table:style-name="SignalSet.A1" office:value-type="string">
            <text:p text:style-name="P58">0</text:p>
          </table:table-cell>
          <table:table-cell table:style-name="SignalSet.f1" office:value-type="string">
            <text:p text:style-name="P58">1</text:p>
          </table:table-cell>
        </table:table-row>
      </table:table>
      <text:p text:style-name="Standard"><text:s/></text:p>
      <text:p text:style-name="Standard">each <text:s/>individual bit represents offset of different signal. </text:p>
      <text:p text:style-name="Standard"/>
      <text:p text:style-name="P6">Ques. 33: How to convert float to binary ?</text:p>
      <text:p text:style-name="Standard"><text:span text:style-name="T2">Ans. : </text:span><text:span text:style-name="T11">Floating point representation:</text:span></text:p>
      <text:p text:style-name="Standard"/>
      <text:p text:style-name="Standard"><text:tab/>According to IEEE-754 the floating point representation is done <text:s/>as</text:p>
      <text:p text:style-name="Standard"><text:tab/>follows:</text:p>
      <table:table table:name="Table3" table:style-name="Table3">
        <table:table-column table:style-name="Table3.A"/>
        <table:table-column table:style-name="Table3.B"/>
        <table:table-column table:style-name="Table3.C"/>
        <table:table-column table:style-name="Table3.A" table:number-columns-repeated="2"/>
        <table:table-column table:style-name="Table3.F"/>
        <table:table-column table:style-name="Table3.G"/>
        <table:table-column table:style-name="Table3.A" table:number-columns-repeated="16"/>
        <table:table-column table:style-name="Table3.X"/>
        <table:table-column table:style-name="Table3.Y"/>
        <table:table-column table:style-name="Table3.A" table:number-columns-repeated="2"/>
        <table:table-column table:style-name="Table3.b"/>
        <table:table-column table:style-name="Table3.c"/>
        <table:table-column table:style-name="Table3.A" table:number-columns-repeated="2"/>
        <table:table-column table:style-name="Table3.f"/>
        <table:table-row>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A1" office:value-type="string">
            <text:p text:style-name="P58"/>
          </table:table-cell>
          <table:table-cell table:style-name="Table3.f1" office:value-type="string">
            <text:p text:style-name="P58"/>
          </table:table-cell>
        </table:table-row>
      </table:table>
      <text:p text:style-name="Standard">Sign <text:s/>exponent(bias)<text:tab/><text:tab/><text:tab/>mantissa-23bits</text:p>
      <text:p text:style-name="Standard">1-bit<text:tab/><text:tab/>8bit</text:p>
      <text:p text:style-name="Standard"/>
      <text:p text:style-name="Standard"><text:s/>exponent are first added by a fixed bias ,the bias is chosen to be large enough </text:p>
      <text:p text:style-name="Standard">to convert every integer in range to positive integer(to store in binary).</text:p>
      <text:p text:style-name="Standard">Example :          -5.5834 * 10 (10)(pow)  </text:p>
      <text:p text:style-name="Standard"><text:tab/><text:tab/>= -1.625 * 2 (35)(pow)  </text:p>
      <text:p text:style-name="Standard"><text:tab/><text:tab/>= -1 (1)(pow) * 1.625 * 2(162 - 127)(pow)</text:p>
      <text:p text:style-name="Standard"/>
      <table:table table:name="Table4" table:style-name="Table4">
        <table:table-column table:style-name="Table4.A"/>
        <table:table-column table:style-name="Table4.B"/>
        <table:table-column table:style-name="Table4.C"/>
        <table:table-column table:style-name="Table4.D"/>
        <table:table-column table:style-name="Table4.E" table:number-columns-repeated="14"/>
        <table:table-column table:style-name="Table4.S"/>
        <table:table-column table:style-name="Table4.T"/>
        <table:table-column table:style-name="Table4.E" table:number-columns-repeated="11"/>
        <table:table-column table:style-name="Table4.f"/>
        <table:table-row>
          <table:table-cell table:style-name="Table4.A1" office:value-type="string">
            <text:p text:style-name="P58">1</text:p>
          </table:table-cell>
          <table:table-cell table:style-name="Table4.A1" office:value-type="string">
            <text:p text:style-name="P58">1</text:p>
          </table:table-cell>
          <table:table-cell table:style-name="Table4.A1" office:value-type="string">
            <text:p text:style-name="P58">0</text:p>
          </table:table-cell>
          <table:table-cell table:style-name="Table4.A1" office:value-type="string">
            <text:p text:style-name="P58">1</text:p>
          </table:table-cell>
          <table:table-cell table:style-name="Table4.A1" office:value-type="string">
            <text:p text:style-name="P58">0</text:p>
          </table:table-cell>
          <table:table-cell table:style-name="Table4.A1" office:value-type="string">
            <text:p text:style-name="P58">0</text:p>
          </table:table-cell>
          <table:table-cell table:style-name="Table4.A1" office:value-type="string">
            <text:p text:style-name="P58">0</text:p>
          </table:table-cell>
          <table:table-cell table:style-name="Table4.A1" office:value-type="string">
            <text:p text:style-name="P58">1</text:p>
          </table:table-cell>
          <table:table-cell table:style-name="Table4.A1" office:value-type="string">
            <text:p text:style-name="P58">0</text:p>
          </table:table-cell>
          <table:table-cell table:style-name="Table4.A1" office:value-type="string">
            <text:p text:style-name="P58">1</text:p>
          </table:table-cell>
          <table:table-cell table:style-name="Table4.A1" office:value-type="string">
            <text:p text:style-name="P58">0</text:p>
          </table:table-cell>
          <table:table-cell table:style-name="Table4.A1" office:value-type="string">
            <text:p text:style-name="P58">0</text:p>
          </table:table-cell>
          <table:table-cell table:style-name="Table4.A1" office:value-type="string">
            <text:p text:style-name="P58">0</text:p>
          </table:table-cell>
          <table:table-cell table:style-name="Table4.A1" office:value-type="string">
            <text:p text:style-name="P58">0</text:p>
          </table:table-cell>
          <table:table-cell table:style-name="Table4.A1" office:value-type="string">
            <text:p text:style-name="P58">1</text:p>
          </table:table-cell>
          <table:table-cell table:style-name="Table4.A1" office:value-type="string">
            <text:p text:style-name="P58">0</text:p>
          </table:table-cell>
          <table:table-cell table:style-name="Table4.A1" office:value-type="string">
            <text:p text:style-name="P58">1</text:p>
          </table:table-cell>
          <table:table-cell table:style-name="Table4.A1" office:value-type="string">
            <text:p text:style-name="P58">0</text:p>
          </table:table-cell>
          <table:table-cell table:style-name="Table4.A1" office:value-type="string">
            <text:p text:style-name="P58">0</text:p>
          </table:table-cell>
          <table:table-cell table:style-name="Table4.A1" office:value-type="string">
            <text:p text:style-name="P58">1</text:p>
          </table:table-cell>
          <table:table-cell table:style-name="Table4.A1" office:value-type="string">
            <text:p text:style-name="P58">0</text:p>
          </table:table-cell>
          <table:table-cell table:style-name="Table4.A1" office:value-type="string">
            <text:p text:style-name="P58">0</text:p>
          </table:table-cell>
          <table:table-cell table:style-name="Table4.A1" office:value-type="string">
            <text:p text:style-name="P58">0</text:p>
          </table:table-cell>
          <table:table-cell table:style-name="Table4.A1" office:value-type="string">
            <text:p text:style-name="P58">0</text:p>
          </table:table-cell>
          <table:table-cell table:style-name="Table4.A1" office:value-type="string">
            <text:p text:style-name="P58">0</text:p>
          </table:table-cell>
          <table:table-cell table:style-name="Table4.A1" office:value-type="string">
            <text:p text:style-name="P58">0</text:p>
          </table:table-cell>
          <table:table-cell table:style-name="Table4.A1" office:value-type="string">
            <text:p text:style-name="P58">0</text:p>
          </table:table-cell>
          <table:table-cell table:style-name="Table4.A1" office:value-type="string">
            <text:p text:style-name="P58">0</text:p>
          </table:table-cell>
          <table:table-cell table:style-name="Table4.A1" office:value-type="string">
            <text:p text:style-name="P58">0</text:p>
          </table:table-cell>
          <table:table-cell table:style-name="Table4.A1" office:value-type="string">
            <text:p text:style-name="P58">0</text:p>
          </table:table-cell>
          <table:table-cell table:style-name="Table4.A1" office:value-type="string">
            <text:p text:style-name="P58">0</text:p>
          </table:table-cell>
          <table:table-cell table:style-name="Table4.A1" office:value-type="string">
            <text:p text:style-name="P58">0</text:p>
          </table:table-cell>
        </table:table-row>
      </table:table>
      <text:p text:style-name="Standard"><text:span text:style-name="T2">Ques. 34 : When do you use register storage class specifier, explain with an <text:s text:c="8"/></text:span><text:s text:c="6"/><text:span text:style-name="T2">example?</text:span></text:p>
      <text:p text:style-name="Standard"><text:span text:style-name="T2">Ans : </text:span><text:span text:style-name="T11">Register Storage Class</text:span><text:span text:style-name="T2"> : </text:span>A program that uses register variables executes faster as compared to similar program without register variable because access to the register in CPU is faster than main memory.</text:p>
      <text:p text:style-name="Standard"><text:s text:c="8"/><text:span text:style-name="T2"><text:s/></text:span><text:span text:style-name="T11">When we go for Register storage class</text:span><text:span text:style-name="T2"> :</text:span> Simply to make the execution fast </text:p>
      <text:p text:style-name="Standard"><text:s text:c="9"/>and to utilize the microprocessor's register memory we use register </text:p>
      <text:p text:style-name="Standard"><text:s text:c="9"/>variable. In some situations like :</text:p>
      <text:list xml:id="list172426235969787" text:style-name="L1">
        <text:list-item>
          <text:p text:style-name="P60">for frequently used variable ,such as loop control variable.</text:p>
        </text:list-item>
      </text:list>
      <text:p text:style-name="Standard">2. If we need a local variable and nowhere in program need of that's address, on that situation we specifies that variable as register.</text:p>
      <text:p text:style-name="Standard">3. If you want to specify the storage class of formal argument then you can only use register storage class.</text:p>
      <text:p text:style-name="Standard"><text:s text:c="8"/>Limitations of that variable : If we specify as register to variable then that <text:s text:c="13"/></text:p>
      <text:p text:style-name="Standard">have some limitations like :</text:p>
      <text:p text:style-name="Standard">1. we can't declare that objects globally,</text:p>
      <text:p text:style-name="Standard">2. we can't apply &amp; operator on that object.</text:p>
      <text:p text:style-name="Standard"/>
      <text:p text:style-name="Standard"><text:soft-page-break/></text:p>
      <text:p text:style-name="Standard"/>
      <text:p text:style-name="P6">Ques. 35 : What is the difference between switch and if-else-if ladder. How it is <text:s text:c="3"/></text:p>
      <text:p text:style-name="P6"><text:s text:c="17"/>internally working ?</text:p>
      <text:p text:style-name="Standard"><text:span text:style-name="T2">Ans :</text:span> if-else-if ladder and switch both are the type of selection statement ,so choose one of</text:p>
      <text:p text:style-name="Standard">several control flows.</text:p>
      <text:p text:style-name="Standard"><text:span text:style-name="T11">Differences in both</text:span><text:span text:style-name="T2"> :</text:span></text:p>
      <text:p text:style-name="Standard">1. if-else-if ladder may use arithmetic and pointer both type of</text:p>
      <text:p text:style-name="Standard">expressions but in switch controlling expression must be of type arithmetic.</text:p>
      <text:p text:style-name="Standard">2. If-else-if ladder uses linear flow of control and control alters from where it expression result nonzero value after executing its sub statements but in switch case constant are the labels so control directly goes to that address.</text:p>
      <text:p text:style-name="Standard">3. In switch case controlling expression must be promoted to integral value but in if-else-if ladder it may be to any type.</text:p>
      <text:p text:style-name="Standard">4. Switch case constant uses 'break' jump statement to terminate the flow otherwise it executes statement until break statement or the end of switch's statements. But in if-else-if ladder no need of any jump statement if any one of sub statement executes then it comes out of ladder.</text:p>
      <text:p text:style-name="Standard">5. In if-else-if we use <text:s/>'else' to resolve ambiguity but in switch we use default label statements.</text:p>
      <text:p text:style-name="Standard"/>
      <text:p text:style-name="P6"/>
      <text:p text:style-name="P6"/>
      <text:p text:style-name="P6"/>
      <text:p text:style-name="P6"/>
      <text:p text:style-name="P6"/>
      <text:p text:style-name="P6"/>
      <text:p text:style-name="P6"/>
      <text:p text:style-name="P6"/>
      <text:p text:style-name="P6"/>
      <text:p text:style-name="P6"/>
      <text:p text:style-name="P6">Ques. 36 : Explain the difference between break and continue, with an example ?</text:p>
      <text:p text:style-name="P6">Ans. : <text:span text:style-name="T1">break and continue both are the type of jumped statement. These both statement does not expect any expression with it, means no need to give any expression with it.</text:span></text:p>
      <text:p text:style-name="Standard">Differences in break and continue : Both are different in the ways</text:p>
      <text:p text:style-name="Standard">1. Break statement may appear in an iteration statement or in switch statement but continue statement may appear in only iteration statement.</text:p>
      <text:p text:style-name="Standard">2. Break statement terminate the execution of the smallest enclosing such statement(Iteration <text:s/>or switch statements), but it skip the sub statements below itself (of iteration statements) and continues the iteration.</text:p>
      <text:p text:style-name="Standard">Example :</text:p>
      <text:p text:style-name="Standard">In Iteration statements:</text:p>
      <text:p text:style-name="Standard">do {</text:p>
      <text:p text:style-name="Standard">statement1;</text:p>
      <text:p text:style-name="Standard"><text:soft-page-break/>if (<text:span text:style-name="T3">condition_1</text:span>) {</text:p>
      <text:p text:style-name="Standard"><text:tab/>statement2;</text:p>
      <text:p text:style-name="Standard"><text:tab/>break;</text:p>
      <text:p text:style-name="Standard">} else {</text:p>
      <text:p text:style-name="Standard"><text:tab/>statement3;</text:p>
      <text:p text:style-name="Standard"><text:tab/>continue;</text:p>
      <text:p text:style-name="Standard">}</text:p>
      <text:p text:style-name="Standard">} while (<text:span text:style-name="T3">condition_2</text:span>);</text:p>
      <text:p text:style-name="Standard">explanation : in first iteration it will executes statement 1 then check condition_1 if it results some non zero value then- execute statement 2 and comes out of loop if condition_1 false then- it goes for else part run statement 3 and the check condition_2 if it is resulting nonzero value then loop will run again.</text:p>
      <text:p text:style-name="Standard">switch (<text:span text:style-name="T3">expression</text:span>) {</text:p>
      <text:p text:style-name="Standard"><text:tab/>case 'constant_1' :</text:p>
      <text:p text:style-name="Standard"><text:tab/><text:tab/><text:tab/><text:tab/>statement_1;</text:p>
      <text:p text:style-name="Standard"><text:tab/><text:tab/><text:tab/><text:tab/>break;</text:p>
      <text:p text:style-name="Standard"><text:tab/>case 'constant_2' :</text:p>
      <text:p text:style-name="Standard"><text:tab/><text:tab/><text:tab/><text:tab/>statement_2;</text:p>
      <text:p text:style-name="Standard"><text:tab/><text:tab/><text:tab/><text:tab/>break;</text:p>
      <text:p text:style-name="Standard"><text:tab/>default:</text:p>
      <text:p text:style-name="Standard"><text:tab/><text:tab/>statement_3;</text:p>
      <text:p text:style-name="Standard">}</text:p>
      <text:p text:style-name="Standard"/>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Ques. 37 : Explain the operators in c with precedence ?</text:p>
      <text:p text:style-name="P6">Ans. : Operators :</text:p>
      <text:p text:style-name="P6"><text:tab/></text:p>
      <table:table table:name="Table5" table:style-name="Table5">
        <table:table-column table:style-name="Table5.A"/>
        <table:table-column table:style-name="Table5.B"/>
        <table:table-row>
          <table:table-cell table:style-name="Table5.A1" office:value-type="string">
            <text:p text:style-name="P58"><text:s text:c="35"/>OPERATOR</text:p>
          </table:table-cell>
          <table:table-cell table:style-name="Table5.B1" office:value-type="string">
            <text:p text:style-name="P58">Associativity</text:p>
          </table:table-cell>
        </table:table-row>
        <table:table-row>
          <table:table-cell table:style-name="Table5.A2" office:value-type="string">
            <text:p text:style-name="P58">() <text:s/>[] <text:s/>-&gt; <text:s/>.</text:p>
          </table:table-cell>
          <table:table-cell table:style-name="Table5.B2" office:value-type="string">
            <text:p text:style-name="P58">L to R</text:p>
          </table:table-cell>
        </table:table-row>
        <table:table-row>
          <table:table-cell table:style-name="Table5.A2" office:value-type="string">
            <text:p text:style-name="P58">! <text:s/>~ <text:s/>++ <text:s/>-- + <text:s/>- <text:s/>*(type) sizeof <text:s/></text:p>
          </table:table-cell>
          <table:table-cell table:style-name="Table5.B2" office:value-type="string">
            <text:p text:style-name="P58">R to L</text:p>
          </table:table-cell>
        </table:table-row>
        <table:table-row>
          <table:table-cell table:style-name="Table5.A2" office:value-type="string">
            <text:p text:style-name="P58">* <text:s/>/ <text:s/>%</text:p>
          </table:table-cell>
          <table:table-cell table:style-name="Table5.B2" office:value-type="string">
            <text:p text:style-name="P58">L to R</text:p>
          </table:table-cell>
        </table:table-row>
        <table:table-row>
          <table:table-cell table:style-name="Table5.A2" office:value-type="string">
            <text:p text:style-name="P58">+ <text:s text:c="2"/>-</text:p>
          </table:table-cell>
          <table:table-cell table:style-name="Table5.B2" office:value-type="string">
            <text:p text:style-name="P58">L to R</text:p>
          </table:table-cell>
        </table:table-row>
        <table:table-row>
          <table:table-cell table:style-name="Table5.A2" office:value-type="string">
            <text:p text:style-name="P58">&lt;&lt; <text:s/>&gt;&gt;</text:p>
          </table:table-cell>
          <table:table-cell table:style-name="Table5.B2" office:value-type="string">
            <text:p text:style-name="P58">L to R</text:p>
          </table:table-cell>
        </table:table-row>
        <text:soft-page-break/>
        <table:table-row>
          <table:table-cell table:style-name="Table5.A2" office:value-type="string">
            <text:p text:style-name="P58">&lt; <text:s/>&lt;= <text:s/>&gt; <text:s/>&gt;=</text:p>
          </table:table-cell>
          <table:table-cell table:style-name="Table5.B2" office:value-type="string">
            <text:p text:style-name="P58">L to R</text:p>
          </table:table-cell>
        </table:table-row>
        <table:table-row>
          <table:table-cell table:style-name="Table5.A2" office:value-type="string">
            <text:p text:style-name="P58">== <text:s text:c="2"/>!=</text:p>
          </table:table-cell>
          <table:table-cell table:style-name="Table5.B2" office:value-type="string">
            <text:p text:style-name="P58">L to R</text:p>
          </table:table-cell>
        </table:table-row>
        <table:table-row>
          <table:table-cell table:style-name="Table5.A2" office:value-type="string">
            <text:p text:style-name="P58">&amp;</text:p>
          </table:table-cell>
          <table:table-cell table:style-name="Table5.B2" office:value-type="string">
            <text:p text:style-name="P58">L to R</text:p>
          </table:table-cell>
        </table:table-row>
        <table:table-row>
          <table:table-cell table:style-name="Table5.A2" office:value-type="string">
            <text:p text:style-name="P58">^</text:p>
          </table:table-cell>
          <table:table-cell table:style-name="Table5.B2" office:value-type="string">
            <text:p text:style-name="P58">L to R</text:p>
          </table:table-cell>
        </table:table-row>
        <table:table-row>
          <table:table-cell table:style-name="Table5.A2" office:value-type="string">
            <text:p text:style-name="P58">|</text:p>
          </table:table-cell>
          <table:table-cell table:style-name="Table5.B2" office:value-type="string">
            <text:p text:style-name="P58">L to R</text:p>
          </table:table-cell>
        </table:table-row>
        <table:table-row>
          <table:table-cell table:style-name="Table5.A2" office:value-type="string">
            <text:p text:style-name="P58">&amp;&amp;</text:p>
          </table:table-cell>
          <table:table-cell table:style-name="Table5.B2" office:value-type="string">
            <text:p text:style-name="P58">L to R</text:p>
          </table:table-cell>
        </table:table-row>
        <table:table-row>
          <table:table-cell table:style-name="Table5.A2" office:value-type="string">
            <text:p text:style-name="P58">||</text:p>
          </table:table-cell>
          <table:table-cell table:style-name="Table5.B2" office:value-type="string">
            <text:p text:style-name="P58">L to R</text:p>
          </table:table-cell>
        </table:table-row>
        <table:table-row>
          <table:table-cell table:style-name="Table5.A2" office:value-type="string">
            <text:p text:style-name="P58">? :</text:p>
          </table:table-cell>
          <table:table-cell table:style-name="Table5.B2" office:value-type="string">
            <text:p text:style-name="P58">R to L</text:p>
          </table:table-cell>
        </table:table-row>
        <table:table-row>
          <table:table-cell table:style-name="Table5.A2" office:value-type="string">
            <text:p text:style-name="P58">= += -= *= /= %= &amp;= ^= |= &lt;&lt;= &gt;&gt;= </text:p>
          </table:table-cell>
          <table:table-cell table:style-name="Table5.B2" office:value-type="string">
            <text:p text:style-name="P58">R to L</text:p>
          </table:table-cell>
        </table:table-row>
        <table:table-row>
          <table:table-cell table:style-name="Table5.A2" office:value-type="string">
            <text:p text:style-name="P58">,</text:p>
          </table:table-cell>
          <table:table-cell table:style-name="Table5.B2" office:value-type="string">
            <text:p text:style-name="P58">L to R</text:p>
          </table:table-cell>
        </table:table-row>
      </table:table>
      <text:p text:style-name="Standard"/>
      <text:p text:style-name="Standard"/>
      <text:p text:style-name="Standard"><text:tab/>. Assignment operator : =</text:p>
      <text:p text:style-name="Standard"><text:tab/>. Arithmetic operator : + - <text:s/>/ % *</text:p>
      <text:p text:style-name="Standard"><text:tab/>. Increment and Decrement operator : ++ —</text:p>
      <text:p text:style-name="Standard"><text:tab/>. Relational <text:s/>operator : &gt; &gt;= &lt; &lt;= ==</text:p>
      <text:p text:style-name="Standard"><text:tab/>. Logical operator : &amp;&amp; ||</text:p>
      <text:p text:style-name="Standard"><text:tab/>. Bitwise operator : &amp; | ^ ~</text:p>
      <text:p text:style-name="Standard"><text:tab/>. ? : operator</text:p>
      <text:p text:style-name="Standard"><text:tab/>. &amp; and *pointer operator</text:p>
      <text:p text:style-name="Standard"><text:tab/>. comma operator</text:p>
      <text:p text:style-name="Standard"><text:tab/>. Dot(.) and Arrow(-&gt;) operator</text:p>
      <text:p text:style-name="Standard"/>
      <text:p text:style-name="Standard">operators can be :</text:p>
      <text:p text:style-name="Standard"><text:tab/>. Unary operator - require one operand (++ — + -)</text:p>
      <text:p text:style-name="Standard"><text:tab/>. Binary operator - require two operand ( / * +)</text:p>
      <text:p text:style-name="Standard"><text:tab/>. Ternary operator - require three operand (? :)</text:p>
      <text:p text:style-name="Standard"/>
      <text:p text:style-name="Standard"/>
      <text:p text:style-name="Standard"/>
      <text:p text:style-name="P6"/>
      <text:p text:style-name="P6"/>
      <text:p text:style-name="P6"/>
      <text:p text:style-name="P6">Ques. 38 : what is self referential structure, give an example ?</text:p>
      <text:p text:style-name="Standard"><text:span text:style-name="T2">Ans. :</text:span> A structure which has member as a pointer to its structure variable.</text:p>
      <text:p text:style-name="Standard"><text:tab/>Example :</text:p>
      <text:p text:style-name="Standard"><text:tab/><text:tab/>struct tag {</text:p>
      <text:p text:style-name="Standard"><text:tab/><text:tab/><text:tab/>int a;</text:p>
      <text:p text:style-name="Standard"><text:tab/><text:tab/><text:tab/>struct tag *ptr;<text:tab/><text:tab/></text:p>
      <text:p text:style-name="Standard"><text:tab/><text:tab/>};</text:p>
      <text:p text:style-name="Standard"/>
      <text:p text:style-name="P6">Ques. 39 : What is the difference between char const *p and const char *p ?</text:p>
      <text:p text:style-name="Standard"><text:soft-page-break/><text:span text:style-name="T2">Ans. :</text:span> char const *ptr;</text:p>
      <text:p text:style-name="Standard"><text:tab/><text:tab/>ptr is a pointer that points to a constant variable.</text:p>
      <text:p text:style-name="Standard"><text:tab/><text:tab/>using pointer ,value of variable can't be changed</text:p>
      <text:p text:style-name="Standard"><text:tab/>. const char *ptr;</text:p>
      <text:p text:style-name="Standard"><text:tab/><text:tab/>same as - char const *ptr</text:p>
      <text:p text:style-name="Standard"><text:tab/>. char <text:s/>*const ptr;</text:p>
      <text:p text:style-name="Standard"><text:tab/><text:tab/>ptr is a constant pointer.</text:p>
      <text:p text:style-name="Standard"><text:tab/><text:tab/>value of the variable using pointer can be changed.</text:p>
      <text:p text:style-name="P6">Ques. 40 : What is typedef. How it is Different from #define ?</text:p>
      <text:p text:style-name="Standard"><text:span text:style-name="T2">Ans. :</text:span>#define is replacement which is handled during preprocessing stage.</text:p>
      <text:p text:style-name="Standard">Typedef is used to define a new name which is ignored during preprocessing.</text:p>
      <text:p text:style-name="Standard">Typedef is handled by <text:s/>the C compiler itself and is a an actual definition of a new type.It is used as a specifier because of syntax similarity with other data type.</text:p>
      <text:p text:style-name="Standard">Example:</text:p>
      <text:p text:style-name="Standard"><text:tab/><text:tab/>#define flaot <text:s/>flaot*</text:p>
      <text:p text:style-name="Standard"><text:tab/><text:tab/>typedef flaot * float;</text:p>
      <text:p text:style-name="Standard"><text:tab/><text:tab/></text:p>
      <text:p text:style-name="Standard"><text:tab/><text:tab/>in main function they <text:s/>declared like</text:p>
      <text:p text:style-name="Standard"><text:tab/></text:p>
      <text:p text:style-name="Standard"><text:tab/><text:tab/>float p1,p2,p3; <text:tab/><text:tab/>//for #define</text:p>
      <text:p text:style-name="Standard"><text:tab/><text:tab/>float ptr1,pt2,ptr3;<text:tab/>//for typedef</text:p>
      <text:p text:style-name="Standard"><text:tab/>then after replacement in macro and renaming by typedef</text:p>
      <text:p text:style-name="Standard">in case of #define:</text:p>
      <text:p text:style-name="Standard"><text:tab/><text:tab/>float *p1,p2,p3;</text:p>
      <text:p text:style-name="Standard">in case of typedef:</text:p>
      <text:p text:style-name="Standard"><text:tab/><text:tab/>float *ptr1;</text:p>
      <text:p text:style-name="Standard"><text:tab/><text:tab/>float *ptr2;</text:p>
      <text:p text:style-name="Standard"><text:tab/><text:tab/>float *ptr3;</text:p>
      <text:p text:style-name="P39"/>
      <text:p text:style-name="P39"><text:tab/><text:tab/><text:tab/><text:tab/><text:tab/>GROUP - 5</text:p>
      <text:p text:style-name="P16">(41)What is linking and loading. Explain in details.</text:p>
      <text:p text:style-name="P17"/>
      <text:p text:style-name="P17">Linking</text:p>
      <text:p text:style-name="P18">Linking is the process of collecting and combining various pieces of code and data into a single file that can be loaded (copied) into memory and executed. </text:p>
      <text:p text:style-name="P18"/>
      <text:p text:style-name="P18">Linking can be performed at compile time, when the source code is translated into machine code, at load time, when the program is loaded into memory and executed by the loader, and even at run time, by application programs.</text:p>
      <text:p text:style-name="P18"/>
      <text:p text:style-name="P18">On early computer systems, linking was performed manually. On modern systems, linking is performed automatically by programs called <text:span text:style-name="T2">linkers.</text:span></text:p>
      <text:p text:style-name="P18"><text:soft-page-break/></text:p>
      <text:p text:style-name="P18">To build the executable, the linker must perform two main task:-</text:p>
      <text:list xml:id="list172427307482539" text:style-name="L3">
        <text:list-item>
          <text:p text:style-name="P66">Symbol resolution</text:p>
        </text:list-item>
      </text:list>
      <text:p text:style-name="P18">Object files define and reference symbols. The purpose of symbol resolution is to associate each symbol reference with exactly one symbol definition.</text:p>
      <text:p text:style-name="P18"/>
      <text:list xml:id="list163435857538892" text:continue-numbering="true" text:style-name="L3">
        <text:list-item>
          <text:p text:style-name="P67"><text:s/><text:span text:style-name="T2">Relocation</text:span></text:p>
        </text:list-item>
      </text:list>
      <text:p text:style-name="P18">Compilers and assemblers generate code and data sections that start at address 0. The linker relocates these sections by associating a memory location with each symbol definition, and then modifying all of the references to those symbols so that they point to this memory location.</text:p>
      <text:p text:style-name="P18"/>
      <text:p text:style-name="P20"/>
      <text:p text:style-name="P20"/>
      <text:p text:style-name="P24">Loading</text:p>
      <text:p text:style-name="P20">Coping the loadable image into memory, connecting it with any other program already loaded and updating addresses as needed is called loading .</text:p>
      <text:p text:style-name="P20"/>
      <text:p text:style-name="P18"/>
      <text:p text:style-name="P41">In Unix, the loader is the handler for the system call execve().</text:p>
      <text:p text:style-name="P41">The Unix loader's tasks include:</text:p>
      <text:list xml:id="list172426512787003" text:style-name="L1">
        <text:list-item>
          <text:p text:style-name="P72">validation (permissions, memory requirements etc.); </text:p>
        </text:list-item>
        <text:list-item>
          <text:p text:style-name="P72">copying the program image from the disk into main memory; </text:p>
        </text:list-item>
        <text:list-item>
          <text:p text:style-name="P72">copying the command-line arguments on the stack; </text:p>
        </text:list-item>
        <text:list-item>
          <text:p text:style-name="P72">initializing registers (e.g., the stack pointer); </text:p>
        </text:list-item>
        <text:list-item>
          <text:p text:style-name="P72">jumping to the program entry point (_start). </text:p>
        </text:list-item>
      </text:list>
      <text:p text:style-name="P20"/>
      <text:p text:style-name="P20"/>
      <text:p text:style-name="P20"/>
      <text:p text:style-name="P20"/>
      <text:p text:style-name="P20"/>
      <text:p text:style-name="P25">(42)Explain the importance of loops, with different scenarios.</text:p>
      <text:p text:style-name="P23"/>
      <text:p text:style-name="P20">Loops are very important in any programming language, they allow us to reduce the number of lines in a code, making our code more readable and efficient.</text:p>
      <text:p text:style-name="P20"><text:soft-page-break/>One of the main uses of loops in programs is to carry out repetitive tasks.</text:p>
      <text:p text:style-name="P20">Many problem exist which cannot be solved without the looping construct.</text:p>
      <text:p text:style-name="P20"/>
      <text:p text:style-name="P19"/>
      <text:p text:style-name="P19"/>
      <text:p text:style-name="P19"/>
      <text:p text:style-name="P19"/>
      <text:p text:style-name="P25">(43)Explain the different variants of printf and scanf with prototype and examples.</text:p>
      <text:p text:style-name="P23"/>
      <text:p text:style-name="P20">The functions in the printf() family produce output according to a format, upon successful return, these functions return the number <text:s/>of <text:s/>characters <text:s/>printed.</text:p>
      <text:p text:style-name="P20"><text:tab/></text:p>
      <text:p text:style-name="P23"><text:span text:style-name="T12"><text:tab/>printf, fprintf, sprintf, snprintf, asprintf, dprintf </text:span><text:line-break/></text:p>
      <text:p text:style-name="P28"><text:tab/>printf()</text:p>
      <text:p text:style-name="P19"><text:span text:style-name="T12"><text:tab/>This </text:span><text:span text:style-name="T14">functions write output to stdout</text:span></text:p>
      <text:p text:style-name="P29"><text:span text:style-name="T12"><text:s/></text:span><text:span text:style-name="T15"><text:s text:c="4"/></text:span><text:span text:style-name="T17">int printf(const char * format, ...);</text:span></text:p>
      <text:p text:style-name="P29"/>
      <text:p text:style-name="P29"><text:span text:style-name="T15"><text:tab/></text:span><text:span text:style-name="T13">fprintf()</text:span></text:p>
      <text:p text:style-name="P27"><text:tab/>This function write output to the given output stream</text:p>
      <text:p text:style-name="P29"><text:s text:c="4"/><text:span text:style-name="T15"><text:s text:c="2"/></text:span><text:span text:style-name="T17">int fprintf(FILE * stream, const char * format, ...);</text:span></text:p>
      <text:p text:style-name="P26"/>
      <text:p text:style-name="P29"><text:span text:style-name="T15"><text:tab/></text:span><text:span text:style-name="T13">sprintf()</text:span><text:span text:style-name="T16"> </text:span><text:span text:style-name="T15"><text:s text:c="3"/></text:span></text:p>
      <text:p text:style-name="P29"><text:span text:style-name="T15"><text:tab/></text:span><text:span text:style-name="T12">write to the character string str</text:span></text:p>
      <text:p text:style-name="P29"><text:span text:style-name="T15"><text:s text:c="4"/></text:span><text:span text:style-name="T16"><text:s/></text:span><text:span text:style-name="T17">int sprintf(char * str, const char * format, ...);</text:span></text:p>
      <text:p text:style-name="P26"/>
      <text:p text:style-name="P29"><text:span text:style-name="T15"><text:s text:c="5"/></text:span><text:span text:style-name="T13">snprintf()</text:span></text:p>
      <text:p text:style-name="P27"><text:tab/>write to the character string str</text:p>
      <text:p text:style-name="P29"><text:span text:style-name="T15"><text:s text:c="4"/></text:span><text:span text:style-name="T17"><text:s/>int snprintf(char * str, size_t size, const char * format, ...);</text:span></text:p>
      <text:p text:style-name="P26"/>
      <text:p text:style-name="P29"><text:span text:style-name="T15"><text:s text:c="5"/></text:span><text:span text:style-name="T20">asprintf()</text:span></text:p>
      <text:p text:style-name="P29"><text:span text:style-name="T19"><text:tab/></text:span><text:span text:style-name="T15">dynamically allocate a new string with malloc.</text:span></text:p>
      <text:p text:style-name="P29"><text:span text:style-name="T15"><text:s text:c="3"/></text:span><text:span text:style-name="T17"><text:s text:c="2"/>int asprintf(char **ret, const char *format, ...);</text:span></text:p>
      <text:p text:style-name="P26"/>
      <text:p text:style-name="P29"><text:span text:style-name="T15"><text:s text:c="5"/></text:span><text:span text:style-name="T13">dprintf()</text:span></text:p>
      <text:p text:style-name="P29"><text:span text:style-name="T12"><text:tab/></text:span><text:span text:style-name="T15">This Function write output to the given file descriptor.</text:span></text:p>
      <text:p text:style-name="P43"><text:span text:style-name="T15"><text:s text:c="5"/></text:span><text:span text:style-name="T17">int dprintf(int fd, const char * format, ...);</text:span></text:p>
      <text:p text:style-name="P44"><text:tab/></text:p>
      <text:p text:style-name="P20"><text:soft-page-break/><text:tab/></text:p>
      <text:p text:style-name="P19"/>
      <text:p text:style-name="P19"/>
      <text:p text:style-name="P19"/>
      <text:p text:style-name="P27">The <text:s/>scanf() <text:s/>family <text:s/>of <text:s/>functions scans input according to format, these functions return the number of input items successfully matched and assigned.</text:p>
      <text:p text:style-name="P26"><text:tab/></text:p>
      <text:p text:style-name="P26"><text:tab/><text:span text:style-name="T12">scanf, fscanf, sscanf</text:span></text:p>
      <text:p text:style-name="P29"/>
      <text:p text:style-name="P29"/>
      <text:p text:style-name="P28"><text:tab/>scanf()</text:p>
      <text:p text:style-name="P29"><text:span text:style-name="T13"><text:tab/></text:span><text:span text:style-name="T15">This</text:span><text:span text:style-name="T12"> </text:span><text:span text:style-name="T15">function reads input from the standard input stream stdin</text:span></text:p>
      <text:p text:style-name="P29"><text:s text:c="5"/><text:span text:style-name="T18"><text:s/></text:span><text:span text:style-name="T17">int scanf(const char *format, ...);</text:span></text:p>
      <text:p text:style-name="P32"/>
      <text:p text:style-name="P29"><text:span text:style-name="T17"><text:s text:c="4"/></text:span><text:span text:style-name="T13"><text:s/>fscanf()</text:span></text:p>
      <text:p text:style-name="P29"><text:span text:style-name="T13"><text:tab/></text:span><text:span text:style-name="T15">This function reads input from the stream pointer stream</text:span></text:p>
      <text:p text:style-name="P32"><text:tab/>int fscanf(FILE *stream, const char *format, ...);</text:p>
      <text:p text:style-name="P32"/>
      <text:p text:style-name="P29"><text:span text:style-name="T17"><text:s text:c="5"/></text:span><text:span text:style-name="T13">sscanf()</text:span></text:p>
      <text:p text:style-name="P29"><text:span text:style-name="T13"><text:tab/></text:span><text:span text:style-name="T15">reads its input from the character string pointed to by s</text:span></text:p>
      <text:p text:style-name="P44"><text:s text:c="5"/>int sscanf(const char *s, const char *format, ...);</text:p>
      <text:p text:style-name="P34"/>
      <text:p text:style-name="P23"/>
      <text:p text:style-name="P20"/>
      <text:p text:style-name="P25">(44)What is structure padding? Explain #pragma and #error in details.</text:p>
      <text:p text:style-name="P23"/>
      <text:p text:style-name="P20">To align the data, it may be necessary to insert some meaningless bytes between the end of the last member and the start of the next, which is called structure padding.</text:p>
      <text:p text:style-name="P20"/>
      <text:p text:style-name="P20">Structure padding occurs because the members of a structure must appear at the correct byte boundary. This is more efficient at hardware level (needs less cpu cycle to read or write variables) and in some platforms this is mandatory. To achieve this, the compiler puts in padding so that the structure members appear in the correct location</text:p>
      <text:p text:style-name="P20"/>
      <text:p text:style-name="P20"/>
      <text:p text:style-name="P21">#pragma:-</text:p>
      <text:p text:style-name="P20">The #pragma preprocessor directive allows each compiler to <text:soft-page-break/>implement compiler-specific features that can be turned on and off with the #pragma statement.</text:p>
      <text:p text:style-name="P20"/>
      <text:p text:style-name="P20"/>
      <text:p text:style-name="P21">Preprocessor Error Directive (#error):-</text:p>
      <text:p text:style-name="P20">The #error macro allows you to make compilation fail and issue a statement that will appear in the list of compilation errors. It is most useful when combined with #if/#elif/#else to fail compilation if some condition is not true. </text:p>
      <text:p text:style-name="P20"/>
      <text:p text:style-name="P20">For example:</text:p>
      <text:p text:style-name="P33">#ifndef __unix__ // <text:span text:style-name="T21">__unix__ is typically defined when targetting Unix </text:span></text:p>
      <text:p text:style-name="P33">#error "Only Unix is supported"</text:p>
      <text:p text:style-name="P45">#endif</text:p>
      <text:p text:style-name="P20"/>
      <text:p text:style-name="P25"/>
      <text:p text:style-name="P25">(45)What is the Harm in using goto. </text:p>
      <text:p text:style-name="P27"><text:line-break/>1. lead to a very bad/unreadable/unstructrured/complicated code <text:line-break/>2. increase the complexity of debugging and analyzing the code </text:p>
      <text:p text:style-name="P27"/>
      <text:p text:style-name="P27"/>
      <text:p text:style-name="P27"/>
      <text:p text:style-name="P30">(46)What is inline function? How it is different from macros.</text:p>
      <text:p text:style-name="P27"/>
      <text:p text:style-name="P27">Inline function is a normal function preceded with a keyword inline. When a call is made to the inline function, the actual code is substituted or expanded in the function call statement in the program.</text:p>
      <text:p text:style-name="P27"/>
      <text:p text:style-name="P27">1) Inline functions are parsed by the compiler, whereas macros are expanded by the C++ preprocessor.</text:p>
      <text:p text:style-name="P29"/>
      <text:p text:style-name="P27">2) Macros does not return value, but inline function always return.</text:p>
      <text:p text:style-name="P29"/>
      <text:p text:style-name="P27">3) inline performed strict type checking but macros does <text:soft-page-break/>not perform type cheking.</text:p>
      <text:p text:style-name="P29"/>
      <text:p text:style-name="P27">4) Usage of macros is always replaced with actual code (i.e. they are always in lined) While its up to the compiler to decide whether to replace the inline function call to function code or keep it as function call.</text:p>
      <text:p text:style-name="P29"/>
      <text:p text:style-name="P29"/>
      <text:p text:style-name="P27">5) macros dont make the part of Code Segment, but inline functions are a part of code segment.</text:p>
      <text:p text:style-name="P27"/>
      <text:p text:style-name="P27"/>
      <text:p text:style-name="P27"/>
      <text:p text:style-name="P27"/>
      <text:p text:style-name="P47">(47)How variable argument lists works in c? Explain with an example.</text:p>
      <text:p text:style-name="P49"><text:s text:c="3"/></text:p>
      <text:p text:style-name="P48"><text:span text:style-name="T2"><text:s text:c="5"/></text:span>To declare a function that accepts any number of values (arguments), in place of the last argument should place an ellipsis </text:p>
      <text:p text:style-name="P20"><text:s text:c="2"/>(which looks like …), </text:p>
      <text:p text:style-name="P20"><text:s/>so for example in function – int addThemAll (int numargs,...) would tell the compiler the function should accept however many arguments that the programmer uses.</text:p>
      <text:p text:style-name="P50"><text:s text:c="2"/></text:p>
      <text:p text:style-name="P51"><text:s text:c="12"/>The macros used from stdarg.h to extract the values stored <text:s/>in the variable argument list</text:p>
      <text:list xml:id="list163435595989353" text:continue-numbering="true" text:style-name="L1">
        <text:list-item>
          <text:p text:style-name="P69"><text:span text:style-name="T2">va_arg</text:span> <text:s/>which initializes the list.</text:p>
        </text:list-item>
        <text:list-item>
          <text:p text:style-name="P69"><text:span text:style-name="T2">va_arg</text:span> <text:s/>which returns the next argument in the list.</text:p>
        </text:list-item>
      </text:list>
      <text:p text:style-name="P50"><text:s text:c="2"/>3. <text:s/><text:span text:style-name="T2"><text:s/>va_end</text:span> which cleans up the variable argument list.</text:p>
      <text:list xml:id="list163435976905920" text:continue-list="list163435595989353" text:style-name="L1">
        <text:list-item text:start-value="4">
          <text:p text:style-name="P70"><text:span text:style-name="T2">va_list</text:span> <text:s/>is a variable capable of storing a variable-length <text:s text:c="2"/>argument</text:p>
        </text:list-item>
      </text:list>
      <text:p text:style-name="P20"><text:s/></text:p>
      <text:p text:style-name="P22"><text:s text:c="3"/>EXAMPLE:</text:p>
      <text:p text:style-name="P22"><text:s text:c="5"/>#include &lt;stdio.h&gt;</text:p>
      <text:p text:style-name="P22"><text:s text:c="5"/>#include &lt;stdarg.h&gt;</text:p>
      <text:p text:style-name="P22"/>
      <text:p text:style-name="P22"><text:s text:c="4"/>int addThemAll(int numargs, …) </text:p>
      <text:p text:style-name="P22"><text:s text:c="4"/>{</text:p>
      <text:p text:style-name="P22"><text:s text:c="13"/>/* this function can accept a variable number of arguments */</text:p>
      <text:p text:style-name="P52"><text:s text:c="7"/>/* creats a pointer that will be used to point to the first element of the variable argument list */</text:p>
      <text:p text:style-name="P52"><text:s text:c="9"/></text:p>
      <text:p text:style-name="P52"><text:soft-page-break/><text:s text:c="8"/>va_list listpointer;</text:p>
      <text:p text:style-name="P52"><text:s text:c="9"/>int arg; </text:p>
      <text:p text:style-name="P52"><text:s text:c="11"/>/* make listpointer point to the first argument in the list */</text:p>
      <text:p text:style-name="P52"><text:s text:c="8"/>va_start(listpointer, numargs);</text:p>
      <text:p text:style-name="P52"><text:s/></text:p>
      <text:p text:style-name="P52"><text:s text:c="10"/>int sum = 0;</text:p>
      <text:p text:style-name="P52"><text:s text:c="10"/>for (int i= 0; i&lt; numargs; i++) {</text:p>
      <text:p text:style-name="P52"><text:s text:c="17"/></text:p>
      <text:p text:style-name="P52"><text:s text:c="11"/>/* get an argument from the va_list */</text:p>
      <text:p text:style-name="P52"><text:s text:c="10"/>arg = va_arg(listpointer, int);</text:p>
      <text:p text:style-name="P52"><text:s text:c="10"/>printf(“the %dth arg is %d\n”, I , arg);</text:p>
      <text:p text:style-name="P52"><text:s text:c="10"/>sum += arg;</text:p>
      <text:p text:style-name="P52"><text:s text:c="3"/>}</text:p>
      <text:p text:style-name="P52"><text:s text:c="4"/>/* cleans up the argument list by calling va_end(); */</text:p>
      <text:p text:style-name="P52"/>
      <text:p text:style-name="P52"><text:s text:c="4"/>va_end(listpointer);</text:p>
      <text:p text:style-name="P52"><text:s text:c="4"/>printf(“the total sum is %d\n”, sum);</text:p>
      <text:p text:style-name="P52"><text:s text:c="4"/>return sum;</text:p>
      <text:p text:style-name="P52">}</text:p>
      <text:p text:style-name="P52"/>
      <text:p text:style-name="P52">int main()</text:p>
      <text:p text:style-name="P52">{</text:p>
      <text:p text:style-name="P52"><text:s text:c="4"/>printf(“calling 'addThemAll(3, 104, 28, 46)';....\n”);</text:p>
      <text:p text:style-name="P52"><text:s text:c="4"/>addThemAll(3, 104, 28, 46);</text:p>
      <text:p text:style-name="P52"><text:s text:c="4"/>printf(“calling 'addThemAll(8, 1, 2, 3, 4, 5, 6, 7, 8)';....\n”);</text:p>
      <text:p text:style-name="P52"><text:s text:c="4"/>addThemAll(8, 1, 2, 3, 4, 5, 6, 7, 8);</text:p>
      <text:p text:style-name="P52">}</text:p>
      <text:p text:style-name="P52"/>
      <text:p text:style-name="P52"/>
      <text:p text:style-name="P52"/>
      <text:p text:style-name="P27"/>
      <text:p text:style-name="P53">(48 )Explain comma operator with example.</text:p>
      <text:p text:style-name="P54"/>
      <text:p text:style-name="P55">In c, the comma operator ( represented by the token , ) is a binary operator that evaluates its first operand and discards the result, and then evaluates the second operand and returns this value.</text:p>
      <text:p text:style-name="P55"/>
      <text:p text:style-name="P55">The comma operator separates expressions in a way analogous to how the semicolon terminates statements, and sequences of expressions are enclosed in parenthesis analogous to how sequences of statements are enclosed in braces: (a, b, c) is a <text:soft-page-break/>sequence of expressions separated by commas, which evaluates to the last expression c.</text:p>
      <text:p text:style-name="P55"/>
      <text:p text:style-name="P55">The comma operator has the lowest precedence of any c operator. In a combination of commas and semicolons , semicolons have lower precedence than commas, as semicolons separates statements but commas occur with in statements.</text:p>
      <text:p text:style-name="P55"/>
      <text:p text:style-name="P55">Examples:</text:p>
      <text:p text:style-name="P55">// comma acts separator in this line not as an operator </text:p>
      <text:list xml:id="list163436237287617" text:continue-numbering="true" text:style-name="L1">
        <text:list-item>
          <text:p text:style-name="P71">int a = 1, b = 2, c = 3, i ;</text:p>
        </text:list-item>
      </text:list>
      <text:p text:style-name="P55"><text:s/></text:p>
      <text:p text:style-name="P55">// stores b in to i.</text:p>
      <text:list xml:id="list163437353159326" text:continue-numbering="true" text:style-name="L1">
        <text:list-item>
          <text:p text:style-name="P71">i = (a, b); <text:s/></text:p>
        </text:list-item>
      </text:list>
      <text:p text:style-name="P55"/>
      <text:p text:style-name="P56">// stores a into i <text:s text:c="22"/></text:p>
      <text:list xml:id="list163436305072723" text:continue-numbering="true" text:style-name="L1">
        <text:list-item>
          <text:p text:style-name="P71">i = a, b; <text:s text:c="5"/></text:p>
        </text:list-item>
      </text:list>
      <text:p text:style-name="P55"/>
      <text:p text:style-name="P55"/>
      <text:p text:style-name="P55"/>
      <text:p text:style-name="P56">// increases a by 2, then stores a + b = 3 + 2 into i. <text:s text:c="20"/></text:p>
      <text:list xml:id="list163436896552328" text:continue-numbering="true" text:style-name="L1">
        <text:list-item>
          <text:p text:style-name="P71">i = (a += 2, a + b); <text:s text:c="4"/></text:p>
        </text:list-item>
      </text:list>
      <text:p text:style-name="P55"/>
      <text:p text:style-name="P56">// stores a into i <text:s text:c="3"/></text:p>
      <text:list xml:id="list163435664631079" text:continue-numbering="true" text:style-name="L1">
        <text:list-item>
          <text:p text:style-name="P71">I = a, b, c; <text:s text:c="22"/></text:p>
        </text:list-item>
      </text:list>
      <text:p text:style-name="P55"/>
      <text:p text:style-name="P57"><text:s text:c="2"/></text:p>
      <text:p text:style-name="P27"/>
      <text:p text:style-name="P35">49. What is packing and unpacking in C?</text:p>
      <text:p text:style-name="P27"/>
      <text:p text:style-name="P36">Packing :</text:p>
      <text:p text:style-name="P36">1. Packing is a method for which leads to override the compiler optimization.</text:p>
      <text:p text:style-name="P36">2. It lead to natural boundary alignment of one or more of the data</text:p>
      <text:p text:style-name="P36">elements contained in the structure.</text:p>
      <text:p text:style-name="P36">3. A "packed" structure will almost always have a smaller memory than its unpacked brother.</text:p>
      <text:p text:style-name="P36">4.This way you can access data within the packet directly by simply pointing the struct you want to the first byte of the packet. Ex:(TCP/IP packet form) .</text:p>
      <text:p text:style-name="P36"/>
      <text:p text:style-name="P36"><text:soft-page-break/></text:p>
      <text:p text:style-name="P36">How can we do packing:</text:p>
      <text:p text:style-name="P36">#pragma pack (2^n) </text:p>
      <text:p text:style-name="P36"/>
      <text:p text:style-name="P36">Unpacking :</text:p>
      <text:p text:style-name="P36">1.Its a complement of packing </text:p>
      <text:p text:style-name="P36">2.Alignment is done according to word length of the longest data type.</text:p>
      <text:p text:style-name="P36">3.Unpacking do the compiler optimization.</text:p>
      <text:p text:style-name="P36"/>
      <text:p text:style-name="P36"/>
      <text:p text:style-name="P36"/>
      <text:p text:style-name="P30"/>
      <text:p text:style-name="P30"/>
      <text:p text:style-name="P30">(50)Explain the assert() macro in c, with an example program</text:p>
      <text:p text:style-name="P30"/>
      <text:p text:style-name="P42">assert() macro defined in header file assert.h . When executed, if the expression is false (that is, compares equal to 0), assert() writes information about the call that failed and then calls abort(). The information it writes to stderr includes:</text:p>
      <text:list xml:id="list172426292227377" text:style-name="L3">
        <text:list-item>
          <text:p text:style-name="P73">the source filename (the predefined macro __FILE__) </text:p>
        </text:list-item>
        <text:list-item>
          <text:p text:style-name="P73">the source line number (the predefined macro __LINE__) </text:p>
        </text:list-item>
        <text:list-item>
          <text:p text:style-name="P73">the source function (the predefined identifier __func__) <text:s/></text:p>
        </text:list-item>
        <text:list-item>
          <text:p text:style-name="P74">the text of expression that evaluated to 0 </text:p>
        </text:list-item>
      </text:list>
      <text:p text:style-name="P31"/>
      <text:p text:style-name="P38"/>
      <text:p text:style-name="P38"/>
      <text:p text:style-name="P38">example:-</text:p>
      <text:p text:style-name="P38"/>
      <text:p text:style-name="P38">#include &lt;stdio.h&gt;</text:p>
      <text:p text:style-name="P37">#include &lt;assert.h&gt;</text:p>
      <text:p text:style-name="P37"><text:s/></text:p>
      <text:p text:style-name="P37">int test_assert ( int x )</text:p>
      <text:p text:style-name="P37">{</text:p>
      <text:p text:style-name="P37"><text:s text:c="3"/>assert( x &lt;= 4 );</text:p>
      <text:p text:style-name="P37"><text:s text:c="3"/>return x;</text:p>
      <text:p text:style-name="P37">}</text:p>
      <text:p text:style-name="P37"><text:s/></text:p>
      <text:p text:style-name="P37">int main ( void ) </text:p>
      <text:p text:style-name="P37">{</text:p>
      <text:p text:style-name="P37"><text:soft-page-break/><text:s text:c="2"/>int i;</text:p>
      <text:p text:style-name="P37"><text:s/></text:p>
      <text:p text:style-name="P37"><text:s text:c="4"/>for (i=0; i&lt;=9; i++){</text:p>
      <text:p text:style-name="P37"><text:s text:c="8"/>test_assert( i );</text:p>
      <text:p text:style-name="P37"><text:s text:c="8"/>printf("i = %i\n", i);</text:p>
      <text:p text:style-name="P37"><text:s text:c="4"/>}</text:p>
      <text:p text:style-name="P37"><text:s/></text:p>
      <text:p text:style-name="P37"><text:s text:c="2"/>return 0;</text:p>
      <text:p text:style-name="P46">}</text:p>
      <text:p text:style-name="P27"/>
      <text:p text:style-name="P27">Output:-</text:p>
      <text:p text:style-name="P37">i = 0</text:p>
      <text:p text:style-name="P37">i = 1</text:p>
      <text:p text:style-name="P37">i = 2</text:p>
      <text:p text:style-name="P37">i = 3</text:p>
      <text:p text:style-name="P37">i = 4</text:p>
      <text:p text:style-name="P37">assert: assert.c:6: test_assert: Assertion `x &lt;= 4' failed. Abo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face style:name="DejaVu Sans Mono" svg:font-family="'DejaVu Sans Mono'"/>
    <style:font-face style:name="DejaVu Sans Mono1" svg:font-family="'DejaVu Sans Mono1'"/>
    <style:font-face style:name="DejaVu Sans2" svg:font-family="'DejaVu Sans2'"/>
    <style:font-face style:name="DejaVu Serif1" svg:font-family="'DejaVu Serif1'"/>
    <style:font-face style:name="DejaVu Serif11" svg:font-family="'DejaVu Serif11'"/>
    <style:font-face style:name="DejaVu Serif2" svg:font-family="'DejaVu Serif2'"/>
    <style:font-face style:name="Liberation Serif1" svg:font-family="'Liberation Serif'"/>
    <style:font-face style:name="Samyak" svg:font-family="Samyak"/>
    <style:font-face style:name="Sans Serif" svg:font-family="'Sans Serif'"/>
    <style:font-face style:name="Liberation Serif" svg:font-family="'Liberation Serif'" style:font-family-generic="roman"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hyphenation-ladder-count="no-limit" fo:text-indent="0cm" style:auto-text-indent="false" fo:background-color="transparent" style:writing-mode="lr-tb">
        <style:tab-stops/>
        <style:background-image/>
      </style:paragraph-properties>
      <style:text-properties fo:font-variant="normal" fo:text-transform="none" fo:color="#000000" style:text-line-through-style="none" style:text-line-through-type="none" style:text-position="0% 100%" style:font-name="DejaVu Serif1" fo:font-family="'DejaVu Serif1'" fo:font-size="12pt" fo:language="en" fo:country="US" fo:font-style="normal" fo:text-shadow="none" style:text-underline-style="none" fo:font-weight="normal" style:text-underline-mode="continuous" style:text-overline-mode="continuous" style:text-line-through-mode="continuous" fo:background-color="transparen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fo:font-size="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class="list">
      <style:paragraph-properties fo:margin-top="0cm" fo:margin-bottom="0.212cm" style:contextual-spacing="false"/>
    </style:style>
    <style:style style:name="Caption" style:family="paragraph" style:parent-style-name="Standard" style:class="extra">
      <style:paragraph-properties fo:margin-top="0.212cm" fo:margin-bottom="0.212cm" style:contextual-spacing="false"/>
      <style:text-properties fo:font-style="italic"/>
    </style:style>
    <style:style style:name="Heading_20_3" style:display-name="Heading 3" style:family="paragraph" style:parent-style-name="Standard" style:next-style-name="Text_20_body" style:default-outline-level="3" style:class="text">
      <style:paragraph-properties fo:margin-top="0.423cm" fo:margin-bottom="0.212cm" style:contextual-spacing="false" fo:keep-with-next="always"/>
      <style:text-properties style:font-name="DejaVu Sans" fo:font-family="'DejaVu Sans'" fo:font-size="14pt" fo:font-weight="bold"/>
    </style:style>
    <style:style style:name="Frame_20_contents" style:display-name="Frame contents" style:family="paragraph" style:parent-style-name="Standard" style:class="extra">
      <style:paragraph-properties fo:margin-top="0cm" fo:margin-bottom="0.212cm" style:contextual-spacing="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rame" style:family="graphic">
      <style:graphic-properties fo:background-color="transparent" style:background-transparency="100%" fo:padding="0cm" fo:border="0.99pt solid #0000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none" fo:padding="0cm" style:writing-mode="lr-tb" style:footnote-max-height="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jashaswi biswal</meta:initial-creator>
    <meta:editing-cycles>10</meta:editing-cycles>
    <meta:creation-date>2013-01-06T21:26:02</meta:creation-date>
    <dc:date>2013-07-23T18:23:57</dc:date>
    <dc:creator>jashaswi biswal</dc:creator>
    <meta:document-statistic meta:table-count="6" meta:image-count="0" meta:object-count="0" meta:page-count="41" meta:paragraph-count="1242" meta:word-count="8615" meta:character-count="50198" meta:non-whitespace-character-count="40078"/>
  </office:meta>
</office:document-meta>
</file>